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Kaku Gothic ProN" svg:font-family="Hiragino Kaku Gothic ProN"/>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2"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李念淨   |  2018.10.31 13:13   |   <text:a xlink:type="simple" xlink:href="http://palinfo.habago.org/Entry?Command=Information_PrintForum&amp;iPage=49#FORUM37038"><text:span text:style-name="T1">#</text:span></text:a></text:p>
      <text:p text:style-name="P2"><text:line-break/>高雄》英籍富商參加反併吞遊行挺其邁 被陳支持者打斷牙 <text:line-break/><text:line-break/>https://www.chinatimes.com/realtimenews/20181030002417-260407 <text:line-break/><text:line-break/>來源：2018年10月30日 中時 周毓翔 <text:line-break/><text:line-break/>民進黨在10月20日舉行反併吞遊行替民進黨高雄市長參選人陳其邁造勢，華裔英國籍富商 <text:line-break/>萬東平好奇台灣選舉文化，參加遊行活動想與陳其邁合照，沒想到只不過在另一名高雄市 <text:line-break/>長參選人璩美鳳鬧場時，多說了一句「不要再打了」，就被其他支持者包圍還打斷1顆牙 <text:line-break/>。他控訴處理他案件的派出所副所長劈頭就懷疑他是國民黨跟璩美鳳派來的。 <text:line-break/><text:line-break/>萬東平是華裔英國人，因為官司的緣故暫時被困在台灣，沒有身分證健保卡甚至沒有收入 <text:line-break/>，媒體曾報導他為此淪落到在公園住宿，近期受到熱心民眾援助才比較好過生活。他說， <text:line-break/>他對台灣選舉文化相當好奇，英國沒有這樣的造勢，他從網路、文宣上得知陳其邁要拍照 <text:line-break/>，他對陳其邁與陳致中特別有興趣，想去參加活動，並與陳其邁拍照。 <text:line-break/><text:line-break/>萬東平描述當天狀況，他一開始參加遊行就想找陳其邁拍照，但工作人員解釋當天人數較 <text:line-break/>多，怕搶拍照造成混亂，婉拒他要求。但他也因此可以站在陳其邁附近陪他一起遊行。後 <text:line-break/>來璩美鳳出現，攔路陳情，結果被陳其邁支持者攻擊並架開。 <text:line-break/><text:line-break/>萬東平說，他根本不認識璩美鳳，他只是覺得不能一群人打一個女生，他先向附近的陳其 <text:line-break/>邁說「快叫他們停下來！」陳其邁看了一下他，然後掉頭過去，萬東平想說上前制止，怕 <text:line-break/>支持者把璩美鳳打死，結果被當成璩美鳳的人，被打到地上，他去驗傷後，醫生判定顏面 <text:line-break/>多處挫傷、擦傷，胸部、背部及左膝挫傷，右上門牙缺損一顆，他也說當下有耳鳴。 <text:line-break/><text:line-break/>萬東平還說，自己還在慌亂中抓下一人的衣袖，後來被打暈在地上，醒來時警察詢問是否 <text:line-break/>要報案，後來才靠著衣袖循線逮到一名陳姓男子。不過萬東平也說，在派出所時，被副所 <text:line-break/>長劈頭就問是不是國民黨派來的？他說自己才不是什麼國民黨還民進黨，副所長追問「是 <text:line-break/>不是璩美鳳派來的？」萬東平反問「璩美鳳是誰？」 <text:line-break/><text:line-break/>萬東平指出，自己是天安門事件後移居海外的華僑，後來只有幾度回台參觀以及看女兒， <text:line-break/>根本不認識什麼璩美鳳，他不僅不是高雄人，甚至也沒有中華民國籍，選舉結果是怎樣他 <text:line-break/>根本不在乎，他只是想看看台灣的選舉，想跟陳其邁合照，回去可以跟英國的朋友炫耀， <text:line-break/>沒想到卻遇上這樣的事。 </text:p>
      <text:p text:style-name="P1">陳真   |  2018.10.31 11:00   |   <text:a xlink:type="simple" xlink:href="http://palinfo.habago.org/Entry?Command=Information_PrintForum&amp;iPage=49#FORUM37037"><text:span text:style-name="T1">#</text:span></text:a></text:p>
      <text:p text:style-name="P3">金庸大我40歲，但在入學的輩份上，卻是我在劍橋的 "學弟"。在他入學前一年(2005)，劍橋文學院頒給他一個榮譽博士，記得起因好像是劍橋的校長還是誰看了 "鹿鼎記"，驚為天人。不但頒給榮譽學位，而且還在金庸後來就讀的 St John's (聖約翰)學院裏頭立了個 "金庸碑"： <text:line-break/><text:line-break/>https://goo.gl/z6abES <text:line-break/><text:line-break/>石碑正面用中文寫著："花香書香繾綣學院道，槳聲歌聲宛轉嘆息橋。學生金庸書"。後面刻著："槳聲書香，劍河風光"。 <text:line-break/><text:line-break/>嘆息橋是劍橋大學聖約翰學院後面的一座橋，有些人常開玩笑說，考試過後，很多學生就會跑來這邊嘆息。其實，嘆息橋的典故是這樣，它乃是仿照義大利威尼斯的一座著名橋樑，該橋的兩端連接法院與監獄刑場，當死囚通過此橋時，經常是行刑的前一刻，感嘆行將結束的人生而得名。 <text:line-break/><text:line-break/>文學或藝術這東西就像個獨裁者，奉行絕對主義，你認定了誰就是誰，沒有妥協餘地。在我的絕對世界觀裏，什麼魔戒，什麼哈利波特，我真是一秒鐘也看不下去，非常乏味而缺乏想像力。但是，這些劣級品卻橫行全世界，並不是因為它寫得很棒，而是因為西方世界掌握了話語權。 <text:line-break/><text:line-break/>倘若有一天，中國強大到足以定義美醜好壞，中文興盛，到處可通，那麼，中文世界裏頭早已盛行千百年的文字與思想，肯定將覆蓋全世界。金庸就是其一。哪怕是一千年、兩千年，金庸小說肯定都還會繼續流傳，人們永遠會記得楊過、令狐沖、韋小寶。 <text:line-break/><text:line-break/>維根斯坦生平很少誇讚書本或作者，但他有一陣子卻逢人就推薦一本書，英文書名叫做 "Monkey"，對之讚不絕口。monkey就是猴子。知道這本 "猴子" 是什麼嗎？就是明朝吳承恩寫的 "西遊記"。我還曾經特定跑到劍橋圖書館找出這本"Monkey"，因為我很想摸摸維根斯坦曾經摸過的東西，踏上他所曾經踏過的每個腳步。 <text:line-break/><text:line-break/>薄薄一本 "Monkey"，等於是八十多萬字的 "西遊記" 濃縮成百分之一的幼兒版，而且翻譯得很粗糙。即便是這樣一種版本，維根斯坦依然讚不絕口，稱讚它啟發了很多有關 "人" 的問題。倘若維根斯坦有能力閱讀中文，讀了西遊記原文，豈不是要佩服得五體投地？ <text:line-break/><text:line-break/>李敖曾感嘆 "我因台灣而小"，好好一個大將之才卻屈居小島，於是也就跟著縮小了尺寸。相較於西方之強大，中文世界也一樣，一切人事物都因中文而小，消失在世人面前，直到也許有一天，中國強大了，中文興盛了，這一切人事物或許才有可能獲得它應有的評價。 <text:line-break/><text:line-break/>我應該看不見這一天的到來，但我希望它能成真。我這願望並非出於民族情懷，而是出於這樣一種虔誠的信念，我相信：就像面對 "最後的審判" 那樣，一切人事物理應回到它應有的美學位置上。 <text:line-break/><text:line-break/>陳真 2018.10.31. <text:line-break/><text:line-break/>================ <text:line-break/>射雕英雄傳英文版熱賣 英國出版人：西方早該注意金庸 <text:line-break/><text:line-break/>2018-09-27 <text:line-break/><text:line-break/>聯合報 記者林庭瑤╱即時報導 <text:line-break/><text:line-break/><text:line-break/>英譯本第一卷「射雕英雄傳：英雄誕生」（A Hero Born: Legends of the Condor Heroes）（澎湃新聞網） <text:line-break/><text:line-break/>「我認為沒有所謂的『閱讀新浪潮』，因為無論哪個時代，一直都有小的波紋不斷產生，形成一片此起彼伏、永不停歇的波浪。而閱讀應該就是這種此起彼伏的波浪。」克里斯托弗•麥克洛霍斯（Christopher MacLehose）說。<text:line-break/>澎湃新聞網報導，「2018成都國際書店論壇」9月開幕首日，對於今年的論壇主題「閱讀，新浪潮」，這位年近八旬的英國泰斗級出版人發表如上的觀點。麥克洛霍斯出身於蘇格蘭的一個出版世家，包括父親在內的八代人都是出版商，而他自己也從事出版工作50多年，並在2008年創辦自己的出版社，親歷西方出版業數十載以來的變遷。 <text:line-break/><text:line-break/>對於在出版業的風浪中沉浮半個世紀的麥克洛霍斯來說，這股「新浪潮」只是出版業波浪中一簇小小的浪花。實際上，他也曾是時代的弄潮兒。多年來，他致力於將外國文學作品引入英文世界，翻譯出版了超過34種語言，打破了國界和語言之間的壁壘，打造了一個面向全人類的廣闊的文化宇宙；他捧紅了瑞典作家斯蒂格•拉爾森的「龍紋身的女孩」。 <text:line-break/><text:line-break/>深受中國讀者熟悉和喜愛的作家金庸，也加入了麥克洛霍斯的文化宇宙。今年年初，麥克洛霍斯出版社面向全球發行了金庸的「射雕英雄傳」英文版第一卷，此後也將陸續推出全部的「射雕三部曲」（包括「神雕俠侶」和「倚天屠龍記」），每部4卷，共12卷。 <text:line-break/><text:line-break/>金庸講故事的方式令我著迷 <text:line-break/>英國出版人克里斯托弗•麥克洛霍斯（Christopher MacLehose）。... <text:line-break/>英國出版人克里斯托弗•麥克洛霍斯（Christopher MacLehose）。（澎湃新聞網） <text:line-break/>記者問：「你們是怎樣發現金庸的呢？」他回應說：「不，你應該問的是，為何等了這麼多年，才終於有出版人將金庸的小說引入了英語國家？」 <text:line-break/><text:line-break/>將金庸作品賣給出版社的彼得•巴克曼（Peter Buckman）是麥克洛霍斯的老朋友。而他與金庸作品的邂逅純屬偶然。某次他在網上搜索全球最暢銷作家，金庸的名字赫然排在前五，然而巴克曼卻從未聽過這個名字。不止是他，整個英國出版界都對這位作品被幾代中國人閱讀多年的作家一無所知。 <text:line-break/><text:line-break/>「金庸一直沒能引起英國出版界的注意，是一件非常不可思議的事，」麥克洛霍斯說，「而且金庸不僅是一名中國作家，他還來自香港。香港回歸之前，我的一位表親曾是英國派駐的香港總督，在香港居住多年，他是我們家族中最聰明的人之一，他的中文也很好，為何他從未跟我提起過金庸？或許他太忙了，沒工夫讀書吧。」 <text:line-break/><text:line-break/>巴克曼邀請了當時正居住在中國的英籍瑞典裔譯者安娜•霍姆伍德（中文名郝玉青）翻譯「射雕英雄傳」的樣章，將它遞交給了很多家出版商，其中就包括麥克洛霍斯。「第一次閱讀金庸的作品，我便為其深深著迷。」麥克洛霍斯表示，金庸在中國被歸類為武俠小說大師，作為西方人，他對「武俠」的概念很陌生，然而金庸講故事的方式引起了他極大的興趣——他不單在講一個故事，同時也在講述一種關於歷史的思想，他講的故事仿佛就是他整體的視野與觀點當中的一部分。 <text:line-break/><text:line-break/>麥克洛霍斯透露，當「射雕英雄傳」的英譯本完成後，巴克曼還將其遞交給德國、義大利、西班牙、芬蘭、巴西、葡萄牙等七國出版商，還有兩三家美國出版商，他們讀完後紛紛表示要在他們的國家、以他們的語言出版「射雕英雄傳」；金庸作品將以英譯本為起點，真正走向世界。 <text:line-break/><text:line-break/>不過麥克洛霍斯表示，這些出版商也並非立刻就接受了金庸，書稿發出後一年多都無人問津，直到有一位編輯回信表示他非常喜歡這個故事，將會出版它；然而編輯將金庸推薦給他的出版人後，這位出版人也只是將書稿擱在一邊，直到半年後才終於翻開。「這位出版人並不相信一冊以上的書能獲得成功，在他看來兩冊書就已經很多了，所以當他得知『射雕三部曲』總共有12卷時，他立刻就予以了拒絕。」 <text:line-break/><text:line-break/>麥克洛霍斯說，「但是，如果你真的讀進去了，又怎麼能不將12卷全部出版呢？」對於西方出版界來說，接受金庸筆下漫長又陌生的東方故事並不容易，這一過程耗費了大量的時間。好在麥克洛霍斯率先頗具慧眼地發現了金庸作品的精彩之處。他知道這趟旅程雖然艱難，沿途風景之雄奇壯美卻前所未見。他推開了那扇塵封的門，終於讓金庸作品得以出現在全世界讀者的面前。 <text:line-break/><text:line-break/>目前，英譯本第一卷「射雕英雄傳：英雄誕生」（A Hero Born: Legends of the Condor Heroes）在亞馬遜官網上得到了4.1的評分，66%的讀者給出了滿分5星；第二卷將在2019年出版。 <text:line-break/><text:line-break/>關於「射雕英雄傳」的英文翻譯，麥克洛霍斯表示，譯者郝玉青在翻譯過程中就住在中國，她也在不斷地研究和學習金庸作品。而根據第一卷出版後的反響，英譯本非常通俗易懂，沒有任何英語國家的讀者抱怨看不懂譯文。同時，麥克洛霍斯也強烈建議中國的金庸迷去讀英譯本：「你終於有機會用英文讀金庸小說了，為什麼不試試呢？這一定會非常有趣。當然，如果翻譯中有任何你覺得不恰當的地方，請告訴我。」 <text:line-break/><text:line-break/>實體書的力量無法取代 <text:line-break/>身為一名從業經歷超過50年的資深出版人，麥克洛霍斯並不擔心行業發展中的起起伏伏，他依然篤信紙質書的力量。在9月14日的開幕演講中，他說：「十年前，很多人預測電子書會把紙質書打入深淵，但這種情況並沒有出現。現在紙質書不僅站穩腳跟，而且每年賣的數量越來越多；而亞馬遜現在被拔得這麼高，以後或許也會像我們一樣走下坡路。」 <text:line-break/><text:line-break/>他說，「在數位時代，電子書或許能夠找到一定的受眾，但它無法取代實體書，事實上，現在在英國，購買電子書的人數並沒有上升，反倒在不斷下降，美國也是一樣；而在法國、義大利和德國，電子書的銷量只占到了市場份額的2%-5%。」麥克洛霍斯說，「五年前，我記得有一位義大利作家還得意地說，他在美國一半的讀者購買的都是他作品的電子書，而現在這種盛況已不復存在，越來越多的人們重新開始閱讀紙質書。」 <text:line-break/><text:line-break/>「在這個時代，我們每天的生活都離不開手機和電腦。我在成都的車站裏看到，每個人都在低頭看著自己的手機，他們讀新聞、翻看社群媒體，回覆電子郵件、玩遊戲，在小小的螢幕上處理著海量的資訊，這一切都會耗費很大的時間和精力，但它並不能真正讓你放鬆，它就像一種會激起人的興奮和緊張情緒的藥物，」 <text:line-break/><text:line-break/>麥克洛霍斯笑了笑，「我在倫敦生活，看到每個人的狀態都很緊繃，連我的狗都非常緊張，這樣的現實讓我相信，人們總會漸漸回歸實體書籍。因為實體書不同於那些不斷刺激人們感官的媒介，它能幫助人們安靜下來，找回專注和思考的力量。」 <text:line-break/><text:line-break/>「讀書是我們生活中非常重要的部分，它需要我們非常安靜和專注，」這位飽經滄桑的出版人平靜而篤定地說，「它會繼續存在下去，電子書和互聯網不會影響它。」 <text:line-break/><text:line-break/>英文版「射雕英雄傳」第一卷內頁（澎湃新聞網） <text:line-break/>(圖見：https://udn.com/news/story/7332/3390512)</text:p>
      <text:p text:style-name="P1">陳真   |  2018.10.31 09:47   |   <text:a xlink:type="simple" xlink:href="http://palinfo.habago.org/Entry?Command=Information_PrintForum&amp;iPage=49#FORUM37036"><text:span text:style-name="T1">#</text:span></text:a></text:p>
      <text:p text:style-name="P2">哪怕是一千年，兩千年，金庸小說肯定都還會繼續流傳。 <text:line-break/><text:line-break/>陳真 2018. 10. 31. <text:line-break/><text:line-break/>============ <text:line-break/><text:line-break/>曾提及遺願　金庸：希望我死後百年仍然有人看我的小說 <text:line-break/><text:line-break/>2018/10/30 <text:line-break/>三立新聞綜合報導 <text:line-break/><text:line-break/>武俠小說大師查良鏞（筆名金庸），今天於香港病逝，金庸過去受訪時就曾提及自己的遺願，「我希望我死後一百年、二百年後，仍然有人看我的小說，我就很滿意。」 <text:line-break/><text:line-break/>據《中國日報網》指出，金庸表示在這麼多自己的作品中，最喜歡的男主角是《笑傲江湖》中的令狐沖，也很喜歡《天龍八部》裡的喬峰，另外最不喜歡的是《鹿鼎記》中的韋小寶</text:p>
      <text:p text:style-name="P4"/>
      <text:p text:style-name="P1">陳真   |  2018.10.31 02:26   |   <text:a xlink:type="simple" xlink:href="http://palinfo.habago.org/Entry?Command=Information_PrintForum&amp;iPage=50#FORUM37035"><text:span text:style-name="T1">#</text:span></text:a></text:p>
      <text:p text:style-name="P2">監獄名字取得再好聽，依舊是監獄。兩公里長的一堆大型監獄，散落新疆荒漠各地。兩公里是什麼概念？從台北火車站到台大醫院來回走一趟，差不多就是兩公里。偌大的面積，打算關多少人？ <text:line-break/><text:line-break/>一個人，看到自己的國家或社會盡幹些壞事，心裏應該要有何種感受？自然是沉重無比，而非竊喜在心。因為，壞事之中，你所傷害的，難道不就是你自己的同胞自己的親人骨肉？ <text:line-break/><text:line-break/>我們畢竟不是烏托邦主義者。我相信，治理現實世界，就跟開刀或吃藥一樣，副作用難免；在集體利益的考量底下，你很難避免少數人遭受犧牲。問題是，掌有權力者真的盡了一切努力去避免根本不必要的傷害嗎？難道沒有任何改善空間？一個國家，幾乎就等同於一個黨，凡事黨說了算，這樣一種運作法則沒有問題嗎？不會出事嗎？ <text:line-break/><text:line-break/>此時此刻，不需要時光倒流30年回到20多歲，只需要比現在再年輕個 20歲回到三十而立的年紀，我肯定會拋棄台灣的所謂國籍，回歸大陸。去大陸幹些什麼說不準，但我總期待祖國能夠有個忠誠的反對黨，或是至少是一群忠誠的異議者；忠於國家，忠於人民，但絕不忠於黨；不是旨在顛覆祖國的西方勢力走狗，不是貪圖權位的人渣政客，而是不顧己身安危與前途名聲，純粹基於是非價值，對社會給出一點說法的人。祖國也許並不缺乏這樣的個人，但卻似乎缺乏力量的集結。 <text:line-break/><text:line-break/>在我20多歲到30歲之間，曾經參與建立了三個黨，最初是許信良在海外成立的台灣民主黨，是個藉以打破黨禁的象徵性政黨 (島內黨員據我所知好像只有三個，我的入黨介紹人就是鄭南榕)，接著便是民進黨；退出民進黨之後，我又參與創立了所謂 "綠黨" (很快就成為民進黨的尾巴黨)。除了政黨，台灣島內幾乎所有重要的所謂社運團體，我幾乎都是創立者之一，要不就是最早期的元老。可是，這些團體很快就掛起社運羊頭，賣起了政治狗肉，淪為民進黨的外圍勢力。一切所謂社運理念全屬詐欺，權力與個人利益才是這些社運蟑螂的真正盤算。 <text:line-break/><text:line-break/>無數的血汗眼淚，一切個人與家庭的犧牲與痛苦，但盼有益於人，結果卻只是造就了一堆人渣，危害了這個我以命相許的社會。所謂 "敗軍之將難以言勇"，不管做什麼，我都失敗了；過去失敗了，將來還有什麼可說的？只能寄望新一代尚未死去的靈魂。 <text:line-break/><text:line-break/>林義雄曾寫了一篇文字叫做 "笨鳥先飛"，他說， <text:line-break/><text:line-break/>“每當我面對繁重的工作與沉重的責任，感到疲憊不堪，感到這不是我的能力所能負荷時，我總是以笨鳥先飛這句話來勉勵自己，我希望背後有更多優秀的鳥兒隨著起飛。" <text:line-break/><text:line-break/>也許，對於一個失敗者來說，"笨鳥先飛" 就是他心裏頭對於公眾事務最大的一個期望了。 <text:line-break/><text:line-break/>在我的研究裏，齊克果的一切著作之精神核心和維根斯坦的整個思想，具有某個相同點，約略可以用齊克果的一段話來概括。他說："世上有某些意義，惟有透過無意義方能理解。" 有時我免不了也這樣安慰自己：也許有些成功或成就，惟有透過失敗方能理解。</text:p>
      <text:p text:style-name="P1">邹子恒   |  2018.10.31 00:46   |   <text:a xlink:type="simple" xlink:href="http://palinfo.habago.org/Entry?Command=Information_PrintForum&amp;iPage=50#FORUM37034"><text:span text:style-name="T1">#</text:span></text:a></text:p>
      <text:p text:style-name="P3">中国的崩溃当然是一场灾难，最坏的结果可能是军事冒险主义，最后整个地球等着重新孕育智慧生命。陈真医生的引文确实打破了我的某种“小确幸”思想——只要提高知识、认真研究总能搭上国家快速前进的火车实现人生价值，但现在看来为了保证自己和国家的未来还需要更多的努力和决心。 <text:line-break/>当我想要为政府辩护时，目的和手段的关系常常困扰着我，一方面是有可能会重演的、历史上在中国土地上和现在在阿富汗、在中东上演的欧美军队种种没有人性的恶行，一方面是现在存在的政府的相对“缓和”的“小”恶，到底为了什么样的目标能容许支付什么样的代价呢？</text:p>
      <text:p text:style-name="P1">陳真   |  2018.10.30 19:47   |   <text:a xlink:type="simple" xlink:href="http://palinfo.habago.org/Entry?Command=Information_PrintForum&amp;iPage=50#FORUM37033"><text:span text:style-name="T1">#</text:span></text:a></text:p>
      <text:p text:style-name="P2">許多衛星照片，必看：https://goo.gl/AY1Pfj <text:line-break/><text:line-break/>你相信會有人"自願" 走入監獄接受動輒毆打的思想 "再教育"？ <text:line-break/><text:line-break/>陳真 2018. 10. 30. <text:line-break/><text:line-break/>=============== <text:line-break/>中國的秘密營地 <text:line-break/><text:line-break/>消失的新疆維吾爾人都遭遇了什麼？ <text:line-break/><text:line-break/>沙磊（John Sudworth）報導 <text:line-break/><text:line-break/>中國被指控未經審判便在西部新疆地區關押了數以十萬計穆斯林。 <text:line-break/><text:line-break/>中國政府對該指控矢口否認，稱人們自願參加旨在打擊「恐怖主義和宗教極端主義」的特殊「職業學校」。 <text:line-break/><text:line-break/>BBC的調查發現有關實情的重要新證據。 <text:line-break/><text:line-break/>關在沙漠裡 <text:line-break/><text:line-break/>2015年7月12日，一顆衛星在中國廣袤的西部沙漠和綠洲城鎮上空盤旋。 <text:line-break/><text:line-break/>當天拍攝的照片顯示，這裡只是一片人跡罕至的灰白色荒漠。 <text:line-break/><text:line-break/>這個調查開始的地方不同尋常，它涉及其中一個我們這個時代最緊迫的人權問題。 <text:line-break/><text:line-break/>2018年4月22日，即在三年不到的時間裡，同一片沙漠上空拍攝的衛星照片顯示了一些新的東西。 <text:line-break/><text:line-break/>一個面積巨大、保安嚴密的建築呈現在眼前。 <text:line-break/><text:line-break/>它的外牆長約兩公里，四周矗立著16座瞭望塔。 <text:line-break/><text:line-break/>去年首度有消息稱，中國在新疆設立穆斯林拘留營系統。 <text:line-break/><text:line-break/>試圖尋找拘留營系統證據的研究人員在全球測繪軟件谷歌地球（Google Earth）上發現了這張衛星圖片。 <text:line-break/><text:line-break/>它位處小鎮達坂城外圍，距離新疆首府烏魯木齊約一小時車程。 <text:line-break/><text:line-break/>為了避免等待每位到訪記者密不透風的警方檢查，我們在清晨抵達烏魯木齊機場。 <text:line-break/><text:line-break/>但當我們來到達坂城時，我們被至少五輛車跟隨。車上是穿著制服或便衣的警察，以及政府官員。 <text:line-break/><text:line-break/>很顯然，我們未來幾天探訪十幾個疑似營地的計劃並不容易。 <text:line-break/><text:line-break/>當我們沿著寬闊的道路行駛，我們知道後面的車隊會試圖截停我們。 <text:line-break/><text:line-break/>在距目的地幾百米時，我們意外地看到一些東西。 <text:line-break/><text:line-break/>衛星圖像上營地以東的廣闊沙地已不再荒無。 <text:line-break/><text:line-break/>取而代之的是一個初具規模的大型擴建工程。 <text:line-break/><text:line-break/>從路上看到的達坂城營地 <text:line-break/><text:line-break/>這個吊車林立的小城在沙漠中拔地而起。一排排巨大的灰色建築鱗次櫛比，它們都有四層樓高。 <text:line-break/><text:line-break/>我們用攝影機記錄了這些建築的規模。但我們試圖再靠近時，一輛警車採取了行動。 <text:line-break/><text:line-break/>我們被截停下來，被要求關閉攝影機並離開。 <text:line-break/><text:line-break/>但我們還發現一些重要的東西──當地有相當多的新舉動，外界一無所知。 <text:line-break/><text:line-break/>在很多偏遠地區，谷歌地球的圖像可能要在數月或數年之後才會更新。 <text:line-break/><text:line-break/>其他公開的衛星圖像庫，例如歐洲航天局的「哨兵」（Sentinel）數據庫，會提供更頻繁更新的圖像，但圖片的解析度較低。 <text:line-break/><text:line-break/>正是在這裡，我們找到了尋求已久的東西。 <text:line-break/><text:line-break/>谷歌地圖拍攝的2018年4月的達坂城 <text:line-break/><text:line-break/>「哨兵」衛星在2018年10月拍攝的圖片顯示，該營地已擴建很多 <text:line-break/><text:line-break/>2018年10月「哨兵」衛星拍攝的圖片顯示，該營地比我們預想的已擴建很多。 <text:line-break/><text:line-break/>我們曾懷疑這只是一個較大的拘留營，但現在看來，規模更龐大。 <text:line-break/><text:line-break/>它只是近幾年來，新疆各地建造的眾多類似大型監獄類建築的其中一個。 <text:line-break/><text:line-break/>當我們試圖走訪營地前，我們在達坂城市中心被截停。 <text:line-break/><text:line-break/>我們被形形色色的監視人員所包圍，不可能與任何人公開交談。監視人員會強硬地盤問只是和我們打招呼的人。 <text:line-break/><text:line-break/>有成千上萬的人 （在「再教育」學校）。他們的思想有問題。 <text:line-break/><text:line-break/>新疆居民 <text:line-break/><text:line-break/>不過，我們通過隨機獲得的號碼，打電話給鎮上的人。 <text:line-break/><text:line-break/>當局不顧一切阻止我們拍攝的有16座瞭望塔的大型營地，究竟是什麼？ <text:line-break/><text:line-break/>一名旅館老闆對我們說，「這是一所再教育學校」。 <text:line-break/><text:line-break/>「是的，那是一所再教育學校。」另一名店主表示贊同。 <text:line-break/><text:line-break/>「那裡現在有成千上萬的人，他們的思想有問題。」 <text:line-break/><text:line-break/>這個龐大的設施當然不符合普通學校的定義。　 <text:line-break/><text:line-break/>在新疆，「上學」已經有另外一層含義。 <text:line-break/><text:line-break/>「我深刻認識到自己的錯誤。」 <text:line-break/><text:line-break/>中國官方電視台報道維吾爾「學校」的截圖 <text:line-break/><text:line-break/>中國多次否認其未經審判關押穆斯林。 <text:line-break/><text:line-break/>但對營地一直存在一個委婉的說法，那就是教育。 <text:line-break/><text:line-break/>幾乎可以肯定，中國當局為了回應甚囂塵上的國際批評，正加大馬力展開全面宣傳攻勢。 <text:line-break/><text:line-break/>官方電視台接連播出光鮮亮麗的報道。乾淨整潔的教室里坐滿了面露感激的學生。他們看上去學習很投入。 <text:line-break/><text:line-break/>報道中沒有提及學生被選中參與「學習」的原因，也沒有說明課程的長短。 <text:line-break/><text:line-break/>但其實有線索可循。 <text:line-break/><text:line-break/>這些訪問聽起來更像是認罪。 <text:line-break/><text:line-break/>一名男子在鏡頭前說，「我深刻認識到自己的錯誤」。他發誓要「回去以後」做一個好公民。 <text:line-break/><text:line-break/>我們被告知，這些設施的主要目的是打擊極端主義，提供的課程包括法律基礎、工作技能和漢語培訓。 <text:line-break/><text:line-break/>最後一個課程顯示，無論你稱其為學校還是營地，目標都是相同的。 <text:line-break/><text:line-break/>這些設施是特別針對新疆的穆斯林少數族裔，他們很多人的母語並非漢語。 <text:line-break/><text:line-break/>節目還透露了學校實行著裝規定，畫面中沒有一個女生穿戴頭巾。 <text:line-break/><text:line-break/>中國官方電視台播放的「學校」生活畫面 <text:line-break/><text:line-break/>新疆有超過1000萬維吾爾人。 <text:line-break/><text:line-break/>他們的語言屬突厥語族，與中國主要民族漢族相比，他們與中亞人也類似。 <text:line-break/><text:line-break/>經常有人指出，新疆南部城市喀什在地理位置上，距巴格達比距北京更近，有時文化上也是如此。 <text:line-break/><text:line-break/>維吾爾人曾有反叛和對抗中國統治的歷史，他們與現今統治者之間的關係，就如同地理位置般疏遠。 <text:line-break/><text:line-break/>在共產黨統治之前，新疆曾經歷短暫獨立，偶爾脫離中國的控制。自此，這裡的人們不斷通過抗議和暴力，來挑戰這種控制。 <text:line-break/><text:line-break/>新疆的面積幾乎是德國面積的五倍，它蘊藏的石油、天然氣等礦產資源，帶來了大量的中國投資、快速的經濟增長和大批漢人定居者。 <text:line-break/><text:line-break/>這些增長紅利被視為分配不均，維吾爾人的不滿情緒正在醞釀。 <text:line-break/><text:line-break/>中國當局回應這些批評時指出，新疆居民的生活水平有所提升。 <text:line-break/><text:line-break/>但在過去十幾年裡，數以百計的人在發生的連串騷亂、社區暴力事件、有預謀的襲擊及警方出警時喪生。 <text:line-break/><text:line-break/>2013年10月，天安門廣場發生汽車襲擊事件，兩人死亡，現場被封鎖 <text:line-break/><text:line-break/>2013年，北京天安門廣場發生針對行人的襲擊事件，導致兩人死亡，車上的三名維吾爾人喪生。事件成為一個標誌性的時刻。 <text:line-break/><text:line-break/>雖然死亡人數相對較少，卻震動了中國的權力基礎。 <text:line-break/><text:line-break/>2014年3月，31人在昆明被殺，當地警方事後巡邏 <text:line-break/><text:line-break/>次年，在距離新疆2000多公里外的雲南昆明火車站，31人被維吾爾族襲擊者持刀殺害。 <text:line-break/><text:line-break/>過去四年來，新疆已成為國家的安保目標，國家針對本國國民實行了一些最嚴格和全面的措施。 <text:line-break/><text:line-break/>這些措施使用了大量技術，包括臉部識別鏡頭，用監控裝置閱讀手機內容，以及大規模收集生物特徵數據。 <text:line-break/><text:line-break/>當局還制定了嚴厲的法律及懲罰措施，對伊斯蘭身份和習俗加以限制，包括禁止留長鬍子和戴頭巾，禁止兒童接受宗教教育，甚至禁止使用聽起來像伊斯蘭教的名字。 <text:line-break/><text:line-break/>這些政策似乎標誌著官方思維的根本轉變。分離主義不再被視為少數個別人士的問題，而是普遍出自維吾爾文化和伊斯蘭教的問題。 <text:line-break/><text:line-break/>與此同時，習近平主席加緊了對整個社會的管控，人們對家庭和信仰的忠誠必須在對共產黨忠誠這個唯一重要的前提下進行。 <text:line-break/><text:line-break/>維吾爾人獨有的身份使他們成為被懷疑的目標。 <text:line-break/><text:line-break/>可靠消息顯示，有數百名維吾爾人前往敘利亞，與多個武裝組織作戰，令這種印象被強化。 <text:line-break/><text:line-break/>在新疆的數千個行人和車輛檢查站，維吾爾人需要停下來接受族裔身份識別，而漢族人常常被放行。 <text:line-break/><text:line-break/>2017年3月，新疆喀什的一個警察檢查站 <text:line-break/><text:line-break/>在新疆內外，維吾爾人面對嚴格的旅行管制。一項法令迫使居民把自己的護照上繳警方以便「安全保管」。 <text:line-break/><text:line-break/>維吾爾族政府官員被禁止信奉伊斯蘭教，不能參加清真寺禮拜或齋月禁食。 <text:line-break/><text:line-break/>一面中國國旗在喀什市一座關閉的清真寺上飄揚。 <text:line-break/><text:line-break/>有鑒於此，中國對被視為不忠誠的諸多維吾爾人，引入老舊而直接的處理方法，或許便不足為奇了。 <text:line-break/><text:line-break/>儘管政府否認，但有關拘留營最具說服力的證據卻來自當局自己的大量信息之中。 <text:line-break/><text:line-break/>位於德國的學者鄭國恩（Adrian Zenz）在網上發現了多頁新疆當地政府的招標文件。這些文件邀請潛在的承包商和供應商參與建築項目投標。 <text:line-break/><text:line-break/>這些文件透露了新疆數十個營地的修建和改造細節。 <text:line-break/><text:line-break/>在很多情況下，競標者被要求參與修建多種安全設施，如瞭望塔、鐵絲網、監視系統和警衛室。 <text:line-break/><text:line-break/>鄭國恩將這些信息與其他媒體消息來源進行了比對。他認為至少有幾十萬、甚至可能超過一百萬名維吾爾族和其他穆斯林少數族裔，可能接受了「再教育」。 <text:line-break/><text:line-break/>當然，這些文件從未稱呼這些設施為拘留營，而是教育中心，或更準確地稱呼為「再教育中心」。 <text:line-break/><text:line-break/>幾乎可以肯定，其中一處與我們走訪的大型建築有關。2017年7月，達坂城某個「教育改造學校」曾招標安裝供暖系統。 <text:line-break/><text:line-break/>在委婉的說法和平凡的規格與數字背後，存在一個明白無誤的正迅速擴充的大規模拘留營網絡。 <text:line-break/><text:line-break/>「他們想抹去維吾爾人的身份」 <text:line-break/><text:line-break/>2002年，熱依拉．阿不來提（Reyila Abulaiti）從新疆到英國求學。 <text:line-break/><text:line-break/>她遇到一個英國人，嫁給了他，取得了英國公民身份並組建家庭。 <text:line-break/><text:line-break/>去年，她的母親謝姆西努爾．皮達（Xiamuxinuer Pida）像往常夏天一樣來到英國，和她的女兒及孫子一起在倫敦觀光。 <text:line-break/><text:line-break/>66歲的謝姆西努爾是一名受過良好教育的前工程師，她曾在一家中國國企任職多年。 <text:line-break/><text:line-break/>謝姆西努爾．皮達 <text:line-break/><text:line-break/>她於6月2日飛回新疆。 <text:line-break/><text:line-break/>由於沒有聽到媽媽的消息，熱依拉打電話詢問母親是否平安到家。 <text:line-break/><text:line-break/>這段對話簡短但恐怖。 <text:line-break/><text:line-break/>「她告訴我，警察正在搜查房子，」熱依拉回憶說。 <text:line-break/><text:line-break/>警方搜查的目標似乎正是熱依拉。 <text:line-break/><text:line-break/>她的母親說，警方要求熱依拉提供一些文件的影印本，包括英國地址證明、英國護照影印本、英國電話號碼和大學課程資料。 <text:line-break/><text:line-break/>熱依拉．阿不來提 <text:line-break/><text:line-break/>後來，在熱依拉的母親要求她透過中國手機聊天軟件發送這些資料後，她的母親說了一句讓她覺得脊椎發涼的話。 <text:line-break/><text:line-break/>「別再打電話給我了，」她的母親告訴她。「永遠不要再打給我。」 <text:line-break/><text:line-break/>這是女兒最後一次聽到母親的聲音。 <text:line-break/><text:line-break/>她相信，從那以後母親就一直在營地裡。 <text:line-break/><text:line-break/>「我的媽媽無緣無故被拘留了，」她說。「據我所知，中國政府希望將維吾爾人的身份從世界上抹除。」 <text:line-break/><text:line-break/>BBC對八位旅居海外的維吾爾人進行了長時間採訪。 <text:line-break/><text:line-break/>他們的證言相當一致，提供了拘留營內的生活條件與日常活動的證據，以及甚麼人會被拘留的籠統依據。 <text:line-break/><text:line-break/>參與主流宗教活動、持溫和異見、與旅居外國的維吾爾人有任何聯繫，似乎都足以讓這個人被牽涉到這個系統。 <text:line-break/><text:line-break/>阿布來提．吐爾遜．土赫提 <text:line-break/><text:line-break/>每天早上，29歲的阿布來提．吐爾遜．土赫提（Ablet Tursun Tohti）都會在日出前一小時被叫醒，他和其他拘留者有一分鐘的時間趕到操場。 <text:line-break/><text:line-break/>排好隊後，他們便要開始跑步。 <text:line-break/><text:line-break/>「那兒有一個特別房間用來懲罰那些跑得不夠快的人，」阿布來提說。「在那裡有兩個人，一人用皮帶鞭打，另一人則用腳踢。」 <text:line-break/><text:line-break/>從衛星圖片上可以清楚看到阿布來提所說的操場。這是一個位於新疆南部綠州城鎮和田的營地。 <text:line-break/><text:line-break/>「我們唱的歌叫《沒有共產黨就沒有新中國》，」阿布來提說。 <text:line-break/><text:line-break/>「他們教我們法律。如果背錯了，就會被打。」 <text:line-break/><text:line-break/>2018年的衛星圖像顯示阿布來提被拘留、位於和田的營地 <text:line-break/><text:line-break/>2015年末，他在那裡待了一個月。從某種程度上說，他是幸運的。 <text:line-break/><text:line-break/>在拘留營早期，「再教育課程」的長度似乎比較短。 <text:line-break/><text:line-break/>但過去兩年間，幾乎聽不到有任何被拘留人士獲釋的消息。 <text:line-break/><text:line-break/>無一倖免 <text:line-break/><text:line-break/>維吾爾流亡者 阿布來提．吐爾遜．土赫提 <text:line-break/>目前，中國已大規模收回維吾爾人的護照，阿布來提是最後一批能夠離開中國的維吾爾人之一。 <text:line-break/><text:line-break/>他曾向土耳其尋求庇護。由於文化和語言的緊密聯繫，有相當數量的維吾爾人在土耳其滯留。 <text:line-break/><text:line-break/>阿布來提告訴我，他74歲的父親和八個兄弟姐妹都在拘留營裡。「無一倖免，」他說。 <text:line-break/><text:line-break/>41歲的阿卜杜薩拉木．木合買提（Abdusalam Muhemet）也住在土耳其。 <text:line-break/><text:line-break/>2014年，他因在葬禮上背誦伊斯蘭經文而在新疆被警方拘留。 <text:line-break/><text:line-break/>他說，警方最終決定不起訴他，但他仍未獲得自由。 <text:line-break/><text:line-break/>阿卜杜薩拉木．木合買提 <text:line-break/><text:line-break/>「他們告訴我，我需要接受教育，」他解釋道。 <text:line-break/><text:line-break/>他發現自己所處的地方看起來不像一個學校。 <text:line-break/><text:line-break/>衛星照片上，罕艾日克法律教育培訓中心的瞭望塔和雙層圍牆清晰可見。 <text:line-break/><text:line-break/>從沙漠烈日下的陰影中，你還可以辨認出層層鐵絲網。 <text:line-break/><text:line-break/>阿卜杜薩拉木形容，每日是鍛鍊、被欺凌和被洗腦。 <text:line-break/><text:line-break/>阿卜杜薩拉木稱他被關押在位於和田的拘留營衛星圖像 <text:line-break/><text:line-break/>25歲的阿里──這不是他的真名──他就像很多人一樣，太害怕以真名講話。 <text:line-break/><text:line-break/>他表示， 2015年警方在他手機上發現一張女子照片，照片中的人戴著尼卡伯（niqab）面罩，阿里因此被關進了一處營地。 <text:line-break/><text:line-break/>「有位老婆婆因為去麥加朝聖而進了那兒」他說。「另外一位老人，則是因為沒有按時交水費。」 <text:line-break/><text:line-break/>阿里（化名）不希望被認出來 <text:line-break/><text:line-break/>在一次強制訓練課中，一輛官員的汽車駛入營地，大門短暫打開。 <text:line-break/><text:line-break/>「突然，一個小孩朝與我們一起訓練的母親跑過來。」 <text:line-break/><text:line-break/>「她上前抱緊孩子哭起來。」 <text:line-break/><text:line-break/>「然後一個警察抓住那女人的頭髮，並把小孩拖出了營地。」 <text:line-break/><text:line-break/>官方電視台播出的片段環境乾淨，呈現了截然不同的畫面。 <text:line-break/><text:line-break/>「我們宿舍的門在晚上是鎖著的，」阿布來提說。「裡面沒有廁所，他們只是給了我們一個盆。」 <text:line-break/><text:line-break/>目前這些說法無法被獨立核實。 <text:line-break/><text:line-break/>我們就相關虐待指控詢問了中國政府，但並未收到回覆。 <text:line-break/><text:line-break/>對於新疆以外的維吾爾人來說，消息幾乎完全消失。 <text:line-break/><text:line-break/>恐懼帶來沉默。 <text:line-break/><text:line-break/>一些人被踢出家庭聊天群、或被告知永遠不要打電話，這些事情司空見慣。 <text:line-break/><text:line-break/>信仰和家庭是維吾爾文化中的兩個核心內容，但它們正被系統地破壞。 <text:line-break/><text:line-break/>由於有些家庭是整個家族都被拘留，有消息說許多兒童被安置在公立孤兒院。 <text:line-break/><text:line-break/>2016年，比爾基茲．哈比蔔拉（Bilkiz Hibibullah）帶著5名子女抵達土耳其。 <text:line-break/><text:line-break/>比爾基茲．哈比蔔拉 <text:line-break/><text:line-break/>但她最年幼的女兒薩基納．艾山（Sekine Hasan），現在已經3歲半了，和她的丈夫留在新疆。 <text:line-break/><text:line-break/>由於薩基納未拿到護照，本來他們計劃待她拿到護照後，一家人在伊斯坦布爾團聚。 <text:line-break/><text:line-break/>她再未能拿到護照。 <text:line-break/><text:line-break/>比爾基茲已經兩年多沒有見到女兒薩基納了。 <text:line-break/><text:line-break/>比爾基茲相信，她的丈夫去年3月20日起被拘留。 <text:line-break/><text:line-break/>此後，她與她的其他家人也失去聯繫，現在也不知道女兒身在何處。 <text:line-break/><text:line-break/>「半夜裡，我的其他孩子都睡了，我常常哭泣，」她說。 <text:line-break/><text:line-break/>「你不知道自己的孩子在哪兒，也不知道她是生是死，世上沒有比這更痛苦的事情。」 <text:line-break/><text:line-break/>「如果她現在能聽到我的話，我只想說聲對不起。」 <text:line-break/><text:line-break/>俯視之下 <text:line-break/><text:line-break/>GMV強化後的新疆和田衛星照片 <text:line-break/><text:line-break/>僅使用公共開源的衛星數據，也可以一窺新疆深藏的秘密。 <text:line-break/><text:line-break/>GMV是一家跨國航空航天公司，它有為歐洲太空總署（European Space Agency）和歐盟委員會（European Commission）等機構，從太空監測基礎設施的經驗。 <text:line-break/><text:line-break/>該公司分析師研究了一份包含新疆各地101處設施的名單，名單來自再教育營系統的多份媒體報道和學術研究。 <text:line-break/><text:line-break/>他們為新建營地的增長及現有營地擴建，逐一進行紀錄。 <text:line-break/><text:line-break/>他們識別並比對瞭望塔、安全護欄等共有特徵，這些都是監視和控制民眾活動所需要的東西。 <text:line-break/><text:line-break/>他們為每處設施成為拘留營地的可能性進行分類評級，並把44處地方歸類為「高」和「非常高」的級別。 <text:line-break/><text:line-break/>隨後，他們繪製了衛星首次偵測到的設施照片，設施共有44處。 <text:line-break/><text:line-break/>圖片顯示，阿卜杜薩拉木被關押的營地，部分地方正進行擴建工作。 <text:line-break/><text:line-break/>位於罕艾日克的營地 <text:line-break/><text:line-break/>GMV無法說明這些地點的用途。但顯而易見的是，中國在過去幾年內，以令人驚訝和越來越快的速度修建了許多新的安全設施。 <text:line-break/><text:line-break/>很有可能，這都是低估了實情。 <text:line-break/><text:line-break/>他們還得出了一個驚人的結論──這些設施有越修越大的趨勢。 <text:line-break/><text:line-break/>與2017年相比，今年的新建項目數量有所回落。 <text:line-break/><text:line-break/>但以興建設施的整體表面積而言，今年比去年有所增加。 <text:line-break/><text:line-break/>GMV單是計算這44個選址，新疆安全設施表面積比2003年已增加了約440公頃。 <text:line-break/><text:line-break/>這個數字是以設施外牆以內的整個營地面積計算，不單是計算建築物的大小。 <text:line-break/><text:line-break/>但440公頃土地代表了許多額外的空間。 <text:line-break/><text:line-break/>作為參考，在美國洛杉磯，包括雙子塔監獄和男子中央監獄在內的一個佔地14公頃的地方，就總共容納近7000名囚犯。 <text:line-break/><text:line-break/>洛杉磯雙子塔監獄 <text:line-break/><text:line-break/>我們把GMV一些數據──達坂城一所設施內的建築大小增長──展示給位於澳大利亞、具備多年設計監獄經驗的蓋默．貝利建築事務所（Guymer Bailey Architects）看。 <text:line-break/><text:line-break/>他們根據衛星圖像估算，該設施最保守估計可以容納約1.1萬人。 <text:line-break/><text:line-break/>即使是最保守的估計，這處設施也堪比世界上其中一些最大型的監獄。 <text:line-break/><text:line-break/>紐約賴克斯島（Riker's Island）擁有美國最大的監獄，可以容納1萬名囚犯。 <text:line-break/><text:line-break/>伊斯坦布爾城外的斯里烏里監獄（Silivri Prison）通常被認為是歐洲最大的監獄，它的設計容量是1.1萬人。 <text:line-break/><text:line-break/>蓋默‧貝利建築事務所對衛星圖片上不同建築的潛在功能進行分析，並提供給我們。 <text:line-break/><text:line-break/>蓋默．貝利建築事務所對達坂城營地進行分析 <text:line-break/><text:line-break/>他們對達坂城營地可容納人數的保守估計，是假定人們被關在單人間內。 <text:line-break/><text:line-break/>如果將單人間換成集體宿舍，達坂城營地的總容量會大幅增加，最高可達到約13萬人。 <text:line-break/><text:line-break/>該設計似乎旨在盡可能多地把人們容納到一個很小的區域。 <text:line-break/><text:line-break/>拉斐爾．斯佩里 <text:line-break/><text:line-break/>我們還向拉斐爾．斯佩里（Raphael Sperry）展示了這些照片。斯佩里是一名建築師，也是總部位於美國的「建築師/設計師/規劃師社會責任」（Architects/Designers/Planners for Social Responsibility）組織主席。 <text:line-break/><text:line-break/>「這真的是一處巨大而荒蕪的拘留設施，」他告訴我 。 <text:line-break/><text:line-break/>「該設計似乎旨在以最低的造價，盡可能多地把人們容納到一個很小的區域。」 <text:line-break/><text:line-break/>「我認為1.1萬的數字可能被嚴重低估……從現有信息中，我們無從知道它的內部間隔如何，哪部分用於拘留，或是作為他用。但即使這樣，你估計舍區能容納13萬人的說法，很遺憾地講，似乎是有可能的。」 <text:line-break/><text:line-break/>由於無法實地走訪該地點，所以也無法獨立就分析進行驗證。 <text:line-break/><text:line-break/>我們向新疆有關部門諮詢達坂城設施的用途，但未得到任何回應。 <text:line-break/><text:line-break/>攔截 <text:line-break/><text:line-break/>喀什一戶家庭大門緊閉 <text:line-break/><text:line-break/>新疆的拘留營並非完全相同。 <text:line-break/><text:line-break/>一些設施並非從零開始建造，而是由學校、工廠等原本作其他用途的結構改建而來。 <text:line-break/><text:line-break/>它們通常較小，且位於城鎮中心附近。 <text:line-break/><text:line-break/>我們試圖走訪位於新疆北部伊寧的幾個類似營地。 <text:line-break/><text:line-break/>我們看到當地政府的一份採購文件。當地政府希望建立五個「職業技能教育培訓中心」，目的為了「維穩」。 <text:line-break/><text:line-break/>我們停在城鎮中心的一個大型建築群外，這裡曾是伊寧第三中學。 <text:line-break/><text:line-break/>場地被一排很高的藍色鋼製柵欄包圍，前門有嚴密的安保措施。 <text:line-break/><text:line-break/>操場旁是一處新建的瞭望塔，另一座塔旁邊原本是一個足球場。 <text:line-break/><text:line-break/>這個足球場現在被六個長型鋼製屋頂建築完全覆蓋。 <text:line-break/><text:line-break/>伊寧第三中學據信已成為一個拘留中心 <text:line-break/><text:line-break/>探親的人們在外面的安檢處排隊。 <text:line-break/><text:line-break/>同樣地，在市內無論我們走到哪兒，都會有兩三輛車跟著我們。 <text:line-break/><text:line-break/>當我們試圖拍攝一處被灰色柵欄包圍的營地時，我們遭到攔截。 <text:line-break/><text:line-break/>官員用手擋住我們的鏡頭，告訴我們，今天那裡正舉行重要的軍事訓練，指示我們離開。 <text:line-break/><text:line-break/>在這處曾經的學校外，我們看到一個家庭，一名母親和兩個孩子默默站在柵欄旁。 <text:line-break/><text:line-break/>一名監控人員試圖阻止他們說話，但另一人似乎否決了他的決定。 <text:line-break/><text:line-break/>「讓他們說吧，」她說。 <text:line-break/><text:line-break/>我問他們在看望誰。 <text:line-break/><text:line-break/>靜默了一陣子，那小男孩回答說，「我爸爸」。 <text:line-break/><text:line-break/>我們的鏡頭再一次被官員的手擋住。 <text:line-break/><text:line-break/>喀什曾經的維吾爾文化中心，一度熱鬧非凡。但如今，狹窄的街道出奇的安靜，很多地方大門緊閉。 <text:line-break/><text:line-break/>在其中的一扇大門上，我們看到一則告示，指示人們如何回答家人去了哪裡的問題。 <text:line-break/><text:line-break/>「講清楚政府是立足幫助挽求（救）的出發點進行集中關愛。」 <text:line-break/><text:line-break/>「講清楚被關愛的人如果不及時採取措施很有可能危害社會，連累家庭。」 <text:line-break/><text:line-break/>喀什主要的清真寺更像是一座博物館。 <text:line-break/><text:line-break/>我們想知道下一次禮拜是什麼時候，但似乎沒有人能回答我們。 <text:line-break/><text:line-break/>「我只是來這裡接待遊客，」一位工作人員告訴我們，「我不知道什麼祈禱時間。」 <text:line-break/><text:line-break/>在廣場上，幾位沒有鬍子的老人坐在那裡聊天。 <text:line-break/><text:line-break/>我問他們，其他人在哪裡。 <text:line-break/><text:line-break/>其中一人做了一個手靠近嘴巴的手勢，暗示他與記者說話會有很大風險。 <text:line-break/><text:line-break/>有人竊竊私語道：「沒人會來了。」 <text:line-break/><text:line-break/>不遠處，一名戴鋼盔的警察正清理清真寺的階梯。 <text:line-break/><text:line-break/>一片寂靜中，拖把的摩擦聲和水桶晃動的聲音在廣場上回蕩。 <text:line-break/><text:line-break/>中國遊客在一旁拍照。 <text:line-break/><text:line-break/><text:line-break/>我們離開喀什，沿著高速，朝著散落維吾爾村莊和農場的西南方向駛去，那邊也有很多疑似營地。 <text:line-break/><text:line-break/>我們像往常一樣被跟蹤，但不久後，我們遇到了意想不到的障礙。 <text:line-break/><text:line-break/>我們前方的高速公路似乎剛被關閉。 <text:line-break/><text:line-break/>負責設置路障的警察告訴我們，路面在烈日下已經融化。 <text:line-break/><text:line-break/>「繼續行駛不安全，」他們說。 <text:line-break/><text:line-break/>我們注意到，其他車輛被引導至一個購物中心的停車場。我們聽到無線電中的指示，說把他們攔在那兒「一陣子」。 <text:line-break/><text:line-break/>我們被告知可能要等待4到5個小時，被建議掉頭離開。 <text:line-break/><text:line-break/>我們尋找其他的替代路線，但似乎又有路障出現，理由有所不同。 <text:line-break/><text:line-break/>其中一條路因「軍事訓練」而關閉。 <text:line-break/><text:line-break/>我們在連續四次、在四條不同的道路中被迫掉頭後，我們認輸了。 <text:line-break/><text:line-break/>就在幾公里之外，便是一個據說能容納大約一萬人的大型營地。 <text:line-break/><text:line-break/>控制系統 <text:line-break/><text:line-break/>在新疆，維吾爾人可以擔任政府要職。 <text:line-break/><text:line-break/>跟蹤和攔截我們的很多政府官員和警察都是維吾爾人。 <text:line-break/><text:line-break/>就算他們感到有所衝突，也自然不會說出來。 <text:line-break/><text:line-break/>但是，儘管有人把個人識別和管控系統與種族隔離相提並論，顯然這並不完全準確。 <text:line-break/><text:line-break/>很多維吾爾人確實與該系統有利害關係。 <text:line-break/><text:line-break/>實際上，中國自己的極權主義過去可以提供一個更好的類比。 <text:line-break/><text:line-break/>在文化大革命中，整個社會被告知「不破不立」。 <text:line-break/><text:line-break/>雪克來提．紮克爾（Shohrat Zakir）是維吾爾人，他理論上是新疆當局的第二號領導人。他說，這場戰鬥幾乎已經獲勝。 <text:line-break/><text:line-break/>雪克來提．紮克爾是新疆自治區主席，也是維吾爾人 <text:line-break/><text:line-break/>不久前，他對官方媒體說，「已連續21個月未發生暴力恐怖案件，包括危安案件、公共安全事件在內的刑事案件、治安案件大幅下降。」 <text:line-break/><text:line-break/>「現在新疆不僅很美麗，而且很安全、很穩定。」 <text:line-break/><text:line-break/>但是，當被拘留者獲釋後，會發生什麼呢? <text:line-break/><text:line-break/>與我們交談的曾遭拘留人士，無一不流露出憤怒。 <text:line-break/><text:line-break/>國際社會還未聽到曾在達坂城設施待過的人的聲音，這些險惡的秘密設施，比例相當巨大。 <text:line-break/><text:line-break/>我們的報道進一步提供證據，中國大規模「再教育」項目，不論有任何其他叫法，都是一種扣留，並在未經審判與起訴的情況下，將數以千計的穆斯林關起來，他們事實上無法接觸到任何司法程序。 <text:line-break/><text:line-break/>中國已經宣稱該項目取得成功。 <text:line-break/><text:line-break/>但這類項目的最終結果會走向何處，歷史上已有很多令人不安的先例。 <text:line-break/><text:line-break/>製作 <text:line-break/>記者 <text:line-break/>沙磊（John Sudworth） <text:line-break/>製片人 <text:line-break/>龍凱希（Kathy Long） <text:line-break/>照片 <text:line-break/>蓋蒂圖片社（Getty Images） <text:line-break/>路透社（Reuters） <text:line-break/>蓋默·貝利建築事務所（Guymer Bailey Architects） <text:line-break/>GMV <text:line-break/>谷歌地球（Google Earth） <text:line-break/>歐盟委員會（European Commission） / European Space Agency（歐洲太空總署） <text:line-break/>製圖 <text:line-break/>佐伊·巴多羅買（Zoe Bartholomew） <text:line-break/>網頁製作人 <text:line-break/>本·米爾恩（Ben Milne） <text:line-break/>編輯 <text:line-break/>菲洛·羅勒（Finlo Rohrer） <text:line-break/>2018年10月24日</text:p>
      <text:p text:style-name="P1">陳真   |  2018.10.30 19:14   |   <text:a xlink:type="simple" xlink:href="http://palinfo.habago.org/Entry?Command=Information_PrintForum&amp;iPage=50#FORUM37032"><text:span text:style-name="T1">#</text:span></text:a></text:p>
      <text:p text:style-name="P3">William Overholt 講得挺有道理。 <text:line-break/><text:line-break/>中國的失敗，將會是人類一場可怕的災難。 <text:line-break/><text:line-break/>陳真 2018. 10. 30. <text:line-break/><text:line-break/>============== <text:line-break/>改革開放40周年》 <text:line-break/><text:line-break/>哈佛學者：「中國模式」處於分水嶺，改革不慎將讓奇蹟殞落 <text:line-break/><text:line-break/>BBC中文網 2018-10-29 <text:line-break/><text:line-break/>中美貿易戰恐衝擊中國經濟發展。（AP） <text:line-break/><text:line-break/>「中國模式」——一個因中國經濟崛起而流行的概念。它不同於西方固有模式，讓不少經濟學家直言「看不懂」。不過，「中國模式」在今年似乎步履維艱，經濟增長不斷放緩，與美國的貿易戰帶來了巨大不確定性，外界不禁疑惑——「中國模式」是否難以為繼？中國經濟將繼續增長還是從此開始衰退？ <text:line-break/><text:line-break/>哈佛大學甘迺迪學院的威廉·奧弗霍爾特博士（William Overholt）或許是回答這些問題的絶佳人選。他在1990年代初出版《中國的崛起：經濟改革正在如何造就一個超級強國》，書中預言經濟改革將把中國帶向強國之路。這本書出版後引起巨大的爭議，西方學界普遍不認同，甚至有媒體編輯認為其觀點過於偏激和樂觀，而禁止記者採訪他。然而，之後近30年中國經濟增長印證奧弗霍爾特的預言，也讓他聲名鵲起。 <text:line-break/><text:line-break/>奧弗霍爾特博士日前在香港中文大學出席研討會，發表對中國模式的最新觀察。BBC中文記者借此機會與他交流。研討會上，奧佛霍爾特一改多年來的樂觀，表示中國模式處於一個分水嶺，面對日益複雜的經濟和政治，改革不慎，中國奇蹟或將就此隕落。 <text:line-break/><text:line-break/>BBC中文記者進一步結合他今年出版的新書《中國成功的危機》（China's Crisis of Success）呈現這位哈佛學者眼中的危機與道路。 <text:line-break/><text:line-break/>何為 「 中國模式 」？ <text:line-break/><text:line-break/>「中國模式」不是空穴來風。在奧弗霍爾特看來，「中國模式」是亞洲模式的變種。早在中國改革開放前，日本、韓國、台灣、新加坡等亞洲經濟體已經通過具有高度相似性的發展模式而成功崛起，被稱為「東亞奇蹟」（East Asian Miracles）。 <text:line-break/><text:line-break/>這一模式在發展早期執著於經濟增長的最高優先級。這些國家的威權主義領導人懷有對政權災難性崩塌的恐懼，而開始實施激進的經濟和社會改革。於是在發展早期，他們會弱化政治意識形態的影響，並藏起自己在地緣政治中的野心。這些決定性的策略把整個國家的重心全面讓渡給經濟發展，強力的中央政府進行規劃和控制，然後隨著經濟發展逐漸給市場經濟讓路，最終實現經濟起飛。 <text:line-break/><text:line-break/>今年是改革開放四十週年，但是內外環境不確定性陡增，經濟前景並不樂觀。（BBC中文網） <text:line-break/><text:line-break/>奧弗霍爾特之所以敢於在90年代能夠預言中國的經濟成功，因為他觀察到鄧小平和朱鎔基對亞洲模式的模仿。此外中國也創新出經濟開發區和「一國兩制」等靈活而有利於經濟的政策。 <text:line-break/><text:line-break/>隨著經濟的成功發展，經濟模式從簡單變為複雜，「中國模式」因無法支撐經濟發展，而陷入危機，只有進化為一個更市場化的經濟體，才能保持成功。這也是奧弗霍爾特新書《中國的成功危機》書名的由來。 <text:line-break/><text:line-break/>成功的危機 <text:line-break/><text:line-break/>「中國的成功危機——聽起來很矛盾。但讓我用企業來類比國家。一個企業家發明創造，善於營銷，企業迅速發展，快速崛起，當企業發展到一定程度，企業家希望能夠上市，那麼他必須使自己的公司組織轉型，配備專業會計，專業人力資源管理，以及董事會等等，如果組織架構轉型成功，那麼此前取得的成功將繼續，否則，它就會停滯或者失敗。」 <text:line-break/><text:line-break/>書中的另一個類比是，中國處在成功的危機中，就像是一個嬰兒長大，嬰兒鞋已經不再合腳，它必須重新適應長大後的環境。 <text:line-break/><text:line-break/>中國或許是世界歷史上國家層面最成功的發展案例。但一個曾經滿是農民、建築工人和襪子生產者的第三世界國家，發展成一個不可思議的複雜經濟體，自然也無法通過北京的一個辦公室來管理。 <text:line-break/><text:line-break/>奧弗霍爾特稱，這種轉變的必要性和急迫性，中國也意識到了。在習近平上台以前中國就開始著手於一個經濟發展規劃，他們與世界銀行、美國的諾貝爾獎獲得者合作出版了《中國2030》（China 2030）。其中很多設想在習上台後的三中全會時，細化為超過300項改革政策，核心著眼於使市場進行資源配置。 <text:line-break/><text:line-break/>然而隨後兩個問題浮出水面：一，改革實施起來比想像中困難得多；二，愈發複雜的經濟背後，是同樣複雜的政治。 <text:line-break/><text:line-break/>中國的經濟的規模和複雜度上升，需要與其相適應的經濟改革。（BBC中文網） <text:line-break/><text:line-break/>「北京的氣氛是，不是你死，就是我亡」 <text:line-break/><text:line-break/>奧弗霍爾特在書中稱，用市場進行資源配置的經濟改革，會使各個利益集團受損——金融、軍隊、能源等等集團利益均會受損，甚至政府。利益集團阻礙改革，習近平上台後的反腐運動成為打擊利益集團的手段，首當其衝的是周永康的石油系。 <text:line-break/><text:line-break/>然而，副作用是官員變得畏首畏腳，而他們卻是經濟改革的實施者，由於害怕被政敵指控腐敗，官員只好不作為，「像課堂上不願回答問題的學生一樣縮在最後一排」。 <text:line-break/><text:line-break/>第一個任期，習近平通過這種方式鞏固自己的權力。第二個任期，樂觀估計下，中國的經濟改革政策將成功實施，成為一個更具競爭力的經濟體。那麼第三個任期可能會用來防止已經實施的改革出現反覆和倒退。「這個過程的鬥爭是非常激烈的，一個位居高層的中國官員來哈佛訪問時告訴我，『北京的氣氛是，不是你死，就是我亡』。」 <text:line-break/><text:line-break/>矛盾中的改革 <text:line-break/><text:line-break/>如果習在第二任期的經濟改革失敗，會發生什麼？奧弗霍爾特稱，很有可能重蹈日本在1975年的覆轍，即利益集團回來重掌大局，當時，日本五個較大的利益集團基本掌控政府，競爭削弱，創新受阻，經濟增長停滯。 <text:line-break/><text:line-break/>如果這發生在中國，則更糟。日本經濟停滯時，人均GDP為40000美元；中國此時停滯，人均GDP則只有15000美元，中國人不會滿足於這一收入水平，不滿會變為政治上的巨大壓力；如果成功，中國的人均收入增長，會產生更多政治訴求。所以無論如何，經濟改革後的政治變化都是不可避免的。 <text:line-break/><text:line-break/>現在中國採取的方案是，進一步中央集權，使各個利益集團處於控制中，然後在改革反對者中闖出一條路。這麼做，使中國坐在一個政治壓力的沸騰水壺上，可能一時管用，但不會永遠管用。所以中國模式能夠走下去，政治改革一定得發生。 <text:line-break/><text:line-break/>然而在奧弗霍爾特看來，這個過程風險高、難度大；可能是人類歷史上最複雜的一次轉型，沒有可供模仿的對象。因此，奧弗霍爾特表示，目前已無法像90年代一樣，對中國未來經濟走勢進行預測，唯一可以預測的是巨變即將發生。 <text:line-break/><text:line-break/>不過，他在書中提供了觀察中國的標尺，他列出了15對矛盾的改革政策——比如，一方面稱讓市場來對資源進行配置，另一方面卻推出以中國製造2025為主的巨量產業補貼；再比如，一方面提出國有企業的市場化改革，另一方面則在國企內部加強黨的領導；以及，一方面進行強力的社會管控，目的是保持穩定，另一方面卻造成中產階級對於不穩定的風險焦慮，他們於是努力進行資產轉移等等。「中國未來勢必要應對這些矛盾關係，它們不是災難性的，但如何在他們之間平衡，將決定中國未來的發展走向。」</text:p>
      <text:p text:style-name="P1">陳真   |  2018.10.29 00:14   |   <text:a xlink:type="simple" xlink:href="http://palinfo.habago.org/Entry?Command=Information_PrintForum&amp;iPage=50#FORUM37031"><text:span text:style-name="T1">#</text:span></text:a></text:p>
      <text:p text:style-name="P2">底下是前兩天的新聞。各位有沒有想過？如果連澳洲這樣一個體制完善法治健全的所謂先進國家，尚且有如此駭人聽聞的現象持續至今，那麼，那些不怎麼先進的國家，那些各項體制與社會資源全由財團與人渣政客及其同夥與媒體所一手掌控的國家或社會，真實情況將如何可怕？ <text:line-break/><text:line-break/>30年前的夏天，我花了一個暑假的時間，寫了台灣第一篇 "台灣兒童人權報告"，隨後並成立第一個兒童人權團體，披露台灣兒童的各種悲慘處境，包括由黑白兩道所控制的數萬雛妓與兒童人口販賣，包括貧病兒童，包括缺乏兒童醫療保險以致於一年犧牲五千名小孩的性命，包括非法童工，包括成千上萬的流浪兒童，包括根本數不清的兒虐卻無法可管等等等，特別是原住民兒童，根本不被台灣社會當人看待。 <text:line-break/><text:line-break/>身為黨外人士，在那個恐怖高壓年代，我那篇文章以及種種為兒童在海內外發聲的 "叛國" 行為，更進一步為我惹來無數痛苦後果，乃至走投無路，家破人亡，差點還打入叛亂黑牢；母親的痛苦驟逝，更是讓我萬念俱灰，每天只想跟著一起走上黃泉路。 <text:line-break/><text:line-break/>我常想，如果時光倒流，我還會不會去做同樣的事？重新再經歷一遍那些極其可悲而難以忍受的痛苦、誤解與孤獨？ <text:line-break/><text:line-break/>另一方面，痛苦似乎也慢慢讓我明白了一件事，不管表面上的悲劇與痛苦有多少，上天畢竟待我不薄，只是我說不上來那是一種什麼樣的感覺。 <text:line-break/><text:line-break/>如果不是因為30年前的某一天，我被分派到高醫小兒科見習，如果不是由我負責照料與學習的那個明明可以治癒卻因為貧窮而放棄醫療的小病人，我這一生肯定會是完全不一樣的面貌。但是，不管人生路表面上如何不同，一個人骨子裏的靈魂與造化也許是不會有什麼不一樣的。 <text:line-break/><text:line-break/>"上天待我不薄" 這句話，其實是我從林義雄的太太方素敏女士那邊聽來的，幾十年來常在我心頭迴響，感同身受，心有戚戚。在林宅滅門血案發生四年之後(1984年)，方素敏這麼寫著： <text:line-break/><text:line-break/>"我和義雄結婚十多年，由於我倆都不善於用言語或細緻的小動作來表達情意，婚姻生活可說是平平淡淡。 <text:line-break/><text:line-break/>義雄不喜歡金銀寶飾等身外之物，結婚以來，很少送給我這類禮品。可是每當離別，他卻能在百忙中抽空寫信回家，他對於家人的柔情，就表現在信中。我了解他這種表達情感的方式，珍視妥藏這些信，就像一般女人珍存珠寶首飾一樣。 <text:line-break/><text:line-break/>這些信，有些曾使我熱淚盈眶；有些曾使我捧讀再三、徹夜難眠；也有些在我憂愁苦悶中給了我安慰和力量。我曾經感嘆：'一個弱女子所需求的是多麼少，幾張白紙黑字，就能使她死心塌地去迎接婚姻生活中的煩瑣和苦難'。可是，隨著年紀的增長，我漸漸憬悟，這些信並不只是白紙黑字，而是一顆柔善赤誠的心，我終於覺得，上天待我不薄，我得到的太多了。" <text:line-break/><text:line-break/>陳真 2018. 10. 29. <text:line-break/><text:line-break/>================= <text:line-break/>1.5萬兒童遭機構性侵　澳總理正式道歉 <text:line-break/><text:line-break/>記者 余思瑩 報導 <text:line-break/><text:line-break/>2018/10/23 <text:line-break/><text:line-break/>澳大利亞總理22日在國會演說，代表國家向兒童性侵案受害者道歉，承認國家數10年來沒有阻止學校、孤兒院和教會等機構內，一直存在的「邪惡黑暗罪行」。雖然民眾普遍肯定，但也有受害者很不滿意，認為政府只有空話，沒有作為。 <text:line-break/><text:line-break/>澳大利亞總理莫里森：「今天我們再一次道歉，向我們辜負的兒童對不起，向信任受到背叛，努力拼湊出真相的父母對不起。」 <text:line-break/><text:line-break/>澳大利亞總理莫里森站在國會，代表國家正式向小時候在學校、孤兒院和教會等機構，遭到性侵的受害者道歉。講到情緒激動，自己都忍不住哽咽。 <text:line-break/><text:line-break/>澳大利亞總理莫里森：「身為兩個女兒的父親，我無法想像她面臨的震驚，不只身為父親，身為總理，我也很憤怒。」 <text:line-break/><text:line-break/>超過800名受害者手牽著手，聆聽總理的道歉演說。有人聽得頻頻拭淚，這場演說透過電視實況轉播，許多受害者在電視機前，聽到這場遲來的道歉，也都忍不住落下眼淚，相擁而泣。 <text:line-break/><text:line-break/>受害者：「基督教根本不在乎我們，他們以前不在乎，現在還是，為什麼那些機構傷害了這麼多人，現在還是有錢拿？我想道歉很重要，因為言語上承認道歉很重要，但那畢竟只是言語，更重要的還是實行。」 <text:line-break/><text:line-break/>澳洲歷時5年的調查報告，有百分之7的神職人員，在1950到2010年間性侵兒童，受害人數高達15000人。但沒人相信兒童的指控，加害者都沒有受到懲罰。莫里森除了表示，將成立新的兒童安全辦公室，還要成立博物館和研究中心，紀念已逝的受害者，研究如何加強防範。</text:p>
      <text:p text:style-name="P1">陳真   |  2018.10.28 00:14   |   <text:a xlink:type="simple" xlink:href="http://palinfo.habago.org/Entry?Command=Information_PrintForum&amp;iPage=50#FORUM37030"><text:span text:style-name="T1">#</text:span></text:a></text:p>
      <text:p text:style-name="P3">所謂 "新疆再教育營" 的內部幸福生活影片，請看： <text:line-break/><text:line-break/>https://goo.gl/nosqpr <text:line-break/><text:line-break/>這影片是中國官媒環球時報主編胡錫進所發佈，旨在澄清外界指控，但我看了之後真是很無言。這不就是監獄嗎？ <text:line-break/><text:line-break/>老實說，姑且撇開人渣黨那些罪該萬死的漢奸走狗之挑撥反中仇華行徑不談，我經常這麼想著 "兩個假若"： <text:line-break/><text:line-break/>今天，假若不是台灣人對於祖國和共產黨依然抱持著一定程度的疑慮與戒心；今天，假若台灣人不是有著相當程度的某種軟硬實力，你覺得共產黨會如此厚待甚至呵護抬舉台灣人嗎？你會相信什麼兩岸一家親，什麼血濃於水嗎？我的答案是否定的。 <text:line-break/><text:line-break/>這其實多少也說明了為什麼人渣黨那些無恥人渣一方面在台灣打扮成反中仇華的急先鋒，藉以在島內盡情掏空社會以謀取貪汙與酬庸暴利之際，另一方面卻又同時能夠在對岸大撈油水的原因，因為他們讓自己在對手心中有了一種身價，有了一種足以利用與收買的價值。 <text:line-break/><text:line-break/>不過，這不是我想要說的重點。我想說的是，在這樣一種現實邏輯底下，台灣最好趁著自己還有一點實力與談判籌碼時，趕緊搶得主動權和對岸談統一，談出一個好條件，好價錢，那才是聰明的作法。反之，當台灣持續衰敗到根本連談都不用談時，談判籌碼就不見了，你的生存方式將很難確保盡如人意。 <text:line-break/><text:line-break/>集體主義對於祖國的存亡，也許是一種必要之惡；在集體利益底下，透過某種計算，該犧牲的就會被犧牲，小我永遠只能讓位給大我，少數只能服從多數。至於沒有利用價值的，沒法換算成某種實質效益的，自然就會被視為無物，乃至任人宰割。 <text:line-break/><text:line-break/>大方向上，統一是台灣應該趕緊走上的一條長遠發展之路，但統一畢竟不是萬靈丹，集體主義底下，個人與個別群體還是應該為自己的身家幸福費點心思，出點聲音，或多或少爭取一點個別的存在價值，可別真的相信 "黨說了算" 那一套。 <text:line-break/><text:line-break/>林肯說得對，"沒有人聰明到可以管理別人卻不需要經過對方的同意"。就算再好的黨，我們也都應該對之保持一定的戒心，不應任其為所欲為，不應把自己的腦子給繳械。 <text:line-break/><text:line-break/>陳真 2018. 10. 28. <text:line-break/><text:line-break/>================ <text:line-break/>胡锡进曝“新疆再教育营”内部视频 学员业余生活丰富 <text:line-break/><text:line-break/>转自多维新闻网：https://goo.gl/nosqpr <text:line-break/><text:line-break/>2018-10-24 <text:line-break/><text:line-break/>新疆“再教育营”事件持续发酵后，中国官方迅速发布关于“再教育营”的有关报道，随后，环时主编胡锡进也亲自前往新疆“再教育营”，实地拍摄“再教育营”内的学员生活。 <text:line-break/><text:line-break/>中国央视公布“再教育营”内部画面（图源：中国央视截图） 北京时间10月24日，中国官媒《环球时报》主编胡锡进在其个人微博中发布一段新疆“再教育营”的内部视频。根据胡锡进介绍，视频是在位于中国新疆喀什的“教培中心”拍摄的，且未经剪辑。 <text:line-break/><text:line-break/>在视频中可以看到中心内的学员业余时间非常丰富，不仅有乒乓球、篮球等体育运动，而且还有新疆维吾尔族的民族舞蹈。 此前因新疆“再教育营”事件，中共遭到国际社会的谴责，近期中国官方媒体也罕见地报道了关于“再教育营”的有关新闻，并称其为“教育培训中心”。 <text:line-break/><text:line-break/>10月16日，中国央视在受关注度非常高的节目《焦点访谈》中公开西方舆论热炒的新疆“再教育营”内部画面。在画面中，被称为“学员”的受极端思想洗脑的维族人员统一制服，集中学习“汉语、普通话，法律知识，职业技能”。 <text:line-break/><text:line-break/>10月20日和22日，胡锡进分别现身新疆于田和喀什的“再教育营”，并与内部女学员进行交流，引起热议。 <text:line-break/></text:p>
      <text:p text:style-name="P1">Kevin   |  2018.10.27 04:30   |   <text:a xlink:type="simple" xlink:href="http://palinfo.habago.org/Entry?Command=Information_PrintForum&amp;iPage=50#FORUM37029"><text:span text:style-name="T1">#</text:span></text:a></text:p>
      <text:p text:style-name="P2">陳真醫師 <text:line-break/><text:line-break/>我對於穆斯林所受到的不公平待遇與抹黑也是深感同情 我在海外遊學時認識過穆斯林朋友,他們在品德修養上面可以說足以為人表率 <text:line-break/><text:line-break/>中世紀的伊斯蘭文明,為人類的進步留下不可磨滅的貢獻,沒有伊斯蘭黃金時代,沒有文藝復興 科學革命與今天繁榮的人類文明 <text:line-break/><text:line-break/>我個人推薦這一本書: <text:line-break/><text:line-break/>https://www.books.com.tw/products/0010758616 <text:line-break/><text:line-break/>古蘭似海：用生活見證伊斯蘭聖典的真諦 <text:line-break/></text:p>
      <text:p text:style-name="P1">陳真   |  2018.10.27 01:12   |   <text:a xlink:type="simple" xlink:href="http://palinfo.habago.org/Entry?Command=Information_PrintForum&amp;iPage=50#FORUM37028"><text:span text:style-name="T1">#</text:span></text:a></text:p>
      <text:p text:style-name="P3">1. 即便是這樣一個努力為基督教或天主教漂白的學者，依其所言，基督教及天主教之敗行劣跡，依然不堪入目不是嗎？光是做一些修辭上的所謂 "比較好"、"比較寬容" 等辯詞，其實並無意義。那就好像說蔣介石很慈悲很寬容哦，228事件他僅僅殺掉了比方說千分之五的台灣人而已，在那個年代，要是換毛澤東來殺，恐怕得殺上十倍。這樣一種所謂寬容或慈悲的修辭，能有多大的說服力？ <text:line-break/><text:line-break/>2. 宗教裁判所只是其千百年來無數敗行劣跡與血腥之微不足道的一小部份。學術上做這樣一些討論，自然具有一定的意義，但它能據此做出多大的宣稱呢？尤有甚者，當一個作者把十字軍東征定義為 "反抗伊斯蘭入侵、拯救天主教或基督教同胞" 的偉大戰爭，我就沒興趣再多聽他講些什麼了。在我聽起來，那就好像美國整天到處侵略卻說是在推行民主保護人權一樣。 <text:line-break/><text:line-break/>3. 依照這樣一種辯護邏輯，那麼，被嚴重妖魔化的伊斯蘭教，豈不是蒙受更多冤屈？豈不是更慈悲？ <text:line-break/><text:line-break/>4. 我很喜歡一個詞叫做 "in a sense" (在某個意義上)。我要說的只是侷限在一個很有限的特定意義上，亦即： <text:line-break/><text:line-break/>a. 伊斯蘭教如果恐怖，那麼，基督教與天主教只會更恐怖，而不是更善良；更不存在一善一惡那樣一種對比。 <text:line-break/><text:line-break/>b. 伊斯蘭世界遭受無數打壓、攻擊與醜化，我能理解並同情由之而來的反抗。 <text:line-break/><text:line-break/>b.1. 至於反抗之外的種種政治操弄與爭戰，我亦同感厭惡，但這些帳應該算在西方強權頭上，而不是嫁禍於伊斯蘭宗教本身及其子民，因為那樣一種勢力恰恰是以美國為首的西方恐怖主義國家所樂見並大力鼓動與支援。</text:p>
      <text:p text:style-name="P1">Kevin   |  2018.10.26 15:04   |   <text:a xlink:type="simple" xlink:href="http://palinfo.habago.org/Entry?Command=Information_PrintForum&amp;iPage=50#FORUM37027"><text:span text:style-name="T1">#</text:span></text:a></text:p>
      <text:p text:style-name="P2">該文作者的其他文章我非常不認同 但是這兩篇文章有指出不同的觀點,因為中世紀的人們還沒有宗教自由與其他宗教也該平等的概念,自然認為異端該負起法律責任 當時的宗教裁判所給了較為公平的審訊機會</text:p>
      <text:p text:style-name="P1">Kevin   |  2018.10.26 13:46   |   <text:a xlink:type="simple" xlink:href="http://palinfo.habago.org/Entry?Command=Information_PrintForum&amp;iPage=50#FORUM37026"><text:span text:style-name="T1">#</text:span></text:a></text:p>
      <text:p text:style-name="P3">传播邪教的布鲁诺并非被宗教裁判所烧死 <text:line-break/><text:line-break/>本号上次编发了美国圣路易斯大学历史系主任托马斯<text:span text:style-name="T2">・</text:span>F<text:span text:style-name="T2">・</text:span>梅登教授（Thomas F.Madden）所撰的《宗教裁判所真相：最仁慈的法庭》一文。 <text:line-break/>不出所料，果然有些只有小学生知识水平的货色如常地在各个群里攻击我们。它们到处发下面这条信息，以示宗教裁判所确实罪大恶极： <text:line-break/>On 20 January 1600, Pope Clement VIII declared Bruno a heretic and the Inquisition issued a sentence of death. <text:line-break/>1600年1月20日， 教皇克莱门特八世宣布布鲁诺为异教徒，宗教裁判所宣布死刑。 <text:line-break/>然而，这条消息是一条不折不扣的谎言。 <text:line-break/>就算小学生知识水平的货色们把维基百科和百度百科搬出来： <text:line-break/><text:line-break/>谣言也不会变成真实。 <text:line-break/>“布鲁诺被宗教裁判所烧死”，这是一条流传了几百年的谣言。 <text:line-break/><text:line-break/>一开始，可能是十六七世纪的清教徒们造的谣，后来则是全世界的左派接了棒，合力传谣。在中国大陆，这种彻头彻尾的谣言甚至进入了初中课本。 <text:line-break/><text:line-break/>真相是：从1184年教宗卢西乌斯三世下令各教区成立宗教裁判所，到1904年罗马的宗教裁判所改为至圣圣部为止，宗教裁判所从未烧死过一个人。 <text:line-break/><text:line-break/>西方中世纪有一个普遍的时代特性：宗教不仅仅是人们躲在教堂里喃喃自语的东西，而是科学、哲学、政治、个人身份和拯救的希望。宗教不是个人爱好，而是一种永恒普遍的真理。于是，异端邪说就成了插在真理心脏上的利刃，不是一件可有可无的小罪，而是会危及周围的人、令社会结构四分五裂的灭顶之灾。 <text:line-break/><text:line-break/>“因此，异端学说是一种反国家的罪行，它在罗马法《查士丁尼法典》中被定为死罪。统治者们相信自己的威权来自上帝，他们无法容忍异端分子的存在。普通人也是如此，他们认为异端分子是危险的外来者，必将招致天谴。……在中世纪早期，被控为异端的人会被带到当地领主那里接受审判……结果，欧洲各地有无数的人被世俗统治者处死了，没有公平的审判，也没有对指控有效性的适当评估。”（见《宗教裁判所真相：最仁慈的法庭》）。 <text:line-break/><text:line-break/>所以，宗教裁判所的成立，实际上是天主教会阻止枉法审判、反对不公正死刑的办法。 <text:line-break/><text:line-break/>在世俗统治机构看来，异端分子背叛了上帝和国王，死不足惜；对暴民而言，烧死魔鬼附体的异端是一次兴高采烈的狂欢；在教会看来，异端分子只是离群的迷途羔羊。作为牧羊人，教皇和主教们有责任把他们带回正途。 <text:line-break/><text:line-break/>审判官按照教会法典的指示工作，他们把基督教的爱带到判决中，他们做出的 判决不是为了惩戒犯罪分子以制止罪行的蔓延，而仅仅是为了拯救灵魂，帮助他们洗刷所犯下的罪孽。 <text:line-break/><text:line-break/>——闫克芬，《宗教裁判所初论》 <text:line-break/><text:line-break/>宗教裁判所的创设目的是：一、让被指控的异端分子得到公平的审判；二、为所有的异端分子提供了一种逃脱死刑并重返社群的方法。 <text:line-break/><text:line-break/>为了服务于这两个目的，宗教裁判所的审讯必须按照证据法的原则行事，从1300年起所有审判官必须是法学博士，其“纠问式”司法程序不但适用于被告，且适用于告发者、证人和一切相关人等。所有忏悔的异端分子均获最轻限度的惩罚，有时是训诫，有时是剥夺部分财产或软禁。只有证明确实是犯了重罪，且不加悔改，或是累犯，这才会施以最重惩罚——“绝罚”，即开除教籍。 <text:line-break/><text:line-break/>那些犯了重罪的异端者，宗教裁判所想尽办法仍不能令其悔改，只好将他们转交世俗法庭另行审讯。世俗法庭本来就很想烧死他们，这下是得其所哉了。 <text:line-break/><text:line-break/>教会法典中有这样一段话： <text:line-break/><text:line-break/>主教及其他高级教士要记住他们是牧师而不是刽子手，他们是管理自己的臣民，而不是统治他们，要像爱子女和兄弟那样爱他们；如果他们犯了过失，要努力用呼吁和警告使他们识别恶，为的是不用正当的惩罚来处罚他们；而如果仍然出现由于人的脆弱而犯的过失，那就应当像使徒教导的那样使他们改正，并借助于说服和热情的请求来恪守仁慈和宽容；因为在许多这样的场合，善意比之严厉、仁慈比之暴力大有好处；而如果罪行严重，需受惩罚，那应当严厉同温和并用，公正同怜悯并用，严格同仁慈并用，为的是不致造成激烈的对抗，维持对民众有益而必要的纪律，为的是使受罚者改正…… <text:line-break/><text:line-break/>马德里：《教规法及补充法规汇编》，1950年版，第795~796页；董进泉：《西方文化与宗教裁判所》，上海社会科学院出版社2004年版，第83页。转引自闫克芬，《宗教裁判所初论》。 <text:line-break/><text:line-break/>宗教裁判所从创设到撤销，从未烧死过一个人，这是学界公认的事实。其对异端最严厉的惩处，只是“绝罚”（开除教籍）。 <text:line-break/><text:line-break/>吴波，《宗教裁判所的真面目——以布鲁诺案看宗教裁判所的纠问式诉讼程序》。 <text:line-break/><text:line-break/>还必须要搞清楚的一点是，世俗法庭受自己的领主、国王摆布，并不受教会的影响。所以，宗教裁判所的“绝罚”判决与世俗法庭烧死异端的判决没有必然联系。 <text:line-break/><text:line-break/>西班牙的宗教裁判所自从1478年创设以后，有十五年时间一度失控，过于偏袒世俗政权，肆意打击犹太人，引发教宗西克斯图斯四世（Sixtus IV）的忧虑。他写信给西班牙大主教，说： <text:line-break/>In Aragon, Valencia, Mallorca, and Catalonia the Inquisition has for some time been moved not by zeal for the faith and the salvation of souls but by lust for wealth. Many true and faithful Christians, on the testimony of enemies, rivals, slaves, and other lower and even less proper persons, have without any legitimate proof been thrust into secular prisons, tortured and condemned as relapsed heretics, deprived of their goods and property and handed over to the secular arm to be executed, to the peril of souls, setting a pernicious example, and causing disgust to many. <text:line-break/><text:line-break/>在阿拉贡、巴伦西亚、马略卡岛和加泰罗尼亚，宗教裁判所已经有一段时间了，不是因为对信仰的热情和灵魂的救赎，而是因为对财富的欲望。许多真正的、忠实的基督徒，在没有任何合法证据，就被说谎者、仇人、奴隶和其他更不合适的人推入世俗的监狱，折磨和谴责为复发异教徒，移交给了世俗的手臂剥夺了他们的货物和财产，这些危害灵魂的例子，使许多人感到厌恶。 <text:line-break/><text:line-break/>教宗西克斯图斯四世命令主教在所有法庭中担当主导角色，结束世俗政权的强力影响，要确保教会公认的正义规范得到尊重。被告受审时必须要有辩护人，并拥有向罗马上诉的权利。 <text:line-break/>国王费迪南二世（西班牙全境的收复者，伊萨贝拉女王的丈夫）知道这封信后，非常愤怒地指责教皇被收买了，强烈要求由世俗政权全权处理异端审判事务。 <text:line-break/><text:line-break/>Things have been told me, Holy Father, which, if true, would seem to merit the greatest astonishment. … To these rumors, however, we have given no credence because they seem to be things which would in no way have been conceded by Your Holiness who has a duty to the Inquisition. But if by chance concessions have been made through the persistent and cunning persuasion of the conversos, I intend never to let them take effect. Take care therefore not to let the matter go further, and to revoke any concessions and entrust us with the care of this question. <text:line-break/><text:line-break/>斐迪南写给教宗西克斯图斯四世的信。 <text:line-break/><text:line-break/>西班牙的宗教裁判所之所以在头15年里失控，完全是因为其首任大法官托尔克马达（Torquemada，1420 ～1498）同时是伊莎贝拉女王的御前神父，与世俗权力勾结过于紧密，不听教廷调遣。 <text:line-break/><text:line-break/>同样的例子是圣女贞德案。她是英格兰世俗法庭与法国一名主教皮埃尔·科雄相互勾结，后由英国温切斯特主教亲自出马，构陷而死。当时参与审讯的许多神职人员都是被强迫参加的，包括审问官Jean Le Maitre，一些人甚至遭到来自英格兰人的死亡威胁（维基百科）。在她死后仅24年，教宗卡利克斯特三世便下令重审，为贞德平反。 <text:line-break/><text:line-break/>托尔克马达死后，自公元1500年起，托莱多大主教接管西班牙宗教裁判所，大刀阔斧地按照教宗的旨意进行改革，每个法庭都有两名多明我会资深法学博士为法官，另配一名法律顾问，一名巡官，两名检察官，大批助理。使西班牙宗教裁判所一举变成公平且专业的法庭，水平远超一切世俗法庭。从此之后三百多年，西班牙宗教裁判所的公正审判，一直无人质疑。 <text:line-break/><text:line-break/>西班牙宗教裁判所改革后不久，整个欧洲掀起长达百余年的狂热猎巫运动，足足6万名妇女被当作女巫烧死。而在西班牙却没有出现这种歇斯底里的情况。因为宗教裁判庭制止了这种暴民和暴政的狂欢。 <text:line-break/><text:line-break/>当第一次对巫术的指控在西班牙北部出现时，宗教裁判所派出了调查人员。这些受过训练的法律学者发现，没有任何证据证明所谓的“女巫的安息日”、“巫术”、“烤婴儿”等等指控。因此，当欧洲人把无辜的妇女们扔到篝火上时，西班牙宗教裁判庭对这一疯狂行为关上了大门。（托马斯<text:span text:style-name="T2">・</text:span>F<text:span text:style-name="T2">・</text:span>梅登，《西班牙宗教裁判所的真相》The Truth about the Spanish Inquisition，THOMAS F. MADDEN） <text:line-break/><text:line-break/>与之相比，清教徒控制的国家，是烧死女巫的高发地带。1645年英格兰埃克塞斯郡东盎格鲁区爆发猎巫高潮，掀起运动的马修·霍普金斯本身就是一个清教徒，而此区又是清教徒的大本营。毗邻的以长老会为国家教会的苏格兰更是烧死女巫的“大户”，在人口不及英格兰一半情况 下，所处决的人数居然超过英格兰许多。加尔文宗的根据地日内瓦共和国被指控的女巫中处决了21%（被控散播瘟疫的有超过40%被处死）；而邻近同样信奉新教的沃德地方，被定罪的人有90%被处死。而路德宗大行其道的德国，成为全欧洲猎巫最疯狂、死亡率最高的地区。 <text:line-break/><text:line-break/>这种情况大概与新教的两位宗主有关。马丁·路德曾在布道中指出：“处死女巫是一个正义的法律，因为她们会造成许多破坏，至今为止人们忽视了这些破坏。她们可以从其他人家里偷牛奶、奶油和所有的东西……她们可以将儿童变成别的东西……她们也可以在人的膝盖中造成神秘的病……造成身心摧残，她们酿造魔剂和召唤魔鬼，散布仇恨、炙爱、坏天气和对房屋和田地的破坏，从一里以外或更远她们就可以射她们的魔箭，而别人察觉不到她们……女巫必须被处死，因为她们是小偷、奸妇、强盗、杀人犯……她们必须被处死，不只因为她们造成破坏，而因为她们与魔鬼接触，是魔鬼的奴仆。” <text:line-break/>而加尔文则根据《旧约·出埃及记》中所云：“行邪术的女人，不可容她存活”（22，18），坚持女巫必须被处死。 <text:line-break/><text:line-break/>由此可见，在整整两三百年的世纪疯狂中（不但欧洲，新英格兰的清教徒也在兴高采烈烧女巫），西班牙宗教裁判所尊重证据、尊重法律的特立独行是多么可贵。 <text:line-break/><text:line-break/>回头继续说布鲁诺。关于布鲁诺的一切传说已被证实是谣言。详见腾讯大家的《布鲁诺因为日心说被烧死？真相没这么简单》一文。他不是因为坚持日心说被烧死的。实际上他极力传播一种来自埃及的赫尔墨斯法术宗教，他是一个魔法师。这种赫尔墨斯法术宗教崇拜太阳，而哥白尼日心说恰好迎合了这种宗教，才被布鲁诺利用。他在大学和私人集会中大肆宣扬该魔教，使得巫术、诅咒、炼金术骗局和犯罪活动为之猖獗一时。 <text:line-break/><text:line-break/>在他看来，古埃及的法术宗教才是真正的宗教，优于其他任何一种宗教,现行的基督教是恶劣且作伪的宗教，他的使命就是要进行赫尔墨斯主义的宗教改革……希望通过重新回归到古埃及法术传统中去接近代表神性理念、神智的太阳和新柏拉图主义中的太一。书中描述的天界改革是与地下的赫尔墨斯式法术宗教改革相对应的，而且在布鲁诺看来，只有先实现天界改革，使阿波罗太阳神，同时精通法术和占卜的充满神性之光的人格最终战胜邪恶黑暗的人格，人们才能获得真正的拯救，同时天界改革的胜利也将预言地下世界赫尔墨斯式法术宗教改革的胜利。 <text:line-break/><text:line-break/>——刘晓雪，《布鲁诺再认识》 <text:line-break/>此外，据称布鲁诺还与Thomas Carew一起合作建立了masqueCoelum Britannicum这个组织，企图召唤魔鬼来推翻法国和英国的王室。 <text:line-break/><text:line-break/>作为神父，却传播魔教，他就是一个不折不扣的异端。在罗马的宗教裁判所，他既没受到虐待，也没任何证据说他受到了拷打。 <text:line-break/><text:line-break/>在审讯的最后阶段，布鲁诺已经认罪了，并且他还给教宗写了一封信，表达了重回教会的希望。但之后，他又再度翻供了，坚持认为他所写的没有任何异端内容，并且坚持一定要见教宗。此后，布鲁诺多次获得悔罪期限，布鲁诺始终坚不悔改。教宗亲自派人去劝说布鲁诺，依旧无功而返。被这样多次折腾，教宗终于失去耐心，于是下令将他移交给世俗法庭。（《布鲁诺因为日心说被烧死？真相没这么简单》） <text:line-break/><text:line-break/>1600年2月8日，罗马宗教裁判所的书记员宣读了判决书，将布鲁诺清除出教，转交世俗法庭。最后判决书中还表示： <text:line-break/><text:line-break/>教会会向世俗法庭祈求对布鲁诺采取比较温和的刑罚，“但愿这处分将没有生命危险，不至于伤残肢体。”——（吴波，《宗教裁判所的真面目——以布鲁诺案看宗教裁判所的纠问式诉讼程序》） <text:line-break/><text:line-break/>此外，从2月8日到布鲁诺被世俗法庭判决并执行火刑的2月17日之间，仍然频频有神父到监狱造访布鲁诺，规劝他回头。在点火行刑前一刻，各个修会的神父还在火刑架下苦苦劝说他悔罪。只要他表示悔罪，按照程序，世俗政权必须立即取消死刑。 <text:line-break/><text:line-break/>另一位研究者是这样描述火刑执行程序和场面的： <text:line-break/><text:line-break/>这种火刑宣判仪式多选择在新的城市中心广场进行，在火刑仪式前一天会在城市中心广场搭起宣判的主席台，临近的广场上竖起了火刑柱——也有两者合在一个 广场上的；处刑当天的黎明，教堂敲响了召唤的钟声。先举行游行和祈祷，囚犯们被押上了街头，游行的队伍簇拥着他们……宗教裁判所的旗帜飘扬在队伍里。游行队伍浩浩荡荡，唱着教会的丧歌，并不断奉劝异端们改邪归正。市民们则簇拥在马路的两旁，大声地辱骂着异端，但抛掷石块受到教会的禁止。游行和祈祷后是审判官布道，宣布对有罪的背教者的判决，宣读完毕便结束。做出宣判后，受害者被绑在一根高得足以让所有人都看得见的火刑柱上，同时修士们到最后一刻为止都会试图获得一直寻求得到的招供。若囚犯此时表示愿意悔改的，则终止执行火刑。如果囚犯不悔改的，就要执行火刑。火刑前先把不悔改的犯人缢死，或是在他的脖子上套上填满火药的“瓴衬”，以缩短蒙难者的痛苦。 <text:line-break/><text:line-break/>——闫克芬，《宗教裁判所初论》 <text:line-break/>所有研究者都赞同，在点火前一刻，只要异端者表示悔改，都会逃过死刑。换言之，布鲁诺只要放弃他的赫尔墨斯法术宗教，立刻就可以不死，宗教裁判所的审判官和各个修会的神父就有借口把他从火刑柱上放下来。 <text:line-break/><text:line-break/>这个表格的数据来自H.卡门，《西班牙的宗教裁判所与社会》，转引自吴雯雯，《宗教裁判所的纠问式司法审判程序》。 <text:line-break/><text:line-break/>记住，这些被控异端的人士，如果全由世俗法庭审判，差不多全部要判火刑。在差不多两百年时间里，西班牙宗教裁判所足足挽救了过千条生命，最后仅有23人坚持己见，不得不被世俗政权烧死。 <text:line-break/>只要读者的判断力是正常的，不难从上述事实看出，宗教裁判所究竟是杀人呢，还是救人呢？ <text:line-break/><text:line-break/>为了制造“人类进步”的幻象，左派进步主义者已经把历史上可以造的谣都悉数造了一遍。“布鲁诺坚持真理被宗教裁判所烧死”，只不过是左派为了彻底打击传统，造的谣中不甚起眼的一个罢了。</text:p>
      <text:p text:style-name="P1">kevin   |  2018.10.26 13:26   |   <text:a xlink:type="simple" xlink:href="http://palinfo.habago.org/Entry?Command=Information_PrintForum&amp;iPage=50#FORUM37025"><text:span text:style-name="T1">#</text:span></text:a></text:p>
      <text:p text:style-name="P2">身為一位教徒 我替我的教會講幾句話: <text:line-break/><text:line-break/>http://www.sohu.com/a/201759886_644361 <text:line-break/><text:line-break/>宗教裁判所真相：最仁慈的法庭 <text:line-break/><text:line-break/>原题《宗教裁判所的真面目》，作者是美国密苏里州圣路易斯大学历史系主任托马斯<text:span text:style-name="T2">・</text:span>F<text:span text:style-name="T2">・</text:span>梅登教授（Thomas F.Madden），译者成蹊。 <text:line-break/><text:line-break/>在指斥天主教会的罪恶时（人们经常这么做），人们总是把宗教裁判所作为一个突出的例子。那些对欧洲历史没什么兴趣的人们清楚地知道，宗教裁判所是一个由狂热而残忍的教士主导的机构，这些教士拷打、残害并杀死敢于挑战教会权威的人。在现代，“宗教裁判所”这个词既代表一个机构，也代表一个历史时期。如果自己主持的听证会被称为“宗教裁判所”，这对大多数议员来说绝不是一种恭维。 <text:line-break/><text:line-break/>不过，近年来人们对宗教裁判所进行了更多的研究。在准备千禧年庆典的过程中，教皇约翰<text:span text:style-name="T2">・</text:span>保罗二世要求学者们探明宗教裁判所时期所发生的一切。1998年，梵蒂冈向来自世界各地的30位学者开放了宗教法庭（Holy Office，宗教裁判所的现代继任者）的档案。现在，学者们最终写出了长达800页的报告，并在罗马召开新闻发布会将之公诸于众。其中最令人震惊的结论是，宗教裁判所并不像人们想的那么恶劣。拷掠并不多见，那些被送到西班牙宗教裁判所的人中也只有大约1%被执行了死刑。正如当时的一条新闻标题所示，“梵蒂冈缩小了宗教裁判所。” <text:line-break/><text:line-break/>许多人用惊讶的喘息和嘲讽的冷笑来对待这份报告，这进一步证明了历史学家和普通大众之间的确存在着一条可悲的鸿沟。真实的情况是：尽管报告中运用了许多此前无法获得的材料，它反映的却只不过是无数学者早已从其他欧洲史料中了解到的事实。关于这个问题有不少精彩的新著，包括爱德华<text:span text:style-name="T2">・</text:span>彼得斯的《宗教裁判所》（Inquisition，1988）以及亨利<text:span text:style-name="T2">・</text:span>凯门的《西班牙宗教裁判所》（The Spanish Inquisition，1997）。简言之，历史学家早就已经知道，大众关于宗教裁判所的看法是虚妄的。但真相又是如何呢？ <text:line-break/><text:line-break/>要理解宗教裁判所的性质，我们就必须懂得中世纪的确是一个落后的时代。我们不能指望，过去的人能够以现在的眼光来看世界以及他们自身在世界中的位置（你不妨想像一下，要是你生活在黑死病时期，你会有什么样的人生态度）。对那个时代的人来说，宗教不只是人们在教堂里实践的东西，它就是科学、哲学、政治、个人身份和拯救的希望。宗教不是一种个人爱好，而是一种永恒普遍的真理。这一来，异端邪说就成了插在此种真理心脏上的利刃，它不但会给异端分子带来灭顶之灾，还会危及周围的人，令社会结构四分五裂。 <text:line-break/><text:line-break/>宗教裁判所并不是产生于铲除异己或是压迫人民的欲望，我们不如说它是一种阻止不公正死刑的尝试。是的，我就是这个意思。异端学说是一种反国家的罪行，它在罗马法《查士丁尼法典》中被定为死罪。统治者们相信自己的威权来自上帝，他们无法容忍异端分子的存在。普通人也是如此，他们认为异端分子是危险的外来者，必将招致天谴。在中世纪早期，被控为异端的人会被带到当地领主那里接受审判，跟那些偷猪或是损坏灌木丛（是的，这在英格兰是一种严重罪行）的人一样。跟那些犯罪不同的是，你很难认定被控告的人是不是真的异端分子。（要判断明白），首先得有人接受一些基本的神学训练――那正是大多数中世纪领主十分缺乏的东西。结果，欧洲各地有无数的人被世俗统治者处死了，没有公平的审判，也没有对指控有效性的适当评估。 <text:line-break/><text:line-break/>天主教会在这个问题上的对策就是宗教裁判所，它于1184年由教皇卢西乌斯三世（Pope Lucius III）始创。它的创设是基于这样一种需要，即让被指控的异端分子得到公平的审判，这样的审判由知识丰富的法官主持，并按照证据法的原则行事。在世俗统治者眼中，异端分子背叛了上帝和国王，因此死不足惜；而在教会看来，异端分子只是离群的迷途羔羊。作为上帝的牧羊人，教皇和主教们有责任按照耶稣基督的教导来把他们带入正途。这样，中世纪的世俗领袖们汲汲于捍卫自己的王国，而教会则在努力拯救灵魂。宗教裁判所为异端分子提供了一种逃脱死刑并重返社群的方法。 <text:line-break/>正如这份新报告所确认的那样，大多数被宗教裁判所控为异端的人都得到了缓刑或是无罪开释的结果，那些被认定犯有重罪的人也可以有忏悔、苦修并重返教会的机会。宗教裁判所背后有这样一个假定，那就是异端分子只不过是走错了路的迷途羔羊。但是，一旦审判官确定某只羊的离群是出于故意，宗教裁判所就别无选择了。不知悔改和顽固不化的异端分子将被逐出教会并交由世俗统治者处理。与人们通常的想像不同，宗教裁判所不会烧死异端分子。把异端邪说定为死罪的是世俗统治者，不是教会。事实上，中世纪的宗教裁判所拯救了无数无辜（甚至是不那么无辜）的人，而那些人本来可能会成为世俗领主或是暴民统治的牺牲品。 <text:line-break/><text:line-break/>在13世纪当中，宗教裁判所在方法和实践上都变得系统得多了。训练有素的多明我会修道士衔教皇之命主持着宗教裁判所，他们组织的审判代表着当时欧洲最好的法律实践。14世纪以降，王权日益增长，宗教裁判所的主宰从教皇变成了国王。以前只有一个裁判所，现在却有许多个。尽管存在滥施刑罚的危险，但西班牙和法国等地的君主还是尽力保证其治下的裁判所既有效率又不失仁慈。16世纪，女巫大恐慌席卷欧洲，这股歇斯底里的狂热正是在那些拥有完善的宗教裁判所的地区得到了遏制。在西班牙和意大利，受过训练的审判官对女巫集会和烧烤婴儿之类的指控进行了调查，并认定它们毫无根据。而在其他地方，尤其是德国，世俗和宗教法庭烧死了数以千计的女巫。 <text:line-break/><text:line-break/>与中世纪其他世俗法庭相比，宗教裁判所无疑要开明得多。那么，宗教裁判所并没有烧死数百万人的事实为什么会让大众尤其是新闻界如此惊讶呢？首先，当今天的人们想到宗教裁判所的时候，他们脑海里浮现的实际上是西班牙的宗教裁判所。不，这样说也不对。他们脑海里浮现的实际上是关于西班牙宗教裁判所的神话。有趣的是，在1530年之前，西班牙宗教裁判所一直受到普遍的赞扬，被认为是欧洲最好、最人道的法庭。事实上，当时还有这样的记录：西班牙的罪犯故意做出亵渎的行为，以便被移入西班牙宗教裁判所的监狱。不过，在1530年之后，西班牙宗教裁判所开始把注意力转向新起的异端路德教，关于它的错误认识可能正是来自于新教革命以及由此而来的（新教和天主教之间的）敌对状态。 <text:line-break/><text:line-break/>到16世纪中叶，西班牙成了欧洲最富有也最强大的国家。包括荷兰、德国北部和英格兰在内的欧洲新教区域也许无法在军事上与之匹敌，但他们却拥有一件威力巨大的新武器：印刷机。西班牙人在战场上击败了新教徒，但却输掉了宣传战。正是在这段时间里，人们制造出了关于西班牙的著名的“黑色传奇”（Black Legend，从16世纪开始，反对西班牙和天主教会的一些作家和历史学家写了大量著作来反映西班牙的残忍和不宽容，由此制造出了一个邪恶的西班牙形象，是为“黑色传奇”――译者注）。数不清的书籍和小册子从北方的印刷机里涌出来，控诉着西班牙帝国在新世界的人性沦丧和可怕暴行。富饶的西班牙被描绘成了一个黑暗愚昧的邪恶之地。 <text:line-break/><text:line-break/>新教针对西班牙宗教裁判所的宣传从“黑色传奇”中所获甚丰，但它也有其他的来源。从宗教改革开始的时候起，新教徒就遇到了一个很大的困难：他们难以解释为何新教创立的时间会和基督创教的时间差了15个世纪。天主教徒自然会在这一点上做文章，他们指责新教徒是在基督的教会之外别立旁门。新教徒则辩称他们的教会才是基督的教会，只不过是被天主教压制在了地下，而罗马天主教会就是罗马帝国的继承人，它像当年的罗马帝国一样在整个中世纪期间迫害基督教徒。不巧的是，中世纪还没有新教徒，但新教作家们仍然从中世纪异端分子的各种表象下认出了他们。这一来，中世纪的宗教裁判所就完全成了一个试图摧毁隐藏的真正教会的凶手。而西班牙宗教裁判所仍然十分活跃，正在以极高的效率把新教徒驱逐出西班牙，它对新教作家来说不过是这一场大迫害的最新版本。有了这一素材，再随便加点“黑色传奇”的作料，你就可以一本接一本地炮制关于残忍邪恶的西班牙宗教裁判所的小册子了――那些新教作家就是这么干的。 <text:line-break/><text:line-break/>西班牙帝国及时地退出了历史舞台，财富和权力转移到了北方，尤其是法国和英格兰。到17世纪晚期，欧洲各地的咖啡馆和沙龙里已经溢满了宗教宽容的气氛。天主教和新教的宗教裁判所都萎缩了，只有西班牙人还抱着自己的宗教裁判所不放，并因此受到人们的奚落。伏尔泰之类的法国思想家把西班牙看作是中世纪的样板：虚弱、野蛮、迷信。西班牙宗教裁判所本来就已经戴上了宗教迫害的嗜血工具的帽子，现在又被启蒙思想家们嘲笑为愚昧和不宽容的野蛮武器。一个新的、虚构的西班牙宗教裁判所就这样建立起来了，它是由西班牙和天主教会的敌人设计出来的。 <text:line-break/><text:line-break/>现在，关于宗教裁判所的一点点真实写照已经回到了人们的视线当中。问题是：有人会注意这些吗？</text:p>
      <text:p text:style-name="P4"/>
      <text:p text:style-name="P1">陳真   |  2018.10.26 10:02   |   <text:a xlink:type="simple" xlink:href="http://palinfo.habago.org/Entry?Command=Information_PrintForum&amp;iPage=51#FORUM37024"><text:span text:style-name="T1">#</text:span></text:a></text:p>
      <text:p text:style-name="P2">照片請見：https://goo.gl/PBXrBY <text:line-break/><text:line-break/>人的好壞，寫在臉上。 <text:line-break/><text:line-break/>善良是世界上最美好的東西。 <text:line-break/><text:line-break/>陳真 2018. 10. 26. <text:line-break/><text:line-break/>================== <text:line-break/><text:line-break/>告別王永衛醫師！妻子離世那夜 罹癌的他仍抱病看診 <text:line-break/><text:line-break/>2018-10-24 <text:line-break/><text:line-break/>聯合報 記者魏忻忻╱即時報導 <text:line-break/><text:line-break/>故台北榮總感染科醫師王永衛的追思會將在明天舉行。這位行醫37年餘，照顧過近千名愛滋感染者的醫師，七月入院前接受資深媒體人訪談，健康版明天刊出以下摘要，紀念這位行醫忘了自己，甚至在妻子過世當天仍繼續看診的醫師，他的愛與遺憾。 <text:line-break/><text:line-break/>口述／王永衛醫師 整理／李淑娟 <text:line-break/><text:line-break/>今年7月15日我正式從服務了37載的台北榮總退休；同事頻頻打探：還未屆退休年齡的我，被那家醫院挖角了？ 其實，很少人知道，此刻的我身罹膀胱癌、肺癌兩種原發癌症，而我的妻子才癌症病逝不到一年。 <text:line-break/><text:line-break/>這兩、三年間，我從臨床醫師到重症病人家屬、到身為重症病人、從臨床實驗主持人、到申請成為癌症新藥受試者被拒（罹兩種癌不符收案條件）；經歷這麼多角色，身分在白袍和病床間流轉，心情真是百味雜陳，難以言盡。 <text:line-break/><text:line-break/>我最後一次化療在5月中完成，整個治療過程中，我照樣上班；一方面是多年來照顧的感染者已達上千人，一時找不到他人接手；一方面，我從沒想過：生活一向被看病、查房、教學塞滿了，驟然停下來要做什麼？總以為人生終點還很遠，等手邊工作完成後再說。 <text:line-break/><text:line-break/>問題是，臨床工作似乎永遠沒有完成式，才忙完這個，下個工作已排滿了；才看完一個病人，仍有無數個病人在等候，甚至，眼前工作還未告一段落，就被更急、更迫切的任務或病人打斷了；所以，我永遠只能「拚命幹！」 很少停下腳步。 <text:line-break/><text:line-break/>我太太罹患的也是肺癌，發現時已轉移骨骼和腦部，從病發到過世共三年。太太生病後，全家曾利用緩解期規畫了一趟德國旅行。很少陪太太出遊的我，明知罹癌後所餘日子無多，生命充滿變數，我還是從這趟旅行中缺席了，這也成為內心最難以釋懷的痛。 <text:line-break/><text:line-break/>她去年8月過世，那是個禮拜一，我在榮總要看夜診。她過世，感覺整個心像被掏空一般；但是，病人已預約掛了號，有人從遠地趕來，有人可能是放棄了重要聚會來報到，也可能有人服藥不適應，需要調整……；而我，無法馬上找到代診醫師，也無法因個人因素失信於病人，只能把太太後事安排的重任交給女兒，那天，照樣看診到近九點。沒有人知道：當時承受著喪偶劇痛的我，也正在接受癌症放射療法。 <text:line-break/><text:line-break/>看完診後，自己來到門診追蹤檢查；領完號碼牌，候診室常一等兩、三個小時；偶遇同事出來叫號時發現我在座，好意安排遇空號時先檢查。 <text:line-break/><text:line-break/>這時，我想起妻子生前看診情景：她也跟我一樣吧？ 強忍著不適，坐在這裡一等幾個小時；而自己先生就在不遠處，是這家醫院的資深醫師，卻永遠在為別人忙碌，甚至沒有陪自己看過一次診。想到這裡，那種悔恨交加的椎心之痛，幾乎要將自己淹沒了。 <text:line-break/><text:line-break/>太太過世，身邊的支柱倒了，才發現自己有如陷身巨大的黑洞一般，生活根本無法運轉下去。所以，我現在總告訴人家：兩個念頭不要有、兩句話不要說；那就是：「以後再說」、「早知道…」，機緣不可能一再給我們「再來一次」的優待。 <text:line-break/><text:line-break/>台北榮總感染科醫師王永衛的追思會將在明天舉行。這位行醫37年餘，照顧過近千名愛滋感染者的醫師，七月入院前接受資深媒體人訪談，謹以這段摘要，紀念這位行醫忘了自己，甚至在妻子過世當天仍繼續看診的醫師，他的愛與遺憾。圖／露德協會提供</text:p>
      <text:p text:style-name="P1">陳真   |  2018.10.23 20:53   |   <text:a xlink:type="simple" xlink:href="http://palinfo.habago.org/Entry?Command=Information_PrintForum&amp;iPage=51#FORUM37023"><text:span text:style-name="T1">#</text:span></text:a></text:p>
      <text:p text:style-name="P3">早在我還沒出生前，曼德拉就已經在美國 CIA 的追捕下，被送入黑牢，一坐就是27年。十幾年後，當我念國中開始閱讀國際新聞時，依然老是看到這些 "恐怖份子" 及其"黨羽" 的相關新聞，講得惡行重大，不堪入目，因此，西方歐美 "民主自由" 國家紛紛把曼德拉所創立的武裝組織 "民族之矛" 及其所屬的 ANC (非洲民族議會) 認定為恐怖組織；誰膽敢與之往來，誰就是民主自由社會的敵人。 <text:line-break/><text:line-break/>記得念國中時有一次，頭一回在報上看到曼德拉的照片，我心裏很納悶，為什麼照片要拍得如此猙獰呢？我和一些班上同學講起這事，大家討論的結果，得到一個結論就是：那是故意的！故意把當事人拍得很恐怖。 <text:line-break/><text:line-break/>有個同學還證明給我看，他說，把照片施力，使之略微往上拱起，臉就會往前突出，五官立即顯得猙獰，產生一種滿臉橫肉的感覺。不信各位不妨拿自己的照片試試。 <text:line-break/><text:line-break/>那時候還不流行恐怖份子一詞，一般都是稱呼為暴徒或匪徒。你在那當下恐怕很難想像，這個經常登上報紙、面目猙獰滿臉橫肉的非洲暴徒，現在卻是各方所公認的世界偉人。難道這是因為我們過去所得到的資訊有誤，以致於誤會了他？當然不是。過去的資訊，包括各種所謂恐怖攻擊以及游擊隊訓練等等指控，基本上並沒有抹黑了他，但我們對於同樣的訊息卻居然改變了評價，也就是說，我們的態度轉變了。 <text:line-break/><text:line-break/>這樣一種轉變，我並不認為是一種人們在認知能力或理解力方面的進展，更不是什麼公義終於獲勝，而是因為主流世界根據自身的利益，對這個 "滿臉橫肉、喪心病狂的暴徒" 及其所創立的恐怖組織改變了評價方式，於是人們自然也就跟著歌頌。 <text:line-break/><text:line-break/>切格瓦拉不也就是如此嗎？死於CIA 的獵捕，如今卻變成主流社會的一種酷炫符號與英雄象徵。前陣子就有人從美國買了一件畫有切格瓦拉肖像的T恤送我。我能想像，若干年後，說不定所謂十惡不赦的賓拉登，印有他的肖像的各種商品恐怕也會上市。 <text:line-break/><text:line-break/>這一切，意味著人們的美學與道德之評價能力，始終都還是牢牢地控制在那真正為惡無孔不入的主流階級手裏，由他們來為我們定義善惡美醜。 <text:line-break/></text:p>
      <text:p text:style-name="P1">陳真   |  2018.10.23 17:09   |   <text:a xlink:type="simple" xlink:href="http://palinfo.habago.org/Entry?Command=Information_PrintForum&amp;iPage=51#FORUM37022"><text:span text:style-name="T1">#</text:span></text:a></text:p>
      <text:p text:style-name="P2">ethan, <text:line-break/><text:line-break/>1. 定義名詞是沒有用的，因為誰都可以任意定義。這樣一種理解問題的方式並無意義。 <text:line-break/><text:line-break/>2. 依你的定義，全世界所有國家全部是恐怖組織，因為大家都曾以或正以各種方式濫殺無辜，並且資助或接受各種恐怖組織的資助。但是，另一方面，依你的定義，全世界所有國家也同時都 "不是" 恐怖組織，因為哪個國家或組織不會宣稱一套所謂中心思想？民主、自由、人權、公義、和平、主權、愛鄉土、顧台灣...等等等，救國救民的口號要多少有多少。 <text:line-break/><text:line-break/>3. 理解問題應該是一種HOLISTIC(整體的)理解，同時也是一種多層次的理解，而不是獨斷地肢解來定義。 <text:line-break/><text:line-break/>4. 小時候有嚴重的閱讀障礙，看不見文字；或者說，有看沒有見。我能看見每一道筆畫，但就是沒法把所有筆畫藉著視覺把它們全搭在一起形成一個字；我必須依靠聲音才能理解它們。也就是說，我必須大聲把文字念出來，彷彿惟有這樣，才能叫出文字的靈魂，從而認識並記住每一個字。因此，所謂讀書，在別人而言，讀書就是 "看" 書，但我卻是真的必須大聲 "讀" 出來，然後才能"看" 見一個複合各種筆畫的文字。 <text:line-break/><text:line-break/>費了很大工夫，好不容易才學會閱讀，接著便是學習造句，這是我很喜歡的作業。每次老師派作業說各位小朋友回去每一題造一個句子，我可以造十個、一百個給他。在學習使用句子之初，有一些辭彙或表達，特別讓我感到一陣神往，很抽象，很曖昧，很動人；我喜歓搞曖昧的症狀顯然很早就發病。這樣一些辭彙包括比方說："基本上"、"某個意義上"、"某種程度上"、"意味著"、"對...而言"...等等等。 <text:line-break/><text:line-break/>繞圈子講半天，我只是想說 "意義" (MEANING)這回事。世界就像一幅畫，你我究竟看見了什麼？或者說，你我究竟如何賦予它意義？再換個方式說，理解究竟是如何形成？我如何可能知道？我如何可能產生知識？這一切，就是哲學的第一課: 知識論(EPISETMOLOGY)。 <text:line-break/><text:line-break/>答案本身是沒有意義的，重點不是答案，而是答案究竟如何形成？ <text:line-break/><text:line-break/>哲學講的全是形而上的概念，但你若依照知識論的模型，把它打回形而下的世界，其實意義差不多，無非都只是在講有關理解(UNDERSTANDING)與信念(BELIEF)的問題。我對人工智慧( AI)缺乏敬意，因為它的理解方式很單調。也許，人腦也好不了多少，在一種鋪天蓋地的洗腦環境下，絕大多數人的信念乃至與之相對應的情感與表達，幾乎都是被植入的。人們還沒開口，我往往就知道他們要講些什麼了。</text:p>
      <text:p text:style-name="P1">李念淨   |  2018.10.23 15:59   |   <text:a xlink:type="simple" xlink:href="http://palinfo.habago.org/Entry?Command=Information_PrintForum&amp;iPage=51#FORUM37021"><text:span text:style-name="T1">#</text:span></text:a></text:p>
      <text:p text:style-name="P3">以核養綠逆轉勝定案編號第16！10公投綁1124大選 <text:line-break/>記者賴于榛／台北報導 <text:line-break/><text:line-break/>中央選舉委員會23日公告「以核養綠」公投案連署書補件成功，彙計查對結果，補件連署人數為1萬4891人，經刪除不符規定1656人，合於規定人數為1萬3235人，最後本案合於規定人數為29萬2654人，已達公民投票法第12條規定之連署人數門檻的28萬1745份；中選會也公告，「以核養綠」是編號為第16案全國性公民投票案，換句話說，將有10公投綁1124大選。 <text:line-break/><text:line-break/>以核養綠補件後，中選會17日打破過去不討論個案、不指揮戶所、不預設立場等等說法，發出新聞稿挑明指出，為利「以核養綠」於10月24日前成案，以與11月24日地方性公職人員選舉同日舉行投票，中選會已請戶政機關在10月23日中午12時前將完成查對連署人名冊之部分結果先予函覆。 <text:line-break/><text:line-break/>中選會更透過加開委員會議，臨時提案決議，如有公告公投提案之必要，可不必加開委員會，而依據中央選舉委員會會議規則第12條之規定授權主委公告，並於下次委員會再行追認；也就是說，以核養綠成案公告只要主委陳英鈐先行公告即可，事後再到委員會追認。 <text:line-break/><text:line-break/>針對補件結果，中選會23日指出，黃士修先生領銜提出「您是否同意：廢除電業法第95條第1項，即廢除『核能發電設備應於中華民國一百十四年以前，全部停止運轉』之條文？」全國性公民投票案已達公民投票法第12條規定之連署人數門檻(28萬1,745人)，依法公告公投案成立，並予編號為第16案全國性公民投票案。 <text:line-break/><text:line-break/>中選會說明，提案人之領銜人於107年10月17日向該會補提連署人名冊，連署人數為2萬3251人，該會並於同日將連署人名冊送往臺北市、新北市、桃園市及新竹縣之戶政事務所依法查對，截至107年10月23日中午為止，彙計查對結果，連署人數為1萬4891人，經刪除不符規定1,656人，合於規定人數為1萬3235人，爰本案合於規定人數為29萬2654人，已達公民投票法第12條規定之連署人數門檻。 <text:line-break/><text:line-break/>這也代表，2018大選將有10案綁公投，包含國民黨反空汙、反核食、反深澳電廠，幸福盟愛家公投三案加上東奧正名以及婚姻平權兩案，以及逆轉成功的以核養綠。 <text:line-break/><text:line-break/>https://www.ettoday.net/news/20181023/1288004.htm </text:p>
      <text:p text:style-name="P1">ethan   |  2018.10.22 22:49   |   <text:a xlink:type="simple" xlink:href="http://palinfo.habago.org/Entry?Command=Information_PrintForum&amp;iPage=51#FORUM37020"><text:span text:style-name="T1">#</text:span></text:a></text:p>
      <text:p text:style-name="P2">以色列或中情局在中東地區進行恐怖主義這點我是認同的，有些民兵組織進行反擊，我並不認為是恐怖份子，恐怖份子跟攻擊者使用的是刀還是槍，是砍頭還是丟炸彈無關。 <text:line-break/><text:line-break/>如果伊斯蘭國是針對以色列，美國等國家的反擊而進行不對稱攻擊那就反抗軍，游擊隊的類型。 <text:line-break/><text:line-break/>如果伊斯蘭國是接受中情局或以色列的金錢資助或軍事訓練，武器資源。 聲稱是對西方聖戰，但實質是對佔領區進行恐怖手段控制，那麼isis就跟以色列或中情局是同性質的恐怖組織。 <text:line-break/><text:line-break/>isis對婦女小孩進行屠殺是因為對侵略者的反擊那麼isis是反抗者。如果是當地居民沒按照isis所認定的行為而進行殺戮，而所要求的行為離正常社會規範差異太大，那isis是恐怖份子。 <text:line-break/><text:line-break/>如果isis的行為並沒有一個一致的中心訴求，完全是對佔領地區資源掠奪或資助者的要求而進行擴張，攻擊，那isis就屬於恐怖組織。 <text:line-break/><text:line-break/>而我認爲isis就是這類的恐怖組織。而一些聲稱他們是恐怖組織的國家，也同時是培養或資助他們的人。 </text:p>
      <text:p text:style-name="P1">陳真   |  2018.10.21 22:09   |   <text:a xlink:type="simple" xlink:href="http://palinfo.habago.org/Entry?Command=Information_PrintForum&amp;iPage=51#FORUM37019"><text:span text:style-name="T1">#</text:span></text:a></text:p>
      <text:p text:style-name="P3">特別把ISIS挑出來譴責是毫無道理的。這樣一種理解方式，背後預設了一種道德墮落、理性空洞的主流觀點。說它是一種 "觀點"，其實相當偽善。正確地說，它根本不足以構成任何觀點，它完完全全就是一種無恥荒唐的謊言。 <text:line-break/><text:line-break/>誤解一個事情很容易，只須一句話就能顯現這樣一種無知與誤解。但是，要澄清一種可笑荒唐的誤解卻幾乎不可能，因為那意味著我們得把有關人與世界的一切，全部從頭訴說一遍。 <text:line-break/><text:line-break/>我的家族有一種奇怪的基因，許多才華顯赫的家族成員成就甚早，但卻拋棄功名，選擇離群索居，乃至過著一種近乎原始的生活。上帝垂憐，讓我還不至於病得如此嚴重，但這個奇怪的基因，卻似乎依然以某種方式在我身上起了作用。從小嚮往隱士，卻不知被何種力量所吸引；直至年歲漸長，我彷彿越發能意識到一種 "世界" 的本質差異。表面上一樣是人，但卻物種有別；不同物種，各自被不一樣的東西所吸引，各自有他自身的不同眼光及藉以存活的養份。於是，即便我們觀看同樣的風景，卻似乎註定將看見不一樣的世界。人數多的一方，言語順暢歡愉；人煙稀少的物種卻往往只能口拙無言。這段自白，算是題外話。 <text:line-break/><text:line-break/>底下是一位中山大學的老師所寫的文章，講到 ISIS，寫得相當好。我未經授權便把它貼在此，強烈推薦。原文中有一些圖片，我貼不出，請看原始出處： <text:line-break/><text:line-break/>https://twstreetcorner.org/2014/08/18/chaoenchieh/ <text:line-break/><text:line-break/>陳真 2018. 10. 21. <text:line-break/><text:line-break/>==================================== <text:line-break/>看不見的恐怖攻擊 <text:line-break/><text:line-break/>來源：https://twstreetcorner.org/2014/08/18/chaoenchieh/ <text:line-break/><text:line-break/>Posted on 2014/08/18 by 巷仔口社會學 <text:line-break/><text:line-break/>趙恩潔 ／中山大學社會學系 <text:line-break/><text:line-break/>沒有一份關於文明的記載，不同時也是關於野蠻主義的記載。正如那樣的一份記載並無法免於野蠻主義，野蠻主義也玷染了這份記載從一位主子手中到下一位主子的傳遞方式。一位歷史物質論者因而必須要遠離[對文明的歌功頌德]，離得越遠越好….被壓迫者的傳統教導了我們，我們所身在其中的「緊急狀況」並非例外，而是規則。我們必須獲致一種符合此洞見的歷史概念。—Walter Benjamin <text:line-break/><text:line-break/>我常問我自己，不管機率多麼微乎其微，如果有一天，台灣的原住民社群中出現了極端份子炸掉了總統府，或者中國境內的維吾爾族的「恐怖組織」炸掉了中南海，身為一位研究宗教與族群的人類學者，我該怎麼回應？我的立場會是什麼？ <text:line-break/><text:line-break/>「立場」不是只有「支持」或「反對」。「立場」是一種觀看的位置。我所採取的立場，只是一種學術倫理的選擇：既然任何證詞都是一種社會與自我共構的表演，且任何知識必然是境況式的（situated），我將「特別相信被屈從者那更廣闊的觀點位置」（Haraway 1998: 193）。我的回答，會與我為何接下來要將「以色列對巴勒斯坦的種族屠殺」與「伊斯蘭國對非我族類的種族屠殺」並置相關。我希望重新思考「戰爭」與「恐怖攻擊」的定義，檢討是否在由我們習慣的西方主導的現代戰爭話術中，有一群人的「戰爭」被化約為僅僅是他們「本質性野蠻」而造成的「恐怖主義」，而當代表人類文明的西方做出同樣毀滅性的行為時，我們卻能心安理得的認為那是理所當然的「軍事戰爭」。我想提供向來在西方媒體被壓抑的的「觀看」這些暴力的方式，並探討這些暴力在台灣觀眾面前如何被用迥異的「立場」呈現、省略，掩蓋了權力不平等的國際結構，並抹去了被壓迫者的歷史。我希望我們問自己：為什麼有些恐怖攻擊讓我們憤慨，但有些恐怖攻擊，我們卻視而不見。 <text:line-break/><text:line-break/>對世上許多長期處於戰亂而有生存困難的人們向來缺乏知識與歷史的我們，是否能相信和平安康的生活，是所有人都盼望的，不該只是世上少部份的人擁有的，而其他的人卻永遠被剝奪的？如果我們相信如此，或許我們就能開始看見那些看不見的恐怖攻擊，發現我們過去一直是從軍備優越之勝利者的眼光來看待世界。我們將不會傲慢地對世界的安全區與危險區的隔離感到心安，對這個隔離的崩壞感到氣憤，而只想再築高那個隔離。我們已經看到那樣的隔離帶來了更多毀滅性的反撲。我們將不會再不斷地歌頌與浪漫化安全區，同時將危險區不斷去歷史化與去人性化。我們將發揮更大的同理心，期待有一天世界將全境都是安全區，不再有人終生受困於戰亂之地。 <text:line-break/><text:line-break/>現代戰爭的話術：對待以色列與ISIS的雙重標準 <text:line-break/><text:line-break/>今年七月詭譎多變的印尼總統大選後，我在泗水一間旅店看Al Jazeera新聞台，得知以色列在兩個星期內第三度攻擊醫院。八月，我搬到高雄，一邊打理新家與新研究室，卻發現自己被電視新聞標語搞得相當厭煩。厭煩什麼呢？台灣新聞已經開始學美國主流媒體，說伊斯蘭國ISIS「種族屠殺」雅茲迪Yazidi族。 <text:line-break/><text:line-break/>短短數天內，一樁ISIS對Yazidi的「種族屠殺」已經被確認。那似乎也正是ISIS希望大家注意的點。但就在不遠處的巴勒斯坦，居民早已被系統性「種族屠殺」了六十八年，但直到最近，我們卻鮮少聽到西方主流媒體急切地吶喊：「種族屠殺」。同樣是令人髮指的屠殺事件，兩者卻有著完全不同的媒體待遇。儘管人民不斷發出令當權者感到尖銳刺耳的聲音，連倫敦的正統猶太教教士都也站出來譴責以色列，主流論述框架仍是不為所動。 <text:line-break/><text:line-break/>一直到社會媒體竄流，世界公民譴責以色列的聲浪高漲，歐巴馬才勉強站出來說這是一場人道危機，說巴勒斯坦平民所受到的傷害，是一樁「悲劇」(tragedy)。但這好像在說加薩衝突是一場莎士比亞舞台劇，而不是任何人的過失。相較於這被完全脫罪的「悲劇」，歐巴馬篤定地說，哈馬斯對以色列的攻擊，是「不容寬恕」(inexcusable)的戰爭導因。言下之意，一切都是哈馬斯的錯。 <text:line-break/><text:line-break/>為什麼這兩種「種族屠殺」，有這麼大的差別待遇？只是因為一個是高科技的無差別屠殺（轟炸，受害者四肢斷掉不一定會死），一個是仿中世紀刑罰的特定屠殺（殺人者特別將謀殺過程拍下來放上網路）嗎？只因為一個是乾淨不沾手的謀殺，一個是劊子手特寫的獵頭儀式？ <text:line-break/><text:line-break/>倫敦的猶太教教士都紛紛站出來譴責以色列，舉牌子宣示「以色列＝對加薩的大屠殺」、「以色列才是中東亂源」(圖略) <text:line-break/><text:line-break/>這或許又是一個利用他人的野蠻來成就自己的文明，並心安理得地指責他人野蠻的故事。美國長期支持以色列，光是1967-1991年間金援以色列的金額就高770億美元（有一說是15160億美元），當時已經吃不消，才有了1993年的「巴勒斯坦自治原則宣言」。但極右派猶太復國主義者仍在壯大，90年代的猶太屯墾區不斷擴大，前以色列總理夏隆甚至在2001年8月27日，粗暴地動用美援軍機暗殺正在辦公室講電話的Abu Ali Mustafa(當時巴勒斯坦自治政府中的佼佼者)，轟炸造成附近五百人死亡，引起世界譁然。美國副總統Cheney卻說，以色列的行為是「可以理解的」。 <text:line-break/><text:line-break/>前衛報記者Greenwald在2014年四月公開聲明他對最新史諾登檔案（2013年4月12日）的分析: 美國與以色列的情報部門不但共享「密碼分析（cryptanalysis）」的夥伴關係，以色列還能夠直接使用最高美軍科技與貯存在中東地區的幾百萬美元的緊急資金。 2006年巴勒斯坦民主選舉勝選的準執政黨哈馬斯，由於其拒絕以色列在其國土上的強制殖民，因而被西方各國列入「恐怖份子」名單，而巴勒斯坦的兩個地區也由聯合國決議由兩個政黨來統治，繼續被分化、監控，與挑撥離間。 <text:line-break/><text:line-break/>綠色:巴勒斯坦領土。白色:以色列領土。(圖略) <text:line-break/><text:line-break/>以色列已經控制了絕大多數原有巴勒斯坦居民的土地，建立無數的高牆，限制巴勒斯坦居民的行動、物資配額與就業方式。歷年來超過五百萬人被迫流亡，失去生命主權，只要抗議還手、丟石頭，「不聽以色列的吩咐」，就立刻被回炸地稀哩巴爛。可是西方主流媒體並不認為這是「恐怖主義」。 <text:line-break/><text:line-break/>相反地，挑戰無能的伊拉克Maliki政權、以「伊斯蘭國」為號召的ISIS，刻意地在網路媒體上公開「亮相」、用公開殺人影像等極為煽動性的手法「宣告世人」自己的能耐，透過恐嚇與殺戮來強化權力，並試圖想以小攻大、虛張聲勢。而這絕對不配被稱為是「獨立戰爭」，而是立刻可以清楚指認的，最讓人聞風喪膽的「恐怖主義」。 <text:line-break/><text:line-break/>在主流報導中，歐美是人類文明的代表，有能力提供「人道救援」，而中東是永恆的挫折之地，有「恐怖組織」與對少數民族的「種族屠殺」。新聞就跟好萊塢的劇情一樣，西方是救世主，中東是壞人。華盛頓當局當然會擔心，美國扶植的「民主」政權一下子就敗得一塌糊塗，伊拉克儼然分裂成三個國家，表示美國在中東政策的失敗，納稅人買單的軍火錢有去無回。所以報導要全部集中在極端分子的野蠻，而不是報導他們槍下的受害者對於安居樂業正常生活的嚮往，因為前者越顯得野蠻，就顯得西方在中東的介入越是合理，而我們也就忘記了還有很多受害者跟「我們」一樣有類似的生活盼望，但沒有我們這麼幸運。 <text:line-break/><text:line-break/>長久以來如此偏頗的報導模式，不斷加深我們認為中東就是好戰份子的地盤的印象，把歷史從我們的思維中抹去。主流媒體並不討論西方殖民後埋下的惡果，也不在乎一般的穆斯林（無論何種宗派）信奉的是古蘭經中「宗教信仰不可強 迫」的條文，而非其相反。右流西方媒體更不會想了解：正是厭惡西方長年對中東的支配與伊拉克戰爭後社會的衰敗潰散，才會讓極端組織有足夠空間趁虛而入、趁機坐大。在西方主流媒體中，我們沒有歷史，因而Yazidi人被種族屠殺事件，就像一部好萊塢動作片，好人壞人，清清楚楚。 <text:line-break/><text:line-break/>但試問，恐嚇、殺人與佔領，哪一項以色列軍隊沒有做過？又試問，有什麼歐美發動的戰爭不曾濫殺平民、殃及無辜？是納粹集中營，廣島原子彈，還是橫掃巴基斯坦邊界的無人操控轟炸機？是美軍以比賽殺人強姦民女為樂的越戰，還是法軍苦刑虐囚的阿爾及利亞獨立戰爭？這些真的比「恐怖主義」高貴嗎？為什麼報導常常一邊提起堂而皇之的「以色列士兵」（或「中國鎮暴警察」）、另一邊就說是野蠻兇惡的「好戰份子」（或維吾爾族「暴徒」）？ <text:line-break/><text:line-break/>若主流媒體與相信主流媒體的人們，從來不試著轉換立場、並從被屈從者角度來看待事情，巴勒斯坦當然也永遠只是「加薩衝突」、「巴勒斯坦問題」，而不是「以色列問題」。如果新聞報導的預設，一開始就認定問題全出在「恐怖組織」，而不是去探討該組織的出現何以是一個果，而不是一個因。 <text:line-break/><text:line-break/>如果新聞報導未曾了解美國-Maliki政權的失敗與其宗派主義的極端政治化政策，以及英法過去殖民伊拉克與敘利亞種下的遺毒，那麼Yazidi族人面臨的困境就當然就只是被抹去歷史性(dehistoricized)的「恐怖主義」、與一群被去人性化(dehumanized)的暴徒造成的「人道危機」，而不是從二十世紀初英法委任統治期間加深的族群對立，一直到整個伊拉克從2003年美國入侵、2011年阿拉伯之春後，整個伊拉克與敘利亞的國族邊界就急速潰散的後殖民問題。 <text:line-break/><text:line-break/>伊拉克二十世紀史快轉: 英法美的殖民地 (圖略) <text:line-break/><text:line-break/>雅茲迪(Yazidi或Yezidi)人是誰？新聞報導只會說他們是「最古老的民族」，暗示他們「最值得保護」，卻不說他們與其他族群的關係如何？在歷史中的地位如何？換言之，西方媒體只塑造了Yazidi受害者的形象，以救世主之姿再度合法化西方政府在中東的暴行，卻殊不知Yazidi是一個敢愛敢恨的族群，實行強制族內婚與honor killing父權習俗（存在於印度、中東與非洲特定地區，由父兄殺死不貞女兒以保住家族榮譽的「文化」習俗。關於此習俗之盛行程度，學者仍有爭議，卻常被西方媒體誤認並武斷地咬定其為「伊斯蘭」習俗）。 <text:line-break/><text:line-break/>大部分伊拉克境內的Yazidi人自從12世紀以來，就住在 Sinjar山區，他們大部分自認為是族群上的Kurd人與宗教上的Yazidi人，也曾被海珊技術性封他們為「阿拉伯人」，以分化庫德族獨立運動。不同於Sunni Kurds, Yazidi有自己的混合宗教，吸收了蘇菲主義、希臘正教、猶太教、祆教等各種元素。他們的信仰神秘隱晦而社群相對孤立，而他們的政治社會組織則是類似氏族神權治的，神職人員與一般人有階層之別，時有政治動員能力。自16世紀以來，很多Yazidi人已經改信伊斯蘭，也有一些改信「敘利亞東正教」。19世紀初，半獨立Sunni庫德王國曾侵略Yazidi地區，戰亂不斷，直到被鄂圖曼帝國「平亂」為止。 <text:line-break/><text:line-break/>19世紀下半葉是Ottoman搞現代化中央集權與泛伊斯蘭主義、提升帝國凝聚力、好與西方強權對抗的年代。在Mosul省份帝國增強了社會控制，而傲骨的Yazidi人則開始與「政府」為敵（政府除了會收稅與徵兵，還能給他們什麼？），因此鄂圖曼帝國在1895 年再度試圖逼Yazidi人改信伊斯蘭，否則無法相信他們可以真正效忠，但結果不彰，因此很快地鄂圖曼帝國又准許Yazidi人恢復自己的信仰與社群，並受到帝國的認可與保護。只是在這過程中，市場經濟也逐漸侵蝕Yazidi土地。當城鎮的穆斯林庫德人與基督徒逐漸變成帝國精英與富商，Yazidi庫德人則更加邊緣化。 <text:line-break/><text:line-break/>英國與法國殖民者計劃的瓜分。Yazidi人分佈在黃色、褐色區塊之間。(圖略) <text:line-break/><text:line-break/>英法在一戰尚未結束時，就已經開始謀劃要如何瓜分Ottoman Empire。他們非但沒有遵守當初「攻打鄂圖曼，就讓你們阿拉伯人獨立」的諾言，反而是自我「委任統治」中東，並開始引進可以代表英國利益的猶太人，想要未來透過擔任居中調節「族群衝突」的角色而獲利。阿拉伯人發現自己被歐洲人誑騙，憤怒之餘暴動，卻慘遭鎮壓，最後歐洲人以君主立憲+委任統治，草草了事。 <text:line-break/><text:line-break/>1920~1932英國「委任統治」期間，國家與社會的關係急速轉變。英國將帝國舊三省巴格達、巴斯拉與Mosul合併，根據女情報員 Gertrude Bell建議而「發明」出一個「無論如何無法長期支撐」的「伊拉克」這個新興國家，採取君主立憲制 (1921-1958)，作為當初幫英國軍隊攻打鄂圖曼帝國的阿拉伯貴族的「犒賞」。以往多元族群帝國的統治下，雖然有如同中世紀阿拉伯歷史學者Ibn Khaldun(有學者認 為是比孟德斯鳩還要古老的社會學家與人類學家）所描繪的城市定居者與沙漠遊牧者之間的永恆嫌隙，但這三省是大大小小不同的城邦自治區與相對自主的遊牧部落社會所構成的社群星團，穆斯林、庫德族、Jacobite基督徒、Armenian一直到十八世紀都可以彼此改信與融合，城市中猶太人、穆斯林與基督徒混居也是常態，族群的邊界是流動的。 <text:line-break/><text:line-break/>英國人為了收編統治突破效忠舊帝國的巴格達統治精英，又害怕都市穆斯林鼓吹獨立，因此提升部落主義，提倡族群分化(“balanced opposition“) 好讓他們彼此牽制、無法獨立，將原本鄂圖曼帝國在十九世紀下半葉開始進行的「去部落化」政策反其道而行，逐漸把許多部落領袖、宗教導師一個個變成了伊拉克 國會議員或有錢有勢的大地主，而「部落認同」也逐漸變成超地域的「族群認同」。一直要到1958年，受高等教育的年輕人再也無法忍受這些南部主導的、靠英國人撐腰坐大的伊斯蘭教長的反動勢力，才有了革命爆發。但英法統治者為了爭奪利益使得敘利亞、伊拉克境內的族群衝突增加，卻是一個新聞報導從來 不提的歷史事實。 <text:line-break/><text:line-break/>英法在瓜分舊帝國時，把舊三省合併割給英國、把敘利亞勢力削弱分割成「黎巴嫩」、「巴勒斯坦」與「約旦」，然後把伊拉克、土耳其、敘利亞的國土邊界畫在庫德族人與亞述族人等少數族群集中的土地上。由於Sinjar山區就是伊土敘三國的邊界，法國人想要擴展自己在Sinjar山區的勢力，好增強自己在敘利亞委任統治的影響力，所以一直到離開敘利亞以前(1946)，都不時增加了Yazidi地區的不穩定性。 <text:line-break/><text:line-break/>拉攏少數族群用來對付其他本土族群，是殖民者常用的伎倆，但歷史的發展往往也讓少數族群飽受災難。比如當越戰結束，美國撤軍後，幫美軍打游擊戰打了十五年 的高地Hmong族人，立刻就受到越共當局將其「滅族」的待遇。Armenian在土耳其慘遭大屠殺，其實也與主流社會對於他們「不願意成為國家的一份子」、「是歐洲人的走狗」的不信任態度，有深遠鉤掛。 <text:line-break/><text:line-break/>1934 伊拉克國力式微，國家軍隊尚未鞏固，必須徵兵，並確定所有少數民族對國家的忠誠。「第一支國家軍隊」對伊拉克是非常重要的統一象徵，少數族群不斷從邊界外流，以逃避兵役。1935-1940 Yazidi人拒絕伊拉克政府徵兵，開始攻擊政府官員。法國人暗中簇擁Yazidi叛亂，造成動亂擴大，弄巧成拙導致Yazidi難民人數增加。伊拉克開始怪罪當時委任統治敘利亞的法國當局、並視Yazidi族人為不可信任的「伊拉克的叛徒」。Yazidi區域也就成了伊拉克阿拉伯穆斯林國族主義的一塊鐵板。 <text:line-break/><text:line-break/>如同東南亞Zomia高地的人們總是在歷史中試圖逃離現代國家的控管、並以自治自主為核心文化價值(Scott 2005)，Yazidi一直是伊拉克國族主義無法深耕的地方。他們住的地方某一天被歐洲人劃入了伊拉克國土內，根本不是出於他們自願。Yazidi 一直是邊境土地(borderland)上的、難以馴服的一群高地人群，而英國委任統治，與法國人爭奪Sinjar的地盤，更加深了Yazidi地區難以管理的特質與Yazidi人與平地/都市/穆斯林的對立。 <text:line-break/><text:line-break/>Gertrude Bell，英國女情報員。據說就是她「發明」了「伊拉克」。阿拉伯人尊稱她為”Al Khatun”「受尊敬的女性」，甚至有美國人戲稱她才是「第一位伊拉克國民」。她在阿拉伯人之中吃得很開，並確立了新的伊拉克君主會效忠英國。 <text:line-break/><text:line-break/>1945-1947 英國人重新佔領伊拉克，影響力一直持續到1973。1958革命爆發，推翻君主立憲，伊拉克共和國成立。1968 Ba’ath政黨掌權，海姍於1979年實質掌權。1973 OPEC石油輸出國終於從原本在中東地區壟斷石油買賣的英美荷等國的國際石油公司手中奪回石油價格決定權，因此1967第四次以阿戰爭與之後的石油危機其實也能說是阿拉伯諸國欲擺脫歐美統治者長期霸凌的「獨立戰爭」。 <text:line-break/><text:line-break/>1979-1980 -1982伊朗伊斯蘭革命與兩伊戰爭，因本文篇幅已經很長，無法簡述（伊斯蘭革命後動盪的伊朗，與海珊想藉機擴張伊拉克版圖有直接關係，伊朗革命成功對於伊拉克什葉派認同的復興有激化作用）。1981 以色列攻擊伊拉克，並炸毀一核武基地，導致大量輻射外洩。1984 美國供應武器給伊拉克，並在1986將伊拉克視為同盟，是美蘇對峙的一環。 <text:line-break/><text:line-break/>1990 伊拉克債務累累，試圖以侵占（曾被英國人佔領了更久的）科威特獲取石油與貿易港口，由於冷戰乍看之下就要瓦解，歐美與蘇聯紛紛反對。聯合國要求伊拉克撤軍， 伊拉克說，如果以色列可以無視聯合國決議，繼續佔領巴勒斯坦，聯合國憑什麼要求伊拉克？想要伊拉克從科威特撤軍，就先讓以色列先從巴勒斯坦撤軍。結果換來波斯灣戰爭 。十萬伊拉克軍面對八十四萬聯合國部隊（一半以上都是美軍），波斯灣戰爭結束。 <text:line-break/><text:line-break/>然而就是波斯灣戰爭，讓賓拉登踏上「恐怖主義」的道路。沙烏地阿拉伯對美軍友好，甚至大開門戶，讓美軍與聯軍進駐阿拉伯，好攻擊伊拉克。賓拉登因為抨擊沙烏地政府而被放逐流亡，開始與其他冷戰時期就反對歐美霸權的組織結盟。賓拉登在1998「國際伊斯蘭聖戰陣線」成立後，解釋了他「恐怖攻擊」構思，他說，他是受到美國在日本投下的原子彈的啓發。 <text:line-break/><text:line-break/>現在的ISIS過去是Al-Qaeda的一部份，其橫掃伊拉克敘利亞邊境，其實不足為奇，因為「伊斯蘭國」誕生的背景，正是伊拉克的窮途末境，北部荒廢的二十年。2014年美國的軍火在敘利亞被ISIS奪走，與1982年阿富汗的塔利班興起有異曲同工之妙。（美國當初為了防堵蘇聯，給塔利班很多武器，雷根總統甚至讚譽塔利班為「阿富汗自由戰士」。）美國輸入中東特多的軍火，外商只在乎石油，伊拉克北部到處是沒有水、沒有電，薪水一直延遲給付，石油的收入(17%)沒有回饋到當地，區域政府與中央政府互相怪罪踢皮球的鬼地方。就好像滿清末年太平天國裡頭參與的份子並非都是神經病，一開始跟從「伊斯蘭國」的很多人並不是宗教狂熱分子，而是在原有社會情境中，已經失去了身為人類的尊嚴，沒有工作，沒有人生，沒有發言的權利。 <text:line-break/><text:line-break/>有些民眾甚至認為這是一場革命，一場伊拉克復興的革命。他們對於現行的伊拉克政權失望透頂，而且根本不認為這個美國扶植的政權有任何的正當性。一位庫德斯坦地區人民說，政客只會忙著蓋百貨公司、非法買賣石油然後去蓋豪宅跟塞滿自己的銀行戶頭，根本沒有人在發展國防。 <text:line-break/><text:line-break/>2014/8/13 勢力範圍圖。Sinjar山區是遭ISIS攻擊的關鍵地緣政治區域。(圖略) <text:line-break/><text:line-break/>在這種合法性危機的時刻，出現了ISIS。他們看到了阿拉伯之春只是曇花一現，結論是和平抗爭沒有用。要極端勒緊控制，要上國際媒體頭條，要嚇得敵人魂飛魄散。這讓某些北部居民，想起了過去曾經聽說的成吉思汗蒙古大軍。 <text:line-break/><text:line-break/>不要說是全球電視機前面的觀眾，伊拉克人自己也嚇得半死，一位Kurdistan區域的老商家就說： <text:line-break/><text:line-break/>這是哪來的自稱穆斯林的惡徒？誰會這樣殺戮、強姦又摧毀宗教聖地？哎，這些人不是穆斯林，我甚至認為他們根本不是人類。 <text:line-break/><text:line-break/>然而這些「非人類」，就是誕生於伊拉克邊境與北部長期所處在的「非人」環境之中。從Yazidi所居住的區域來看，控制那個區域，至少是控制與敘利亞邊界的樞紐的一環，而Yazidi作為「伊拉克國族的叛徒」之歷史幽靈，也再一次被召喚並幻化成「伊斯蘭國的敵人」。 <text:line-break/><text:line-break/>平行宇宙就在世界之中 <text:line-break/><text:line-break/>一直以來，命名絕非反映現實。命名是創造現實。命名是政治。命名很大程度上決定了觀看的角度，預設了「可見的」的內容。在此觀看框架外的敘述內容，都將自動隱形。美國與台灣的主流媒體，不會形容這個「加薩衝突」為緊急狀態！猶太復國主義好戰份子對巴勒斯坦的再次密集種族屠殺，美國應該要部署軍隊並向聯合國請求支援，因為猶太復國主義好戰份子已造成了第三級人道危機，世界上最古老的文明地區之一命在旦夕，刻不容緩。 <text:line-break/><text:line-break/>這段話聽起來，只能是在平行宇宙或alternative history 小說才會有的情節。不過，其實這個平行宇宙離我們很近，它就在印尼。 <text:line-break/><text:line-break/>印尼穆斯林普遍強烈同情巴勒斯坦，每年每個大城市都會有支持巴勒斯坦抗議以色列的遊行活動。大部份的報紙絕對不會使用「伊斯蘭好戰份子」、「哈馬斯是恐怖份子」這樣的預設。對以色列態度最強硬的報紙Republika就時常使用「猶太復國主義國」(Negara Zionis)來稱呼「以色列」。甚至，當印尼官方穆斯林組織與主流穆斯林團體都紛紛譴責ISIS對少數族群的屠殺行為之時，還是有報導會將「伊斯蘭國」的軍事行動稱為帶有正面意涵的、為了建國與保衛主權的「奮鬥」(perjuangan)。國立伊斯蘭大學(UIN)萬隆分校的校長Deddy Ismatullah就說：「很確定美國與以色列是恐怖主義組織，但還不確定(belum tentu) ISIS 就是恐怖組織」。為什麼呢？因為對他來說，關於美國與以色列的研究已經相當透徹，可以確定兩者都有「濫殺平民」、「長期限制中東人民」等等行徑，但是2014年的此時對於「伊斯蘭國」的了解幾乎完全闕如，因此沒有來龍去脈，他不敢斷言。 <text:line-break/><text:line-break/>當我長期觀察印尼的媒體，我看到了許多差異。我發現我們的世界觀相當西方中心主義。我們跟著西方媒體，只要兩三天的時間就可以判定哪些中東團體是「恐怖組織」，什麼是「種族屠殺」，但是花了六十八年的時間，卻無法看見最大的「恐怖組織」與最長時期的「種族屠殺」。 <text:line-break/><text:line-break/>看不見的恐怖攻擊 <text:line-break/><text:line-break/>當電視新聞又在報導非洲與中東的「戰亂」或「衝突」，而不是「歐美長期以來造成的人道危機」時，讓我們先停下來。講求快速更新簡短聳動，內建性地缺乏百年歷史縱深的新聞報導，有沒有提到，歐美殖民者瓜分中東並將諸國邊界刻意設定為多族群彼此牽制、維護歐美販賣武器與購買石油的威權政體、聯手屠殺原居住在巴勒斯坦的阿拉伯人並造成幾百萬難民後，鬥爭者在軍備劣勢下若想要打「獨立戰爭」，往往只剩下鋌而走險的「恐怖主義」？新聞是不是預設了、複製了這些是「原始的、不理性的、阿拉伯人的種族劣根性」造成的無止盡「衝突」的概念，再度重申這些只是「文明衝突」、是聖經裡面有預言過的「幾千年來的戰爭」。新聞是不是又一次粗糙地說，這只是亙古以來的「在地衝突」，而非過去一世紀以來跨越歐亞非的「後殖民戰爭」？ <text:line-break/><text:line-break/>我們的歷史是為誰書寫的？為什麼我們對這塊區域這麼不熟悉，以至於我們可以容許媒體將裏頭真實存在的人們不斷地去人性化與扁平化？為什麼我們無法累積對這塊區域的知識，每次都要從「什麼是伊斯蘭」、「什麼是什葉派」開始問起？為什麼我們始終認為問題是出在被屈從者他們自己身上，而不是出在更廣泛深遠與系統性的後殖民剝削、干預、侵佔的問題上？我們為什麼不知道伊拉克六零年代的大學女學生穿的跟我們一樣都是西服短裙，伊拉克當時過去的是泛阿拉伯主義、國族主義、社會主義，而伊拉克真的直到很晚近才有了過度政治化的宗派主義與極端「伊斯蘭」恐怖組織？ <text:line-break/><text:line-break/>民眾呼籲，遜尼與什葉應在此時此刻團結起來。 <text:line-break/><text:line-break/>關於歷史上存在有多種遜尼派與什葉派關係的可能，研究伊拉克遜尼派的學者Fanar Haddad甚至大膽地說：「伊拉克境內的遜尼派作為一種政治認同，在2003以前根本鮮少存在。」這當然是一個可辯論的議題，但重要的是Fanar Haddad提出了六零年代以來，伊拉克國族主義式Baathist意識形態的思考在政治場域中是根深蒂固的。就算遜尼與什葉有長久的宗派分歧，一直要到了二十世紀下半葉，才被轉化為俱有潛在政治意涵的宗教認同。 從伊朗的伊斯蘭革命、兩伊戰爭、經濟制裁後，宗派認同才被激化。 <text:line-break/><text:line-break/>最嚴重的，莫過於在2003年之後，破天荒地直接把宗派納入憲法體制裡頭，根據人口數量來做政府任職數量的分配，更加深了宗派sectarian的政治意涵。 一切都在2003年美國入侵後完全改觀。美國扶植的傀儡政府沒有正當性，民心渙散，族群失和，經濟停擺，短短十年就孕育了極端份子發動獨立戰爭，而試圖將中東的主權地圖改變。 <text:line-break/><text:line-break/>伊拉克的「宗派」仇恨不需要那麼深，但我們預設了他們必定很深且是為了很膚淺的理由，而西方媒體每播報一次，這種印象就加深一次。這就好像巴勒斯坦問題是因為當年聯合國偏袒以色列給予建國而造成大批巴勒斯坦難民才誕生的，而不是「幾千年來皆是如此」。「宗教歧視」與「種族迫害」（美國最近又一位無辜黑人少年慘死在警察手上）確實存在於世界各地，包括歐洲。每天都存在的，還有「壓迫」：經濟的壓迫，政治的壓迫，宗教的壓迫。大規模的暴力，都是有組織的行動(請見「暴動系統」理論)，要選在「權力真空」與「民心渙散」時被「政治動員」，並提供激化的「認同框架」，才有能量將「衝突」轉化為「屠殺」。 <text:line-break/><text:line-break/>把問題都推給了「文化差異」，完全無法解釋”Why now”的問題。絕大多數宗教人類學者與宗教社會學者拒絕「文明的衝突」理論，正是因為該理論完全忽視每個小區域在地的文化多元性與社會結構、撇開不談促成暴亂形成的特定政治時機與經濟背景、更低估了歐洲殖民中東後加速的族群衝突與固化的族群認同等政治歷史，以及美國的「反恐戰爭」模式已經讓「恐怖主義」不減反增的問題。 <text:line-break/><text:line-break/>我們所看到的「緊急狀態」，不是直截了當地從「文化」蹦出來的魔鬼，而是長期由歐美決定遊戲規則的扭曲中東 ，由長年累月的殖民者與被殖民者之「不平等生存條例」規則慢慢孵育而成的怪獸。我們只看到從勝利者角度去判定的恐怖攻擊，而輕易地正當化了這些勝利者自身的軍事行動所帶來的恐怖。 <text:line-break/><text:line-break/>當「和平」只是維護既得利益者的話術 <text:line-break/><text:line-break/>近幾年來，部分由於社會媒體使訊息更加民主化，資訊流出被層層封鎖的巴勒斯坦，國際間逐漸形成同情，而聯合國秘書長韓國籍的潘基文也跳出來說以色列猛烈攻擊學校、清真寺、住宅區，造成一百八十萬人流離失所，兩千條人命，包括三百多個孩童的生命，根本是「一項罪行」(“a criminal act”) ，就連許多美國人民都已經看不下去了。以色列卻說，他們只是回擊從這些大學校區、醫院、清真寺、住宅區發出來的巴勒斯坦火箭，因此算是「正當防衛」，而這些地方，不是「單純」的學校、宗教場所、醫療場所與住宅區，而是「恐怖攻擊溫床」(terrorist hotspot)。 <text:line-break/><text:line-break/>如果以色列軍隊是「正當防衛」，那為什麼哈馬斯就是「恐怖組織」呢？Hamas在邊境地區理論上都被嚴密監控與限制的情況下，居然可以找到機會與突破點向以色列丟出上百火箭，為的是想要抵抗以色列的殖民所造成巴勒斯坦的長期失業、缺水缺電、物資不足、強制徵收土地、生活世界被高牆、軍事哨點、任意搜查、生活物資只能偷偷摸摸地從「恐怖隧道」運入—或總歸一句，為了「捍衛主權」。可是這些武裝行動，卻從來不被美國政府與聯合國承認為「正當防衛」。 <text:line-break/><text:line-break/>被以色列軍隊蹂躪的加薩家園。(圖略) <text:line-break/><text:line-break/>有人說，為什麼要哈馬斯從醫院發動攻擊，「害得」醫院被攻擊？ <text:line-break/><text:line-break/>我回答，如果要抵抗以色列，還可以從哪裡發動攻擊？從以色列軍隊嚴格控管的地方嗎？ <text:line-break/><text:line-break/>有人說，哈馬斯不懂得有效地治理國家，只會搞意識形態戰爭。 <text:line-break/><text:line-break/>我回答，在以色列千方百計限制人民行動、就業與獲取物資的情況下，甚至不讓新聞外流「破壞以色列形象」的情況下，到底有哪個政府可以「有效地」治理巴勒斯坦？在這樣的情況下，什麼樣的「有效治理」，可以不同時也是在以色列許可的行動框架內行動？是什麼樣的「有效治理」，不同時也是默許了巴勒斯坦每況愈下的非人道狀態？如果巴勒斯坦作為一新興國族，只是為了減少戰爭發生，為了自保而不在乎作為二等公民，他們早該放棄了。 <text:line-break/><text:line-break/>有人說，不然就讓他們攻擊嗎？以色列當然會想要反擊啊？ <text:line-break/><text:line-break/>我回答，以色列擁有的選擇非常的多。問題只是他們願意不願意。以色列政府平日可以決策的範圍非常地大，他們可以少一點壓迫，少一點屯墾區，少一點任意搜身，少一點斷水斷電，少一點高牆，少一點殘暴。可是哈馬斯擁有的選擇是什麼？巴勒斯坦不是一個自主的「國家」，而是正在被殖民與屠殺的群體、其國族主義與獨立政府之形成在過去六十八年間一直處於在「草創」與「創傷」之間無限迴圈。多少年了，巴勒斯坦人的生活物資一切仰賴國際施捨。最近這七年，以色列非法佔領加薩，變本加厲，甚至連居民的卡路里攝取量都控制。 <text:line-break/><text:line-break/>以色列在巴勒斯坦居民人口密集的地方攻擊。 <text:line-break/><text:line-break/>有沒有什麼哈馬斯可以選擇的「和平」策略，是可以讓巴勒斯坦免於繼續成為土地上的二等公民的選擇？過去曾有過相對平靜的日子，那些「被動的和平」，不是已經向哈馬斯證實，「和平」等於「繼續當二等公民，甚至三等公民」嗎？ <text:line-break/><text:line-break/>權力可能決定知識的命名，決定了甚麼行動是戰爭，甚麼行動是恐怖主義。人道救援的文明也是歐洲人殺戮非洲人的文明，而別人的恐怖主義其實就是自己的文明血腥史的開花結果。因此，說別人「恐怖主義」以前，請讓我們先翻閱自己偉大文明的血腥歷史。唯有如此，才能夠有真正平等、對等的「和平談判」。 <text:line-break/><text:line-break/>合理化強權的歷史書寫總是讓壓迫者遺忘了將他者陷入萬劫不復的「非人」境遇的過去，然後再讓壓迫者以文明之姿對他者進行拯救。人道救援不該是西方的施捨，頂多只能是帝國主義血跡斑斑的道德贖罪。因為Yazidi族人所面臨的「緊急狀態」–願神眷顧他們–就是許多巴勒斯坦人六十八年來每日每夜所面對的「規則」。</text:p>
      <text:p text:style-name="P1">ethan   |  2018.10.21 16:09   |   <text:a xlink:type="simple" xlink:href="http://palinfo.habago.org/Entry?Command=Information_PrintForum&amp;iPage=51#FORUM37018"><text:span text:style-name="T1">#</text:span></text:a></text:p>
      <text:p text:style-name="P2">1.伊斯蘭教沒問題，但伊斯蘭國（ISIS)有問題， 伊斯蘭國(isis)這種類型組織雖利用伊斯蘭教，但本質上更接近顧傭兵或強盜幫派類的團體，靠製造動亂，恐怖手段或虛幻主義控制，爭奪利益。 （用恐怖手段殺異教徒，老弱婦孺）我感覺一般人語意上反對的是伊斯蘭國（ISIS)這種組織，但語詞上會把他們歸為穆斯林或伊斯蘭教或混用。 <text:line-break/><text:line-break/>2. 另有一類是反政府或反敵國的民兵組織，這一類有明確的政治訴求，合理性的程度跟立場與實際政治情況有關。 這跟國內或國際間的是否不平等的關係有關。這種訴求的合理性非絕對的或一成不變的價值。 <text:line-break/>3. 政府通常有社會秩序進行管理的權力與責任。通常有幾種合法的強制性方式。 a. 違法違規的教育 b. 學齡的義務教育c.兵役或國民役等義務訓練。這些是政府合法管理手段，但立法與執法品質是需要可以理性討論的。 <text:line-break/>4. 比如一些強拆房屋或管治流動攤販或民工或農工措施，其重點在於人民合法權益或財產權與社會安全與秩序的權衡問題，但到了某些地方就會被導引成或簡化成民族歧視。 城管打人或城管被打，到了別處可能變成漢人打維人或維人打漢人。前陣子看了一個紀錄片山西大同市長拆遷50萬居民的市政管理或居住問題，這類問題到了新疆就變成了民族衝突民族歧視問題。 <text:line-break/>5. 又或宗教自由問題，宗教有信仰或不信仰的自由，在宗教國家，在家庭或職場或政治中對其成員有約束力使之信仰特定宗教。 但這在世俗國家可能就是違法的。這種矛盾需透過溝通與教育來逐步達成共識。處理不好容易被扭曲或發展成為宗教歧視。但本質上並不是。 很多事情應該被檢討，但如果不對其正名則容易歪樓。 <text:line-break/>6. 我常看一些大陸的社會新聞。老兵在街頭抗議的，大棚戶拆遷抗議的，禁燒煤球桔梗導致貧戶抗議，養豬養鴨因污染問題被強制關閉，工廠因產業調整關閉轉型的，全面禁止騎機車的，強力管理低端人口的，有時候執法很粗暴，有時候涉事的民眾也是很刁蠻的。有些是長期粗放政策或管理的流弊，有些是執法人員素質差勁，有些事本質是貧窮問題，有些是官僚貪腐問題，有些是民眾現代法治觀念與生活習性的矛盾衝突。有些事民族或階級歧視。 凡此種種社會問題很多，都存在，但是ㄧ到了某些民族區域，到了特定媒體或輿論這些種類繁多的社會問題則都簡化為民族人權歧視的問題。 大多數人同意有這些社會矛盾，但反對的是這種簡化版的把問題歸位民族矛盾。 </text:p>
      <text:p text:style-name="P1">陳真   |  2018.10.21 02:32   |   <text:a xlink:type="simple" xlink:href="http://palinfo.habago.org/Entry?Command=Information_PrintForum&amp;iPage=51#FORUM37017"><text:span text:style-name="T1">#</text:span></text:a></text:p>
      <text:p text:style-name="P3">(續) <text:line-break/><text:line-break/>23，在過去，所謂恐怖攻擊很少聽聞，如今卻是幾乎每天都會在世界各地發生的平常事，而且集中發生在那些被美國所侵略的國家，死傷數十萬，無日無之。 <text:line-break/><text:line-break/>自從2001年很可能是美國自導自演 (至少事先知情並一路配合) 的所謂911事件後，美國開始進一步更加具有系統性地 "大展鴻圖"，侵略一個又一個國家，殺害數百萬人，上千萬人淪為難民。你如何可能期待這數以千萬人的受害者及其家屬絲毫不會有報復念頭？ <text:line-break/><text:line-break/>但是，很多年後我才發現，這樣一種報復，也許恰恰正是以美國為首的所謂西方民主陣營所期待的結果，因為，這正好給了他們更多的侵略藉口，更多的擴張勢力的機會，促進更大暴利的軍火買賣。於是，原本罕於聽聞的　"反恐"　一詞，迅速成為強權所最喜歡使用的廉價辭彙之一。任何卑鄙行徑，都可輕易冠以反恐之名而便宜行事。 <text:line-break/><text:line-break/>24，我雖然相信 "以眼還眼舉世皆盲＂的道理，但我捫心自問，倘若有一天，我遭遇到如同那千千萬萬的無辜受難者那樣的處境，我是否真能不產生絲毫報復念頭？ <text:line-break/><text:line-break/>十幾年前，我曾寫過一篇有關車城的文章，標題好像叫做 "亂世兒女黑寡婦"，這些丈夫或兒子與家人死於戰火的婦女，原本只是一些單純的上班族或家庭主婦或專業人士，乃至學生、少女，當親人被屠戮，當生活全毀，最後卻逼得她們笨拙地扛起槍械，成為所謂恐怖份子。 <text:line-break/><text:line-break/>當然不是說所有所謂恐怖份子全是一個類型（被迫做這樣一種自我聲明實在很腦殘，很無奈），但你如何可能否認，當你任意殺害千萬無辜人民時，不會帶來一丁點其實根本微不足道的反擊？就算你踢打一隻兔子，都有可能對你反擊。在某種重要的道德意義上，這就是不惜犧牲一己性命而投入戰鬥的所謂恐怖份子的基本原型。 <text:line-break/><text:line-break/>這些人並不是什麼老鼠屎，他們當然也沒有 "壞了一鍋粥"。在一次訪談中，Noam Chomsky 也曾提到類似看法。他還說，武力鎮壓不可能消除所謂恐怖主義，唯有消除背後不公不義等種種血腥殘酷與傷害，才有可能帶來和平。 <text:line-break/><text:line-break/>Chomsky說得沒錯，我沒什麼好反對。問題是：和平其實並不符合以美國為首的西方強權的利益。他們要的恰恰就是透過混亂與戰爭以擴大勢力，而這也是為什麼我強烈支持祖國的原因，因為惟有一個奉行不擴張不侵略政策的強大中國，才有可能遏止美帝及其附庸走狗之為所欲為。 <text:line-break/><text:line-break/>也許也可以這麼說，這是一種相對主義的道德概念，就如甘地所說，即便是在兩惡之間，我們仍應做出選擇，因為大惡小惡畢竟相去甚遠。 <text:line-break/><text:line-break/>相對主義式的道德概念是重要的。在道德問題上，我們還是得隨時把算盤拿出來打一打，分析利害得失，兩害相權取其輕。 <text:line-break/><text:line-break/>可是，即便強調了這一點道德的功利性，依然並不意味著那個所謂 "小惡" 一方的種種惡行應該全盤被容忍或甚至被鼓勵。 <text:line-break/><text:line-break/>25，我從未說過祖國在宗教上有什麼問題。相對來講，我更從不認為祖國打壓伊斯蘭。我僅僅只是說，維護所謂社會安全秩序與政治穩定，並不需要如此擴大打擊面，不應該隨便抓人打人，畢竟一切相對之中，仍有其絕對價值；個人的生命與權利，依然應該儘可能獲得最大的尊重。要不然，"我們" 遲早會跟 "他們" 一樣。 <text:line-break/><text:line-break/>26，至於針對伊斯蘭的污名化與妖魔化，這十多年來，隨著美國等西方國家的刻意抹黑與渲染，真是到了根本無法無天、人神共憤的地步。 <text:line-break/><text:line-break/>我相信上帝，仰慕基督，但我始終恥於成為教會的一員，我從沒見過歷史上哪個教會奉行耶穌的精神，我只看到它的反面。 <text:line-break/><text:line-break/>對於那些很喜歡從伊斯蘭教義或其宗教行為上去羞辱或甚至妖魔化伊斯蘭的基督徒與一般人們，不妨花個幾分鐘回顧一下基督教歷史，或回顧一下基督教的諸多表面教義，看看誰比較像撒旦的作為。 <text:line-break/><text:line-break/>我找到一篇劉曉波寫的基督教歷史。他本身好像就是個基督徒，總不會刻意抹黑基督教吧，大家不妨仔細看看基督教之種種作為恐不恐怖。如其所說："基督教的迫害史，從公元4世紀初一直延續到20世紀後期。" <text:line-break/><text:line-break/>我想說的是，為惡者是人，而非宗教本身。我恥於加入教會，同時也不打算遁入空門，但我對於基督教、天主教、伊斯蘭和佛教等等等，一樣心懷敬意。 <text:line-break/><text:line-break/>附錄： <text:line-break/><text:line-break/>劉曉波：基督教歷史上的迫害異端 <text:line-break/><text:line-break/>（節錄。全文請見： www.ncn.org ） <text:line-break/><text:line-break/>5th November 2012 <text:line-break/><text:line-break/>基督教對西方的偉大貢獻並不能掩飾其所製造的災難。在基督教主宰西方精神的漫長歷史上，教會犯下的最大罪惡便是迫害異教和異端。這樣的迫害史，從公元4世紀初一直延續到20世紀後期。 <text:line-break/><text:line-break/>四、初為國教時期的迫害異端 <text:line-break/><text:line-break/>非常諷刺的是，基督教由異教變成正統之後，也變成了製造並迫害其他異端的信仰獨裁者。從此，作為國教的基督教忘記了自己作為異教徒被迫害的傷疤，開始了在權力的支撐下的漫長的迫害異教徒的過程。 <text:line-break/><text:line-break/>君士坦丁大帝在把基督教定為國教之後，就開始迫害其他宗教信仰和基督教內部的異端。他就針對異教頒布嚴格的禁令：禁止在新首都敬拜任何偶像，禁止任何異教的集會並焚燬其會堂。 <text:line-break/><text:line-break/>四世紀的最後20年，狂熱的基督徒在羅馬各城市裡不斷地製造騷亂，摧毀異教的古老神廟，清除所有偶像和異教徒，禁止異教的祭祀和儀式。 <text:line-break/><text:line-break/>雖然，在基督教的擴張中，由於戰功赫赫並喜歡希臘哲學的朱利安皇帝（Julianus 公元332 – 363）信奉異教，導致了基督教正統地位的暫時動搖，但這位皇帝被一個基督徒刺死之後，無數基督徒公開慶祝這位異教皇帝死去，基督教也隨之再次控制了政府，大規模的迫害異教運動再次展開。 <text:line-break/><text:line-break/>4世紀末期，羅馬城中還矗立著700多座異教廟宇，但是，從公元380年開始，在信奉「尼西亞信條」的正統派格雷先皇帝（Gratian）的大迫害下，異教遭到了嚴重摧毀，驅趕異教的神職人員、拆毀異教的廟宇和僧院並沒收其土地。 <text:line-break/><text:line-break/>西元394年，東羅馬帝國的皇帝西奧多西一世（Theodosian I）率軍進入羅馬城，強迫元老院下令廢止所有異教信仰。及至５世紀中葉，羅馬城市中的異教徒已經所剩無幾，但基督徒卻越來越多，遍及整個帝國。 <text:line-break/><text:line-break/>同時，基督教從被立為羅馬國教之日起，基督教內部的派別之爭就從未停止過，正統對異端的迫害也從未中止過。 <text:line-break/><text:line-break/>君士坦丁大帝在尼西亞公會議上確立了「三位一體」的正統之後，也開始對基督教內的異端進行迫害，他下令：凡是不符合正統教條的主張全是異端，異端的書籍一經發現必須焚燬，私藏者將被處死。 <text:line-break/><text:line-break/>而且，基督教內部的派別之爭，還演變為血腥的暴亂。從325年的尼西亞公會議開始，正統的三位一體教義與不承認三位一體的阿萊亞斯派（Arius）之間的爭論一直持續。 <text:line-break/><text:line-break/>君士坦丁死後，在亞歷山大城和君士坦丁堡等城市，兩派之間的暴力衝突持續了長達一年時間（公元342 – 343），雙方共有3000多基督徒喪生。 <text:line-break/><text:line-break/>之後，基督教教會的最為重要、也最為繁瑣的任務之一，便是盡力阻止異端邪說的繁衍，迫害異端也就成為貫穿於正統基督教史的組成部分。羅馬教廷決不會容忍對正統教義的任何挑戰，極端敵視基督信仰上的個人主義的宗教自由。 <text:line-break/><text:line-break/>在教廷眼中，異端教派的罪惡是雙重的：既分裂教會的同一性，也有分裂國家的潛在危險。特別是在政教合一的統治時期，由國家支持的正統教派就特別反對由民族主義支持的異端教派。 <text:line-break/><text:line-break/>所有這些教派都遭遇過數位羅馬皇帝的殘酷鎮壓，特別是對摩尼教的鎮壓最為兇狠。公元385年，一位西班牙主教被指控為摩尼教徒，並與數位同伴一起被燒死。對其他異端派別，他們的領袖大都被逐出教堂，信徒被沒收財產。 <text:line-break/><text:line-break/>受迫害的異端派對正統派的怨恨之深，甚至達到了有你無我的程度，以至於，當阿拉伯人在公元7世紀征服埃及和近東之時，這些地區的一半以上的人將入侵者視為解放者，期望阿拉伯人讓他們在宗教上、政治上和經濟上得以擺脫拜占庭的殘酷統治。 <text:line-break/><text:line-break/>異端派必然成為該法典的禁止對像：首先是財產上的懲罰，比如，道納杜斯派、一性論者和其他反國教派別，統統沒收其財產，判處其無買賣能力，沒有繼承權和遺贈權，更無資格向正統基督徒借債。 <text:line-break/><text:line-break/>其次是參與公共事務的限制，異端派不得集會，不準擔任公職。 <text:line-break/><text:line-break/>最後是肉體滅絕，特別是對摩尼教徒和再次信奉異端者，統統處死。 <text:line-break/><text:line-break/>由於正統基督教對各異端的迫害，必須藉助於皇權的支持，所以，教會也就自然聽命於皇權。《查士丁尼法典》規定了皇帝對教會的統治權。就這樣，基督教正統教父們的神學與基督教皇帝制定的《查士丁尼法典》相結合，奠定了以基督教為道義正當性的法治秩序。 <text:line-break/><text:line-break/>教會制度和主教佈道成為建立秩序的主角，他們制定了一套基督徒應該遵守的道德準則，也制定了辨別何為「異教徒」的標準，有權威裁定基督徒生活中的是非善惡、高尚和低俗，逐漸形成了有別於世俗國家秩序的屬靈王國秩序。 <text:line-break/><text:line-break/>這種秩序，其內在權威是靠羅馬教廷及其頒布的一系列通諭建立起來的，進而形成了教會法和宗教法庭；其外在權威是靠對異端的文攻武嚇及其迫害建立起來的，所以才有中世紀的幾次十字軍東征和大規模迫害異端運動。 <text:line-break/><text:line-break/>五、迫害異端的制度化時期 <text:line-break/><text:line-break/>如果說，1096年，教皇烏爾班二世發動第一次十字軍東征是對外地的討伐異教，那麼，1215年，教皇英諾森三世主持召開的具有里程碑意義的世界性基督教公會議，就是對內的鎮壓異端。 <text:line-break/><text:line-break/>那是一個充滿戰亂、經濟變革和社會動盪的時代，隨著戰爭和商業而來的東西方交流的不斷擴展和加深，各類不同於正統基督教的思想觀念也蜂擁而至，從而導致了各種異端的興起。 <text:line-break/><text:line-break/>而當時佔據正統地位和達到權力頂峰的羅馬教廷，既是戰爭狂又是吸血鬼，既壟斷教權又壟斷財富，既炫耀主教的權杖又揮霍腐敗。這個企圖獨霸人類精神世界權力的教會，已經由單純的信仰團體變成了利益集團。 <text:line-break/><text:line-break/>在經濟上，一方面是日益加重的苛捐雜稅，對各地教會和普通信徒進行敲骨吸髓的詐取，另一方面是買賣神職、出賣贖罪券、聚斂和揮霍財富的腐敗，羅馬城裡的主教在拉特蘭宮（Lateran）的生活，其排場堪比皇帝及其王公大臣們。所謂「教皇的稅吏甚至比國王的軍隊更恐怖」的民間諺語，正是底層對教廷的強烈不滿的表達。 <text:line-break/><text:line-break/>於是，上帝的代理人已經變成雙重的獨裁者：精神的壓迫者和財富的掠奪者，異端思想也就成為底層反權貴反教權的有利工具。所以，最令教廷恐懼的反對力量，不是來自其他異教，而是來自基督教內部的異端，教廷根本不可能對各類異端做出寬容性的接納，而只能愚蠢地做出防禦性的鎮壓反應。 <text:line-break/><text:line-break/>可以說，異端大都是窮人的信仰，諸如「卡達派」（Cathar）、「韋爾多派」（或稱「里昂窮人派」）、以及魔法、巫術等。這些異端，與其說是反對基督教，不如說是「反對天主教會」。 <text:line-break/><text:line-break/>教廷自然要為維持自己的壟斷地位而向異端宣戰。距君士坦丁主持的全教會性宗教會議八百九十年之後的1215年，教皇英諾森三世主持召開了另一次具有里程碑意義的世界性基督教公會議，會議發佈的第三條教規就特別強調對異端的鎮壓。 <text:line-break/><text:line-break/>到1227年，教皇格利高裡九世執掌羅馬教廷之後，開啟了鎮壓異端的制度化：發佈「絕罰赦令」，設立宗教裁判所，發行「宗教法庭指南」，建立書籍審查制度，審訊時的體罰制度，懲罰法規（包括恥辱標誌、沒收財產、監禁、火刑處死等）之後，英諾森四世在1252年5月15日發佈了迫害異端最恐怖的教皇通諭《論徹底根除異端》：把根除異端作為國家的首要任務，要求世俗權力完全聽命於宗教裁判所。 <text:line-break/><text:line-break/>這項教皇通諭使義大利變成了名副其實的警察國家。天主教會的首席神學家聖．托馬斯．阿奎那也寫出了權威性的《駁異教徒大全》。 <text:line-break/><text:line-break/>十字軍東征成為最血腥的信仰之戰，宗教法庭成為最臭名昭著的迫害異端之地，留下了遺臭萬年的《女巫之錘》，這本經過教皇英諾森八世欽定的通諭，為腥風血雨的迫害異端開啟了大門。據記載，在義大利，宗教裁判所處死過至少一萬五千人；在西班牙，宗教裁判所處死過三萬二千人；在法國，宗教裁判所的審判官尼古拉．雷米是個迫害狂，據說他在一天之內就燒死過被判為女巫的八百名婦女。 <text:line-break/><text:line-break/>更荒唐的是，許多迷信魔法的高階神職人員卻熱衷於巫術審判，比如，1316年當選教皇的約翰二十二世，一面沉溺於各類魔法，不惜用自己的動產和不動產作抵押，來換取具有魔力的器皿，一面又瘋狂地迫害術士，連續發佈四份訓諭，發動了史無前例地迫害異教徒運動。 <text:line-break/><text:line-break/>無數的異教徒和女巫的鮮血淤積起來，阻塞了多元化的精神通道，窒息著人類的精神創造力。直到新時代黎明之際，宗教法庭還燒死過布魯諾，判決過伽利略；在16、17、18三個世紀裡，還陷於巫術審判的極端狂熱之中。 <text:line-break/><text:line-break/>據西方史家估計，在這種狂熱中被迫害致死的人數，高達二十萬到一百萬之間，而且大多數是女人。也就是說，中世紀被稱為「黑暗時代」，宗教不寬容及其迫害異端，便是這「黑暗」的最醒目標記。 <text:line-break/><text:line-break/>六、從寬容到迫害的新教時期 <text:line-break/><text:line-break/>即便以提倡宗教寬容著稱的馬丁．路德，在路德派取得了牢固地位之後，也逐漸放棄了寬容而轉向迫害。 <text:line-break/><text:line-break/>當路德開創的新教得到了德國候王們的支持和廣大教徒的信奉之後，他開始像他曾經反對過的歷任天主教教皇一樣，變成惟我獨尊的信仰霸主。他在1522年公開宣稱：「我不允許任何人批判我的主張，即使是天使。凡是不接受我的主張者就不能得救。」這樣的口氣，其霸道甚至超過了教皇們。 <text:line-break/><text:line-break/>路德還在《聖經．申命記》第13章找到了迫害異端的神聖戒律：「你不可顧惜他，你不可庇護他」；即便他是「你的同胞兄弟，或你的兒女，或是你懷中的妻子……你必定要殺他，你要首先下手，將其置於死地。」 <text:line-break/><text:line-break/>就這樣，路德假借上帝的命令之手把異端置於死地。早在13世紀，教廷就以此為根據大肆迫害異端。1515年，路德也求助於官方的檢查制度，毀掉再洗禮派和茨溫利派的「邪惡教條」。1530年，他建議政府把煽動暴亂和反私有財產的所有異教徒、所有宣揚基督是人而不是神的異端……統統處以極刑。 <text:line-break/><text:line-break/>其他新教的大小領袖和新教國家，也在得到權力之後回歸天主教的先例，模仿了天主教迫害異端的所有措施：沒收財產、關閉教堂、書籍審查、開除教籍、驅逐出境、逮捕監禁、處死。 <text:line-break/><text:line-break/>新教中的極端者甚至主張新教國家對信仰邪教者必要斬草除根，對其子女也像牲畜一樣一併摧毀。 <text:line-break/><text:line-break/>1537年1月18日，奧格斯堡市議會頒布一項針對天主教的命令：禁止天主教徒的禮拜，限該市的所有天主教徒在八天內改信新教，不服從者將被放逐，並派軍隊沒收所有的教堂和修道院的財產；祭壇和塑像被遷移，修士和修女被驅逐出境。之後，對天主教的禁令擴展到所有被新教控制的國家和地區，許多城市頒布過類似奧格斯堡市的法令。 <text:line-break/><text:line-break/>對於猶太人，當路德發現寬容態度也無法讓猶太人改信基督教時，他便露出猙獰的不寬容面目，他把猶太人與羅馬教皇歸為一丘之貉，斥之為「不敬神的壞蛋。」咒罵猶太民族是「一個僵頸、不信神、驕傲、邪惡、可厭的民族」，他公開號召把猶太人的學校和教會付之一炬：「讓任何人把硫磺和松脂盡量擲向他們，假如有人在他們身上投擲地獄之火，那就更妙了……把他們的房舍也給粉碎和摧毀。……把他們的書籍和《猶太法典》，還有他們的《聖經》奪下；禁止他們的教師在死亡的痛苦上，從此不再教導。封鎖一切的街道和大路以阻其通行。禁止他們放高利貸，把他們所有的金銀財寶奪下並貯進保險箱。如果這還不夠，將他們像瘋狗一樣地驅逐出境。」在路德看來，只有對異教徒採取這種趕盡殺絕的手段，基督徒才能榮耀我們的主和基督，上帝才會「發現我們是真正的基督徒。」 <text:line-break/><text:line-break/>加爾文的迫害異端 <text:line-break/><text:line-break/>新教的另一領袖加爾文的不寬容舉世皆知，著名作家茨維格的名著《異端的權利》，詳盡記述和評價了加爾文對異端的野蠻迫害。 <text:line-break/><text:line-break/>因提倡新教而受過天主教迫害的加爾文，最初同樣是迫害異端的堅決反對者，他不僅從人道主義出發反對迫害：「把異端處死是罪惡的，用火和劍結束他們的生命是反對人道的所有原則的。」他也基於基督教教義來反對迫害：「使用武器對付被教會逐出的人，並否認他們擁有全人類共同的權利是反基督教義的。」然而，一旦他被奉為精神教主和掌握權力之後，他對待異端的態度便由捍衛異端的權利變成必欲把異端置於死地。 <text:line-break/><text:line-break/>當他從流亡地被請回瑞士、出任最高決策機構長老會的會長之後，權力機構不僅變成了加爾文實行信仰獨裁的強制工具，也讓他本身的道德狂妄姿態迅速顯露，他自視為瑞士共和國的精神征服者，開始把極權野心加諸於一個自由共和國，旨在將共和國改造成神權獨裁的國家。他為日內瓦市行政會提供了「新教十戒」，要求市政會強迫自由市民逐個宣誓，公開接受他的新教義，而拒絕宣誓者將被驅逐。他迫害每一個反對他的宗教信條的人，教徒也好，自由民也罷，一旦拒絕向加爾文法令宣誓效忠，或在理論上向加爾文的教義提出異議，就會被加爾文視為敵人，不僅要被逐出日內瓦，而且可能被置於死地。 <text:line-break/><text:line-break/>靠新教信仰掌權的加爾文必須靠權力維護信仰的獨尊，權力一旦加入信仰之爭，必將把恐怖統治強加於論戰對手。加爾文公開宣稱：日內瓦已經變成腐敗不堪之城，只有厲行嚴格的統治才能扭轉頹風，需要絞死1800個青年，道德和教規才能在這建立起來。 <text:line-break/><text:line-break/>加爾文以保衛上帝為名而「把一個人活活燒死」，絕非保衛一個教義而僅僅是保衛獨裁權力。 <text:line-break/><text:line-break/>１９９９年８月寫於大連勞動教養院 <text:line-break/>２００４年１１月改於北京家中 <text:line-break/>——民主中國 (12/31/2004 17:25) </text:p>
      <text:p text:style-name="P1">ethan   |  2018.10.20 12:32   |   <text:a xlink:type="simple" xlink:href="http://palinfo.habago.org/Entry?Command=Information_PrintForum&amp;iPage=51#FORUM37016"><text:span text:style-name="T1">#</text:span></text:a></text:p>
      <text:p text:style-name="P2">基本上我認爲中國官方對宗教是比較保守的。 但卻不會反對特別的宗教。 講的都是極端思想與分裂勢力。 或聚集宗教力量的政治能量，如法輪功。 宗教本身不是主角。 <text:line-break/><text:line-break/>官方與主流媒體並不會鼓勵這種盲目的仇恨。 盲目的仇恨也是政治不穩定的因素。 不同文化交接處本就容易有矛盾， 有激化矛盾的聲音，也有和平交好的聲音，媒體天性都好追求放大這些極端思想與輿論。 <text:line-break/>把矛盾放大與扭曲的傾向才是人類最大的敵人。 <text:line-break/></text:p>
      <text:p text:style-name="P1">ethan   |  2018.10.20 12:16   |   <text:a xlink:type="simple" xlink:href="http://palinfo.habago.org/Entry?Command=Information_PrintForum&amp;iPage=51#FORUM37015"><text:span text:style-name="T1">#</text:span></text:a></text:p>
      <text:p text:style-name="P3">極端觀念附著在什麼上面，被附著的東西就容易被弄臭了。 老鼠屎弄臭了粥，粥容易直觀被當成厭惡的對象，但要明白真正的問題在於老鼠屎。 <text:line-break/><text:line-break/>任何宗教都會被拿來當作控制的手段工具。 各方的爭論差異點很大的一部分是，大家看到的是工具還是操作工具的力量。 如果把目光投向工具上面，就會錯過了真正問題的本質。 <text:line-break/><text:line-break/>舉槍殺人的主要因素是槍手而非槍。 把目光投在槍上，真正的槍手就錯過了。 <text:line-break/><text:line-break/>但真正的敵人就喜歡隱藏在群眾之中， 無差別的掃蕩，反而會掉入陷阱。 <text:line-break/><text:line-break/>但透過義務教育或國民役來對群眾進行應當的教育來說明現代國民的權利義務，把現代國家的規範與宗教規範中相衝突的部分作積極的管理與導引這是必須的過程。 但不應該把宗教與國家制度矛盾，等同於極端思想的問題。</text:p>
      <text:p text:style-name="P1">鄭永承   |  2018.10.19 17:29   |   <text:a xlink:type="simple" xlink:href="http://palinfo.habago.org/Entry?Command=Information_PrintForum&amp;iPage=51#FORUM37014"><text:span text:style-name="T1">#</text:span></text:a></text:p>
      <text:p text:style-name="P2">終於能夠理解陳醫師為什麼很討厭網路上的討論，難道事實的本質真的遠低於自身，當於自身的利益、自己的名聲或自己的謀種堅持有所牴觸時，事實就這麼容易的被放逐了，就陷入毫無意義的罵戰之中。 </text:p>
      <text:p text:style-name="P4"/>
      <text:p text:style-name="P1">陳真   |  2018.10.19 17:05   |   <text:a xlink:type="simple" xlink:href="http://palinfo.habago.org/Entry?Command=Information_PrintForum&amp;iPage=52#FORUM37013"><text:span text:style-name="T1">#</text:span></text:a></text:p>
      <text:p text:style-name="P2">18, 大約三年前吧，有個 "我是查理" 運動，但我不是查理，因為我不是混蛋。 <text:line-break/><text:line-break/>查理是法國一個周刊的名字，經常態度輕佻戲謔地發佈各種羞辱其它族群與其信仰的圖文，往往不堪入目，卻以 "言論自由" 為名，把自己塑造成什麼自由女神似的。 <text:line-break/><text:line-break/>穆斯林社群再三表示不滿，但是查理周刊不但依然使壞，甚且變本加厲。後來，遭受穆斯林幾位人士襲擊，出了幾條人命。 <text:line-break/><text:line-break/>我想說的是： <text:line-break/><text:line-break/>a. 天底下不應該有這樣一種羞辱抹黑其它族群的所謂自由，就如維根斯坦所說，"我們不該玩別人靈魂深處的東西"，倘若執意如此，將很難避免仇恨蔓延與報復。 <text:line-break/><text:line-break/>b. 我們應該搞清楚因果。很多所謂恐怖攻擊，難道不是僅僅只是少數一方或弱勢一方被殺害、迫害千萬人之後的一種根本微不足道的反擊？你可以任意殺害對方數百萬人，卻不能允許對方殺你數十人？ <text:line-break/><text:line-break/>我並不贊成以眼還眼，我只是要說，道德應具有一種內在的一致性；倘若你無法忍受 1 分的暴力，憑什麼你卻對1000000分的暴力視若無賭，甚且大力支持？而且，如果你無法忍受被迫害被壓制的弱勢一方的所謂暴力反擊，憑什麼你對強者根本毫無人性的迫害卻視若無賭，甚且大力支持？ <text:line-break/><text:line-break/>每次站樁，我常舉著這樣一個牌子，上頭寫著甘地的名言："以眼還眼，舉世皆盲"。當然，我不知道自己究竟有無資格舉這樣一個牌子，但我相信，這個道理是正確的。 <text:line-break/><text:line-break/>19, 前面幾位大陸朋友寫得很對，至少我基本上都能認同。每一種現象，背後因素肯定萬分複雜，很難以單一因素解釋。因此，我們應該儘可能在那最基本的是非價值方面，形成道德共識，避免傷及無辜，避免成為某種政治工具。 <text:line-break/><text:line-break/>20, 在各種利害衝突中，或是在各種問題上，少數族群或弱勢一方往往成為祭品，成為代罪羔羊，藉以轉移問題焦點，藉以凝聚某種有利於己的仇恨。以英國為例，即便是這樣一個所謂民主發展成熟的國家，每到選舉，照樣大打所謂 "種族牌"，把不良執政或所謂國家安全問題，歸咎於 "少數害群之馬"，歸咎於外來移民，歸咎於某種外部敵人，歸咎於誰領了多少就業津貼、誰佔據了多少工作機會等等。 <text:line-break/><text:line-break/>21, 回到查理周刊事件，我記得事後英國針對穆斯林移民做了一個調查，結果發現相當高比例的人同情兇手。難道這是因為穆斯林熱愛暴力？當然不是。調查中顯示，那是因為相當多比例居住在英國的穆斯林在平常生活中感受到各種敵意與傷害。 <text:line-break/><text:line-break/>22. 我連看都沒看就刪了方先生的後來幾則留言。十幾年來，相關理由已經說過幾百萬遍。巴勒網絕不唱什麼虛假的言論自由高調，該刪就會刪。天底下沒有一種討論是這樣的： <text:line-break/><text:line-break/>"啊不然就把你送去新疆住啊，看你受不受得了這些恐怖份子"。或是 "啊你們就只會靜站啊"，什麼 "腰不疼" 啊之類的。 <text:line-break/><text:line-break/>你見過研討會上有人是這樣討論問題的嗎？一種想法或陳述是否成立，得先自己先去哪個地方住住看，或是把恐怖份子送給你們台灣？這種水平的討論，我猜想網路世界肯定到處都是，但在巴勒網這是沒有言論自由的。</text:p>
      <text:p text:style-name="P1">蔡亦鸣   |  2018.10.19 14:38   |   <text:a xlink:type="simple" xlink:href="http://palinfo.habago.org/Entry?Command=Information_PrintForum&amp;iPage=52#FORUM37012"><text:span text:style-name="T1">#</text:span></text:a></text:p>
      <text:p text:style-name="P3">大陆网民对穆斯林的憎恨来源于过去也来源于现状的偏见甚至还有对党的移恨，互联网起了主要作用，这些年西方主流媒体对穆斯林的抹黑也功不可没。 <text:line-break/>我最初上网之时对穆斯林的憎恨就是从印尼排华，75等事件而来。而这些信息在共产党的官方宣传中都是不存在的，至少在我学会上网之前是闻所未闻的。 <text:line-break/>由此而来的憎恨可以轻易和多年宣传教育下的反日情绪无缝对接，只是后来发现这些信息也是真真假假虚虚实实，有很多记忆中的排华血腥照片，根本是移花接木。这就引起警惕了，除了共产党还有别人在塑造情绪，操控人心。 <text:line-break/>【揭秘网络虚假信息】印尼1998年排华的照片造假引发的联想【胆小慎入】 <text:line-break/>http://blog.sina.com.cn/s/blog_c10f0ea10101cabw.html <text:line-break/><text:line-break/>共产党在现实中各种狗屁倒灶的利益冲突间均采取偏袒的态度或者说一律采取单方面‘和谐’态度，而互联网让很多根本不曾亲身经历那些冲突的人产生共情。 <text:line-break/><text:line-break/>两少一宽 <text:line-break/>https://zh.wikipedia.org/wiki/%E5%85%A9%E5%B0%91%E4%B8%80%E5%AF%AC <text:line-break/>这政策在少数民族所在地未必得到执行，但是在非少数民族的各个省份却执行的厉害，其产生的逆向淘汰与偏见歧视让少民自身也深受其害。 <text:line-break/><text:line-break/>为什么上海警察面对化隆拉面帮很无奈 <text:line-break/>http://club.kdnet.net/dispbbs.asp?boardid=1&amp;;id=11763454 <text:line-break/>切糕党 <text:line-break/>https://zh.wikipedia.org/wiki/%E5%88%87%E7%B3%95%E5%85%9A <text:line-break/><text:line-break/>“新疆小偷” <text:line-break/>The Trail from Xinjiang 偷 /Documentary 纪录片 <text:line-break/>https://www.youtube.com/watch?v=wB9o9-IIQJY <text:line-break/>陈东楠：世界上一切的罪恶都源于“偷” <text:line-break/>http://gy.qq.com/original/story/sto113.html <text:line-break/>新疆被拐少年：失去了童年，但我还有未来 <text:line-break/>http://www.bjnews.com.cn/inside/2014/07/23/326669.html <text:line-break/>这些其实与宗教全然无关，都是现实之事，只是因为恐惧怀疑而被挂钩了。 <text:line-break/><text:line-break/><text:line-break/>过去大陆网络上不乏为穆斯林辩护的声音，以中穆网最为出名，只是网络终究是个败德的地方，中穆网内理智的声音无人问津， 贩售恐惧，挑动仇恨的言论却广泛流传，那些不知究竟是不是穆斯林的id在中穆网发出了代表穆斯林的仇恨言论，这时因为‘民族团结’党和谐的能力莫名失效了，这些仇恨言论大肆传播，而被这些言论挑起的反向仇恨却常常因为党的政治正确‘破坏民族团结,伤害民族感情’被和谐，这不但没能制止仇恨的发酵，反倒起了推波助澜的作用。 <text:line-break/>14年云南火车站袭击发生后，终于在大陆互联网上形成了网络群体的政治正确，那些过去互相攻击的“五毛”“美分”“爱国贼”“带路党”以及根本不关心政治的普通人也达成了一致：反穆。 <text:line-break/>到了16年因为转发致习近平公开信，中穆网被永久关停，党的政治正确和网络的政治正确合流了，反穆有了官方背书，彻底安全了。 <text:line-break/>基本就如韋懷所说：没有人再关心为穆斯林辩护的声音了，剩下的只有条件反射式的反穆，反穆，反穆。 <text:line-break/>这股情绪是不是党暗中挑动我不知道（个人很怀疑这一点，因为中宣部和网络监控部门又蠢又坏），只是今日终于被党当做擦脚布利用了起来。 <text:line-break/><text:line-break/><text:line-break/>在观看巴勒网之前我也被这股情绪支配过，以上就是我个人的视角</text:p>
      <text:p text:style-name="P1">邹子恒   |  2018.10.19 13:14   |   <text:a xlink:type="simple" xlink:href="http://palinfo.habago.org/Entry?Command=Information_PrintForum&amp;iPage=52#FORUM37011"><text:span text:style-name="T1">#</text:span></text:a></text:p>
      <text:p text:style-name="P2">作为一个内陆的年轻人，在关于伊斯兰教的讨论上我希望能提供一些自己的观察和看法。 <text:line-break/><text:line-break/>首先关于方先生和Wang先生、陈真先生关于伊斯兰教的教义的讨论，我没有作过任何研究，无从置喙。而且身边大部分居民也像我一样缺乏神学知识，我们对伊斯兰教，首先获得了一个态度，然后比较容易地吸收网络上一些攻击的论点，像方先生的论述内容和逻辑，在大陆网络上近些年是很典型很普遍的。 <text:line-break/><text:line-break/>“反伊斯兰”并不是一种“政治正确”。在大陆的语境中，“政治正确”是由官方给定的，比如说反腐败反分裂，而“反伊斯兰”是一种网络讨论中的潮流，并且确切地说，我认为是在最近四五年中声音才大了起来。一种声音在网络上能形成主流，首先要有产生的土壤，然后在生长中不会受到大的阻碍。“中西主流媒體長年以來甚囂塵上的妖魔化伊斯蘭言論與洗腦”，在大陆媒体中，官媒对伊斯兰的论述是十分谨慎的，应该一直抱着“打击极端思想，独立自主办教，爱国爱党爱教”的论点不动的，南方系的媒体我不太关注，网络上的自媒体“反伊斯兰”声量正在逐渐变大。 <text:line-break/><text:line-break/>这种思想产生的土壤我认为主要有两方面。一方面是不平等始终存在，大陆社会中有种种不平等，这些矛盾越来越广泛而且差距越来越大，本届政府采取了很多手段针对这一点，成效未知。而在这些矛盾中，民族宗教问题造成的矛盾是始终存在的。民族划分和宗教划分理论上应该是独立的，因为按照宪法，公民有选择信仰的自由，但在当初划分民族时有参考了宗教标准（最明显的例子是回族，在血缘上没有区别，基本按信仰划分出来的少数民族），使得两种问题交织在一起。政府的早期政策，在后来的实践中逐渐形成了矛盾产生的土壤。一、出台少数民族优惠政策，初衷是为了扶持经济不发达的少数民族地区，但没有按照经济条件进行划分，而是简单地按照民族“一刀切”，尤其是在高考和生育政策上，造成了很大的不满。二、为了做好“统战工作”，在涉及少数民族问题上懒政怠政，甚至对某些黑恶团体不敢动（当然大部分少数民族同胞遵纪守法，还有许多汉族人利用其它特权关系组成黑恶势力），形成了非常恶劣的影响，比如大陆网络中的“三等公民”说。另一方面，是随着国力的增强，共产主义理想的缺位，民族自豪感增强的同时就是民粹主义、甚至沙文主义抬头，原本被阶级斗争、中西差距大遮盖的次要矛盾往上浮，在某种意义上，网络正在不自觉地构建一种文化上的优越感，（由于共产主义理想的缺位）这种优越感常常包括悠久的历史、对西方文化血腥原始积累的批评、以及无神论教育等等，在这个形成过程中，出现了很多粗糙的半成品，他们试图将近代的无神论反推得到整个中国历史的支持，比如“当西方人面对洪水，祈求上帝饶恕他们，中国人面对洪水，三过家门不如降服自然……”等论述，伊斯兰教在这个层面上是和基督教、天主教一起作为一神教被攻击的。但从这些土壤中来看，基本上是和伊斯兰教的具体教义无关的，我认为是一种对不平等的民族政策的不满泛化、转移到了整个伊斯兰教上。然后网络上再逐渐挖掘教义中的“黑点”和中东地区的落后现实，形成一种“伊斯兰教落后”的论述。 <text:line-break/><text:line-break/>这种声音的形成我认为是在最近几年。几年前在网络上批评民族宗教政策、批评某些少数民族人员行为是很受限制的，官僚体系十分担心“影响民族团结”，知乎网站当时就因为删了不少这种批评、可能还禁了一部分账号被称为“绿乎”。而这一部分早期的被删帖压制的批评者有不少都变成了偏执的“穆黑”。但是最近的风向明显变了，当人们对所有不平等都感到焦虑时，对某一方面批评的放开就很容易造就大潮。所以讲政府操纵“反伊斯兰”舆论是不确切的，政府会不会到某个程度回过头来对“反伊斯兰”言论进行批评尚未可知。而对于“人权”的讨论，我没有形成完整的看法，故没有观点。</text:p>
      <text:p text:style-name="P1">陳真   |  2018.10.19 11:10   |   <text:a xlink:type="simple" xlink:href="http://palinfo.habago.org/Entry?Command=Information_PrintForum&amp;iPage=52#FORUM37009"><text:span text:style-name="T1">#</text:span></text:a></text:p>
      <text:p text:style-name="P3">(續) <text:line-break/><text:line-break/>17，納粹迫害猶太人，眾人譴責至今。但是，相較於穆斯林長年以來的被迫害，被殺害，被羞辱，被刻意醜化妖魔化；其嚴重程度何止納粹行徑之千百倍，但是眾人卻傻乎乎地高聲叫好。不信你去英國隨便找個穆斯林來問問，看他居住在所謂自由寬容的英國，心中感受如何？人身安全性如何？看他夜裏或甚至大白天敢不敢心中毫無掛慮地穿戴著具有伊斯蘭特徵的衣物或物品上街？ <text:line-break/><text:line-break/>歷史似乎總是如此，迫害之當下，眾人歡呼，惟有當千百年過後，人們彷彿才會意識到問題所在。 <text:line-break/><text:line-break/>華人在過去數百年來在西方社會的文化型塑認知中也曾遭遇類似情境，到處都是抹黑、醜化與羞辱，描述得完全不堪入目，簡直就是把華人當成低等禽獸，至今依然。 <text:line-break/><text:line-break/>強勢一方如今之所以不敢再明目張膽肆無忌憚地對你胡作非為，並非因為他們的道德感提昇了，更不是因為華人在他們的文化宣傳之中的低等醜陋之物種特性已經進化，而是因為這樣一種迫害將有可能招來華人社會的反擊。 <text:line-break/><text:line-break/>伊斯蘭的處境，基本上也是在走這樣一個過程。甘地說得對，"非暴力不是懦弱的遮羞布"。他說，"在暴力與非暴力的選擇之間，一個人與其懦弱地受人糟蹋而不敢吭聲，我寧可他使用暴力反擊。" 在這個意義上，諸如賓拉登的勇氣與犧牲，我心懷敬意。</text:p>
      <text:p text:style-name="P1">陳真   |  2018.10.19 10:35   |   <text:a xlink:type="simple" xlink:href="http://palinfo.habago.org/Entry?Command=Information_PrintForum&amp;iPage=52#FORUM37007"><text:span text:style-name="T1">#</text:span></text:a></text:p>
      <text:p text:style-name="P2">依照這位方先生(或小姐或小朋友？)的邏輯： <text:line-break/><text:line-break/>中國長年以來老是剽竊別人的智慧財產權，一大堆山寨品，無日無之，這種小偷國家，大家當然要聯手制裁，最好消滅才對。 <text:line-break/><text:line-break/>中國要人民幣漲，它就漲，要它跌，就馬上跌跌不休，這種操縱匯率傷害自由市場精神的專制國家，大家當然要聯手制裁，最好消滅才對。 <text:line-break/><text:line-break/>中國在南海到處建人造島礁，並加以軍事化，嚴重破壞區域和平，這種窮兵黷武野心勃勃的國家，大家當然要聯手制裁，最好消滅才對。 <text:line-break/><text:line-break/>中國人藉著財大氣粗，全世界到處炒房，炒得當地人民不聊生，家家戶戶連房子都買不起，這種危害眾人居住權的國家，大家當然要聯手制裁，最好消滅才對。 <text:line-break/><text:line-break/>中國人普遍素質不佳，公眾場合講話大小聲，隨地大小便；不信的話，你去跟中國人住在一起或是當鄰居看看。這種不文明的國家，大家當然要聯手制裁，最好消滅才對。 <text:line-break/><text:line-break/>中國整天打壓台灣，動不動就威脅要武力對付台灣人，這種鴨霸蠻橫的極權國家，大家當然要聯手制裁，捍衛民主自由，最好把它消滅才對。 <text:line-break/><text:line-break/>中國連上個網也要管，生活真是樣樣不自由，不信你去大陸住看看；我才第一次去北京，馬上在光天化日下就被一群歹徒行搶，而且還揚言就是要針對台灣人進行傷害。我就近去找公安，公安說這種事一天發生千百萬回，怎麼管？這種缺乏文明法治的國家，大家當然要聯手制裁，最好消滅才對。 <text:line-break/><text:line-break/>以下同理類推。 <text:line-break/><text:line-break/>網路討論基本上就是這等水平。</text:p>
      <text:p text:style-name="P1">方在平   |  2018.10.19 10:32   |   <text:a xlink:type="simple" xlink:href="http://palinfo.habago.org/Entry?Command=Information_PrintForum&amp;iPage=52#FORUM37006"><text:span text:style-name="T1">#</text:span></text:a></text:p>
      <text:p text:style-name="P3">TO 楊世主 <text:line-break/>不劳您费心啦，我2013年就开始在这里潜水了。我一向尊敬陈医师还四处宣传这个网站，看见陈医师为林义雄洗地我都忍了，但涉及我们内政的我不能忍。 <text:line-break/><text:line-break/>我也不想在这接着吵了，成长环境不同三观不同。各自保留，到此为止。 <text:line-break/></text:p>
      <text:p text:style-name="P1">楊世主   |  2018.10.19 10:18   |   <text:a xlink:type="simple" xlink:href="http://palinfo.habago.org/Entry?Command=Information_PrintForum&amp;iPage=52#FORUM37005"><text:span text:style-name="T1">#</text:span></text:a></text:p>
      <text:p text:style-name="P2">不知方先生有否看過本留言板從1到533頁的所有討論內容？搭配本網前頁主題文章，個人覺得是學習如何看世界的優良教材，相信您會在此獲益良多，深得啟發。</text:p>
      <text:p text:style-name="P1">陳真   |  2018.10.19 10:01   |   <text:a xlink:type="simple" xlink:href="http://palinfo.habago.org/Entry?Command=Information_PrintForum&amp;iPage=52#FORUM37004"><text:span text:style-name="T1">#</text:span></text:a></text:p>
      <text:p text:style-name="P3">另外，順便做點聲明： <text:line-break/><text:line-break/>巴勒網在我自己看來，是島內唯一的清靜之所，因為我多少可以控制它的言論水平。經常卻有人說我在哪個什麼論壇或網站或什麼臉書留言，我得聲明，我還不至於無聊至此；我不可能會去 "巴勒網" 和 "生命親系譜" 之外的地方留什麼言。 <text:line-break/><text:line-break/>網路世界對我這樣一個具有美感與道德感潔癖的人來說，臭不可聞。電腦之於我，不過就像一台打字機，我對網路世界極端厭惡，陰暗猥瑣低能敗德；特別是中文世界，更是避之惟恐不及，更不用說什麼還跑去哪裏留言。 <text:line-break/><text:line-break/>我也沒有臉書或任何所謂社群網站，我只有巴勒網和一個已停止運作並逐步刪減內容長達十多年的 "生命親系譜"。</text:p>
      <text:p text:style-name="P1">陳真   |  2018.10.19 09:44   |   <text:a xlink:type="simple" xlink:href="http://palinfo.habago.org/Entry?Command=Information_PrintForum&amp;iPage=52#FORUM37003"><text:span text:style-name="T1">#</text:span></text:a></text:p>
      <text:p text:style-name="P2">方先生(？)， <text:line-break/><text:line-break/>西方對伊斯蘭宗教及其國家與人民的迫害與妖魔化，自古已然，於今尤烈。這些基本事實，難道我是要牽著你可愛的小手手，一個字一個字教你閱讀嗎？美國需要在發射每一顆飛彈，殺害每一個人，強姦每一位婦女時，都高舉著帝國主義的旗熾與口號，才叫做帝國侵略嗎？ <text:line-break/><text:line-break/>在網路上和人從事所謂 "討論"，基本上就是一件做賤自己的事，因為水平實在落差太大。你不可能跟一個連一加一等於二都搞不太懂的人討論微積分或數學哲學。</text:p>
      <text:p text:style-name="P1">方在平   |  2018.10.19 09:37   |   <text:a xlink:type="simple" xlink:href="http://palinfo.habago.org/Entry?Command=Information_PrintForum&amp;iPage=52#FORUM37002"><text:span text:style-name="T1">#</text:span></text:a></text:p>
      <text:p text:style-name="P3">TO 孫韋懷 <text:line-break/><text:line-break/>你们岛内的人有想过为什么反穆斯林会成为政治正确吗？那是一起又一起的伊斯兰恐袭，一起又一起的切糕讹诈，一起又一起的白帽拉面党对竞争对手打砸抢对房东耍赖强租，一起又一起的清真水清真席位清真卫生纸清真盐清真输血，一起又一起的罔顾他人执意行使自己的宗教少民特权带来的！ <text:line-break/>我还是那句话，欢迎你去南疆住上一住。没有调查就没有发言权，外围看戏的人站着说话不腰疼，只会说假大空话。 <text:line-break/><text:line-break/>TO 陈医师 <text:line-break/><text:line-break/>英國和美國都可以說是所謂基督教國家(特別是英國把基督教訂為國教)，倘若ISIS那一小撮人的暴力危害是1，那麼，西方這些基督教或天主教國家對全世界的危害就是1000000，後面至少得加上五、六個零。 <text:line-break/>———————————————————————————————————— <text:line-break/>Excuse me? 你何时见到英美入侵阿富汗伊拉克介入别国选举是打着基督教的旗帜搞宗教迫害了？英美等欧洲国家固然有着让人民陷入战火流离失所的大罪孽，但归类到基督教上不是明显的浑水摸鱼吗？ <text:line-break/><text:line-break/><text:line-break/>而且，當代如此，古時亦然。把ISIS所做的一切所謂破壞與血腥全部加起來，然後再乘以一百萬或一千萬，恐怕都還遠遠比不上這些西方宗教在歷史上所幹下的種種極端恐怖血腥暴行。整個基督教或天主教的歷史，就是一部殘酷迫害異己、燒殺擄掠的血腥歷史。我們寬容了這樣一種偏離教義的偽宗教的存在，沒有把它鏟除，它卻反倒要鏟除別人，反倒說別人是撒旦。 <text:line-break/>———————————————————————————————————————— <text:line-break/>拜托请活在当下，你作为一个基因传播到现在的人，你的祖先背负着几千几万年来同类相残的血债，你要不要自我反省认罪以谢那些死去的猿人？ <text:line-break/>基督教早就自我改良反省世俗了，如今在大多数的政治领域只剩下了仪式和符号，更不要提新教文明促进了科学和社会风俗的进步。反观伊斯兰教，千年不变的教条，拒绝改革，拒绝科学，他们的目标就是把人类拖回中世纪，完成他们圣战成功建立大伊斯兰国的美梦。哦，对了，伊斯兰教残酷压迫女性，反同性恋，这你也是看不到的。</text:p>
      <text:p text:style-name="P1">陳真   |  2018.10.19 01:00   |   <text:a xlink:type="simple" xlink:href="http://palinfo.habago.org/Entry?Command=Information_PrintForum&amp;iPage=52#FORUM37001"><text:span text:style-name="T1">#</text:span></text:a></text:p>
      <text:p text:style-name="P2">（又續） <text:line-break/><text:line-break/>10，Alex Wang 你所推薦的牧師視頻： <text:line-break/><text:line-break/>https://www.youtube.com/watch?v=n78RAvC1o1Q <text:line-break/><text:line-break/>我只看了前面大約四分鐘的內容，感覺很荒唐；我毫無疑問會把這樣的牧師定義為人渣等級的神棍。這樣一些言論，市面上四處可聞，相當卑鄙不是嗎？這位神棍是這麼說的： <text:line-break/><text:line-break/>"各位從媒體都知道伊斯蘭國 (ISIS) 的惡行，但實際上更邪惡。他們殺害基督徒、小孩，甚至包括非基督徒，並且販賣女童做為性奴以籌措經費打聖戰，同時還摧毀伊拉克和敘利亞，包括教堂與千年遺跡等，都遭到破壞，真是相當駭人聽聞。伊斯蘭國並且還造成數百萬的難民！ <text:line-break/><text:line-break/>但我今天要追本溯源，查考歷史，來探討伊斯蘭國到底如何崛起。我還要講些我自己的親身經歷，看看神在世上如何工作。 <text:line-break/><text:line-break/>首先，我要翻開聖經，其實我都會背啦，但你們有誰讀過這些經文嗎？你們知道耶穌為何降臨嗎？有一些經文談到這問題。我研究過耶穌自己如何說他自己為何降臨世上？有幾十節經文，出自祂所鍾愛的約翰門徒的手筆。耶穌提到，做為神的兒子顯現在世上，就是要消滅伊斯蘭國，消滅撒旦的作為。 <text:line-break/><text:line-break/>我由衷相信，伊斯蘭國是邪惡、屬於惡魔的組織，目的就是為了偷竊、殺害與破壞。耶穌就是這樣形容撒旦，而伊斯蘭國就是專門幹這種事。主耶穌要我們和祂併肩作戰來消滅撒旦。因此，我們都是戰士，都是地面部隊或空軍，無論是藉著禱告或具體行動或捐獻，你我都有責任消滅伊斯蘭國。" <text:line-break/><text:line-break/>我的天啊！這些神棍真的是有夠無恥下流！睜眼說瞎話！看來，我的溝通能力又到了盡頭，我真不知道該怎麼說了。 <text:line-break/><text:line-break/>11，這些衣冠楚楚的神棍人渣，他們根本不需要親自殺人，並不是因為他們道德崇高，而是因為他們有著更加恐怖千百萬倍的屠殺異己的方法。這就如同台灣的人渣政客們哪個會去持槍搶銀行？根本不需要。他們只須去酒店喬一喬事情，玩玩女人，或是打幾通電話，談談事，馬上就能搶到比搶銀行千百萬倍以上的暴利，不但沒有風險，而且還能整天滿口救國救民的漂亮話；自己搶還不夠，兒子女兒女婿丈母娘全部一舉雞犬昇天，個個吃得肥滋滋。 <text:line-break/><text:line-break/>這位牧師不就是這樣嗎？老實說，我對ISIS基本上還懷著某種敬意，至少他們好歹是以自己的生命做為代價去追求他們心目中的理想。 <text:line-break/><text:line-break/>12，宗教如果可以寬寬鬆鬆隨意更改教義，這種彈性 “宗教” 得打個引號，對我來說，難以恭維。那不是宗教，那只是披著宗教外衣的社團，就像獅子會那樣，兩者有何本質上的差別呢？ <text:line-break/><text:line-break/>13，至於宗教的世俗化，那是一種實然，而非應然。 <text:line-break/><text:line-break/>14，英國和美國都可以說是所謂基督教國家(特別是英國把基督教訂為國教)，倘若ISIS那一小撮人的暴力危害是1，那麼，西方這些基督教或天主教國家對全世界的危害就是1000000，後面至少得加上五、六個零。 <text:line-break/><text:line-break/>而且，當代如此，古時亦然。把ISIS所做的一切所謂破壞與血腥全部加起來，然後再乘以一百萬或一千萬，恐怕都還遠遠比不上這些西方宗教在歷史上所幹下的種種極端恐怖血腥暴行。整個基督教或天主教的歷史，就是一部殘酷迫害異己、燒殺擄掠的血腥歷史。我們寬容了這樣一種偏離教義的偽宗教的存在，沒有把它鏟除，它卻反倒要鏟除別人，反倒說別人是撒旦。 <text:line-break/><text:line-break/>15，所謂欲加之罪，何患無辭，強者要找弱者麻煩，還怕找不到理由嗎？今天倘若是ISIS是世界強權，你看他將會怎麼列舉基督教危害世人的罪行，理應消滅之。 <text:line-break/><text:line-break/>16，中西主流媒體長年以來甚囂塵上的妖魔化伊斯蘭言論與洗腦，並非偶然，而是出於卑鄙的政治動機。這其實就如同納粹當年之所為。</text:p>
      <text:p text:style-name="P4"/>
      <text:p text:style-name="P1">孫韋懷   |  2018.10.18 18:07   |   <text:a xlink:type="simple" xlink:href="http://palinfo.habago.org/Entry?Command=Information_PrintForum&amp;iPage=53#FORUM37000"><text:span text:style-name="T1">#</text:span></text:a></text:p>
      <text:p text:style-name="P2">大陸網絡上充滿反伊斯蘭言論，甚至成為一種“政治正確”，如果在網絡上有人膽敢為穆斯林說話，絕對會立刻被圍而攻之。而且為穆斯林辯護什麼內容都無所謂，大家都只會說伊斯蘭教本身的教義有問題必須從地球上消失，或者陰陽怪氣的說豬肉很香很好吃，最多人會直接開罵。不知道這種輿論氛圍是否是被操縱的，在我純屬一廂情願的想象看來，大陸政府不至於干這種事，也不至於建立幾千人的集中營。如果要說新疆維吾爾族的人權有沒有收到迫害，毫無疑問是有。比如邊遠村莊只要青年無學業無工作，每天村幹部就會來看你在不在家，不可以出遠門，寫信買東西也都被監管。我接觸到的都是這種，而這種管制在我身邊的朋友看來，已經到不可接受的程度了。 <text:line-break/>越活越不知道什麼是善、什麼是惡，但我知道我願意與說出哪種話的人永世為敵。我相信本性難移，世界變好的希望是整體，不是個人。只是如果真的有一天所有人都是平生只知行善的正派人，我會絕望至極。</text:p>
      <text:p text:style-name="P1">Alex Wang   |  2018.10.18 12:47   |   <text:a xlink:type="simple" xlink:href="http://palinfo.habago.org/Entry?Command=Information_PrintForum&amp;iPage=53#FORUM36999"><text:span text:style-name="T1">#</text:span></text:a></text:p>
      <text:p text:style-name="P3">7. 尤有甚者，居然把伊斯蘭教說成是一種必須鏟除的 "人類毒瘤"，這意味著不管我們在某些問題(例如統獨)上的想法是否一致，但事實上我們絕對不會是同志。這種希特勒式、以色列式的思維，才是人類社會的真正毒瘤。 <text:line-break/><text:line-break/>---------------------------------------------------------------- <text:line-break/><text:line-break/>伊斯蘭教，有非常頑固的部分，對異教徒的不寬容，以及教義的不可更改性。 <text:line-break/><text:line-break/>這位牧師的介紹，你可以看看，並不偏頗。 <text:line-break/>https://www.youtube.com/watch?v=n78RAvC1o1Q <text:line-break/><text:line-break/>伊斯蘭教和基督教一樣。怎麼能算作剷除呢？現在的西方世界部分人很世俗，即使是基督徒，也不會因為你是異教徒和異端，就架你上火刑架。這算不算是剷除基督教呢？應該不是吧。 <text:line-break/><text:line-break/>但是，他們還是要有觀念上的選擇，到底是人生而平等，還是按照《可蘭經》所說異教徒死後就該下火獄。 <text:line-break/><text:line-break/>穆斯林世界也出現過，阿拉伯復興社會黨，曾經席捲了大部分阿拉伯地區，就是很世俗化和很現代化的穆斯林。 <text:line-break/><text:line-break/>伊朗產生的什葉派穆斯林也沒有出去恐怖襲擊和斬首異教徒的行為。形成的什葉派伊斯蘭共和也是十分穩定和現代的政體。 <text:line-break/><text:line-break/>敘利亞的阿薩德是什葉派阿拉維，娶的妻子阿斯瑪就是世俗化的遜尼派穆斯林，並且也很寬容基督教的存在。阿薩德一直在致力於推動現代化和世俗化，得到很多世俗化和親商遜尼派穆斯林的支持。 <text:line-break/><text:line-break/>沒有中國人鼓吹肉體上消滅和文化上滅絕維族人。但是，伊斯蘭教同樣需要改良和改革；最重要的還是他們內部自己的改革。 <text:line-break/><text:line-break/>至於說習近平治下刑囚和關押這麼多維吾爾族人，那真是笑談。 <text:line-break/><text:line-break/>我不是懷疑中國共產黨夠不夠心狠手辣能做出這樣的事。我只是懷疑中國共產黨會像有些人描述得那樣蠢。中共要是真這樣蠢，就活不到今天。中共會故意製造口實，在面對美國咄咄逼人的情況下，拉著伊斯蘭世界來合圍自己？ <text:line-break/><text:line-break/>國民黨的稅多，共產黨的會多。不會是開會多了，就被謠傳成集中營了吧。 <text:line-break/><text:line-break/>很多事情，眼見為實耳聽為虛。甚至很多東西，眼見也未必為實，需要自己用心去甄別真偽。 <text:line-break/><text:line-break/><text:line-break/></text:p>
      <text:p text:style-name="P1">陳真   |  2018.10.18 12:17   |   <text:a xlink:type="simple" xlink:href="http://palinfo.habago.org/Entry?Command=Information_PrintForum&amp;iPage=53#FORUM36998"><text:span text:style-name="T1">#</text:span></text:a></text:p>
      <text:p text:style-name="P2">(再續) <text:line-break/><text:line-break/>9. 從各位的發言很容易就能看得出來，關於伊斯蘭，我們都是外行人，當然也包括我在內。唯一不同的是，我很少對我沒有相當把握的東西做出結論或產生評價，而這也是為什麼我一般不太容易在言論與思想上犯下重大錯誤的原因，並非因為我懂得很多，而是因為我深切明白我所能充份理解的範圍。在這範圍之外的人事物，我寧可保持沉默。所謂知百說一，知其百，最好就僅說其一，因為光是要撐起這個 "一" 就已相當不容易，它得需要另外那未說出的 "九十九" 做為一種認知基礎上的支撐。 <text:line-break/><text:line-break/>倒也不是說外行人就得閉嘴，外行人還是可以有外行人觀看事情的方式。這方式不必然膚淺，但它毫無疑問是粗淺的。也就是說，我們僅僅只能就某種事物的現象去做出有限的評價，而不可能穿透現象，溯其根源，因為我們缺乏相關能力與知識。 <text:line-break/><text:line-break/>就以伊斯蘭為例，或是更進一步以其所謂 Wahhabism (瓦哈比主義)為例，西方主流觀點對它的妖魔化這不用說了，就連John pilger 或 Noam Chomsy等人也毫無疑問對它採負面解，差別僅僅在於，就如John pilger 或 Noam Chomsy等等許多有識之士(包括川普)所指控，"據說" 源自於瓦哈比主義的 ISIS就是由美國 (及其盟友例如英國) 所一手創造，恐怖的 ISIS的大本營大金主當然就是沙烏地阿拉伯。 <text:line-break/><text:line-break/>在我粗淺的認知裏，這指控是對的，問題是：美國究竟是有意地培植宗教極端主義，或只是其中東侵略作為導致了宗教極端恐怖主義的興起？Chomsky呼應一位前CIA特務的公開指控美國一手創造了ISIS滋生的溫床。Chomsky說，在美國入侵中東、摧毀伊拉克之前，當地居民彼此之間根本不會去意識到左鄰右舍到底是什葉派或遜尼派，就如同我們不會在意隔壁的大媽究竟是屬於哪個教會一樣。 <text:line-break/><text:line-break/>儘管Chomsky認為，所謂 "美國一手創造了ISIS" 的這項指控理應澄清其所謂 "創造" 指的是美國之侵略作為造就了宗教極端勢力興起的 "時代背景"，而不是形而下地僅僅只是 "直接提供" 武器與金援給ISIS；至於直接給錢給武器的則是美國的有錢盟友--沙烏地阿拉伯。但是，在一些訪談中，Chomsky卻也分析了一點，他說，英國與美國顯然都認為世俗化的伊斯蘭勢力對其自身國家利益是不利的，而宗教極端主義的工具化，卻反而有利於西方帝國殖民勢力的擴張。 <text:line-break/><text:line-break/>講到這裏，基本上都還在我的粗淺認知範圍內，但是問題來了，在這些現象的背後，究竟在多大程度上可以把政治上的表面現象給擴大理解或溯源到宗教上的所謂瓦哈比主義，這就完全不是我或各位所能置喙的了，也就是說，我們不可能有能力在這一點上形成一己判斷，頂多只能存而不論。 <text:line-break/><text:line-break/>幾個月前有一本新書上市，好像是一位澳洲的中東年輕學者 Rohan Davis所寫，書名叫做 "Western Imaginings: The Intellectual Contest to Define Wahhabism"，網路上可以看到部份內容。這書對於瓦哈比主義做出辯護，批評了包括Chomsky在內等西方進步菁英對於瓦哈比主義乃至整個伊斯蘭教的種種誤解；作者從歷史發展上，在反西方殖民鬥爭與宗教極端勢力之擴張兩者之間做出區隔。我沒有能力評價內容，提起這書只是順手以之為例，主要是想說：廉價的評論與膚淺的理解，其實無甚意義，甚且有害，很容易就會成為某種政治企圖之操弄工具。也許，我們還是應該對自身的理解範圍畫下一道應有的界限。 <text:line-break/><text:line-break/>Rohan Davis 這書的卷頭語引用了T. S. Eliot的一首詩，我覺得挺有意思，只是說不上來這詩究竟在我心裏頭攪動了哪一池春水： <text:line-break/><text:line-break/>"For last year's words belong to last year's language. And next year's words await another voice." (昨日的話語驟然已逝，未來之聲靜候佳音。) <text:line-break/><text:line-break/>Eliot這詩句出於其 "Four Quartets" 裏頭的 "Little Gidding"，我多引用一點上下文： <text:line-break/><text:line-break/>Every poem an epitaph. And any action <text:line-break/>Is a step to the block, to the fire, down the sea's throat <text:line-break/>Or to an illegible stone: and that is where we start. <text:line-break/>We die with the dying: <text:line-break/>See, they depart, and we go with them. <text:line-break/>We are born with the dead: <text:line-break/>See, they return, and bring us with them. <text:line-break/><text:line-break/>每首詩都是一篇墓誌銘。 <text:line-break/>而任何一項行動 <text:line-break/>都是走向斷頭台，走向烈火，落入大海 <text:line-break/>(這三句是摘自湯永寬先生的翻譯) <text:line-break/><text:line-break/>-------- <text:line-break/>Both bad and good. Last season's fruit is eaten <text:line-break/>And the fullfed beast shall kick the empty pail. <text:line-break/>For last year's words belong to last year's language <text:line-break/>And next year's words await another voice. <text:line-break/>But, as the passage now presents no hindrance <text:line-break/>To the spirit unappeased and peregrine <text:line-break/>Between two worlds become much like each other, <text:line-break/>So I find words I never thought to speak <text:line-break/>In streets I never thought I should revisit. <text:line-break/><text:line-break/>兩個世界之間越來越像了 <text:line-break/>於是我找到不曾思索的話語 <text:line-break/>踏上我從不認為我會踏上的旅程 <text:line-break/><text:line-break/>關於詩，不想破壞美感，我就不多說了。</text:p>
      <text:p text:style-name="P1">蔡亦鸣   |  2018.10.17 22:51   |   <text:a xlink:type="simple" xlink:href="http://palinfo.habago.org/Entry?Command=Information_PrintForum&amp;iPage=53#FORUM36997"><text:span text:style-name="T1">#</text:span></text:a></text:p>
      <text:p text:style-name="P3"><text:line-break/>牧野，人有义愤是好事，只要用对地方。比如身边各种荒唐事。 <text:line-break/><text:line-break/>焦点访谈，我不怀疑其报道内容的真实性，只是……事物有且只有一个面向么？只报道正面不报道同一件事物的负面信息，就宛如只有一面的硬币一般虚假。过往新闻联播里7元钱的廉租房，是真的，但是僧多粥少，也是真的，地方政府靠卖地维持收入更是真的，为了保护地价就不可能真的推行廉租房。 <text:line-break/><text:line-break/>管教也是官，普通人一旦有了一点小权力就可以膨胀成不知何等怪样。百万人的改造，又需要多少万管教？这里面都是克己为公的好党员？这话你信么？ <text:line-break/>若荣誉归于集体，那罪恶便同样在集体间生长。有了好事便是党的，有了恶事成了执行者个人的锅，这说的过去？天下间没有这种道理的。 <text:line-break/>陈真过去提到的澳洲难民营的事情你相信了，同样的事情在新疆你就不信了？你觉得中国人作为一个集体在道德上有比澳洲人更高尚么? 人在美好的方面也许大有不同，但丑恶起来一样难堪。 <text:line-break/><text:line-break/>而且同样的话语把维族人换成中国人，把反对改成支持，一样起效。即便各个网站公司自我规制的厉害，大陆网络上的反对之音也是绵绵不绝的，只是现实中见不到多少敢站出来的，我也是行动上的蛆。 <text:line-break/>我代表不了中国人，我只能代表自己，过往不提，光是今年上海环卫工讨薪被消音 ，深圳罢工被镇压，北大马克思学会被解散，就足以令我厌恶不已，这个党是共产党么？这样牵头盖面自欺欺人，不如早日改名叫国资党，更名正言顺。 <text:line-break/><text:line-break/>你厌恶国内的穆斯林，我也厌恶，只是我们厌恶的点似乎不大一样，我厌恶父母信教便强制子女信教终身不能脱教，厌恶用宗教代替民族（回族信佛教便被回族穆斯林所压迫），厌恶青海拉面欺行霸市，厌恶切糕强买强卖，厌恶党的一刀切让新疆人离开新疆后所受到的歧视，厌恶穆斯林根本不过的春节从此讳不谈猪。 <text:line-break/>厌恶压迫，或主动或被动获得的特权以及双重标准带来的割裂，这些都是事，把穆斯林换成基督徒换成无神论都一样令人厌恶，将这些事与穆斯林挂钩，从而厌恶打上穆斯林标签的人，就属于荒唐了。 </text:p>
      <text:p text:style-name="P1">Ethan   |  2018.10.17 20:47   |   <text:a xlink:type="simple" xlink:href="http://palinfo.habago.org/Entry?Command=Information_PrintForum&amp;iPage=53#FORUM36996"><text:span text:style-name="T1">#</text:span></text:a></text:p>
      <text:p text:style-name="P2">1.伊斯蘭教沒有問題，但伊斯蘭教有些教派，如瓦哈比，衍生出來的極端勢力確實有問題，如果中國大陸是無差別的打壓伊斯蘭宗教則有問題，如果是針對類似瓦哈比這種做處理，可以理解。 <text:line-break/><text:line-break/>2. 集中營或改造營或訓練營等等， 其法源依據，進去的條件，內部的活動事實為何？ 如果雙方事實 <text:line-break/>的表述都完全不一致，很難評論。 <text:line-break/>有人說在裡面要喊習近平萬歲，有人說是在裡面進行法治教育。 兩者就差很多。</text:p>
      <text:p text:style-name="P1">陳真   |  2018.10.17 20:35   |   <text:a xlink:type="simple" xlink:href="http://palinfo.habago.org/Entry?Command=Information_PrintForum&amp;iPage=53#FORUM36995"><text:span text:style-name="T1">#</text:span></text:a></text:p>
      <text:p text:style-name="P3">（續前） <text:line-break/><text:line-break/>8. 1987年左右，跟隨鄭南榕的腳步，我算是最早期寫文章批評228 事件的人之一。舊國民黨把228視為禁忌，誰敢談它，誰就是活得不耐煩。228被黨國定位成一種暴徒與政治野心份子的陰謀叛變，彷彿國民政府一點錯都沒有。 <text:line-break/><text:line-break/>後來，228被人渣黨往另一個方向刻意歪曲簡化，操作成一種打擊異己的政治工具，誤導下一代，造謠說這是一場所謂外來政權(中國人)蓄意有計畫地消滅咱台灣人的 "大屠殺"。 <text:line-break/><text:line-break/>但是，這兩種說法全是胡扯。我始終感到納悶的是：難道我們永遠只能在兩種對立的人為立場之間做選擇，而無法以某種價值標準就事論事、釐清事實與現實？ <text:line-break/><text:line-break/>在一切事務上，我個人屬何種價值態度不值一提，值得提起的不是 "某種" 想法，而是想法究竟能有多少可能性。 <text:line-break/><text:line-break/>"事實" (fact) 一翻兩瞪眼，但現實(reality) 卻不是所有事實的總和，否則我們根本不需要 "思考" 這東西，更不需要 "討論"，只須把 "評價" 一事交給 "人工智慧" 去運算就行，從而在百萬分之一秒內找出正確答案而不勞人類自行思索。 <text:line-break/><text:line-break/>20年前，我因為在英國發起一個反種族歧視運動 (Campaign Against Racial Discriminations，簡稱 CARD)，曾經受某基金會之邀，發表一場演說。那場演講，題目為反種族岐視，但我實際上要說的卻跟種族歧視無關，而只是想說明任何一種概念形成的可能性。 <text:line-break/><text:line-break/>我把概念比擬成一種倉庫，就像一種空間，藉以存放某些思維。在 "倉庫＂形成之前，意念無從著墨。因此，可貴的是那個提出概念空間者。換句話說，他提出了一種 "可能性" 存在的可能。當概念空間形成後，後人就往裏頭加枝添葉，使之豐盛而更具意義。 <text:line-break/><text:line-break/>我的這些想法不敢居功，主要仍是得自維根斯坦。即便寒窗底下辛苦奮鬥了20年，我始終沒有能力像維根斯坦那樣找到一種新的形式與可能性，但我想我至少能認知到這樣一種可能，也就是說一個概念既然可以這樣，就有可能那樣，它必然存在各種可能，或者說，存在各種觀看方式。 <text:line-break/><text:line-break/>理解事實很容易，理解現實也不難，但它終究是一種觀看而非僅僅只是一種認知；就像欣賞一幅畫那樣，即便我們看的是同一場球賽，你我卻很可能看到截然不同的現實。 <text:line-break/><text:line-break/>我下班回到家往往晚上十點多，通常11點才有機會吃晚餐，以前這個時間都會一邊吃飯一邊看一下幽默聰明的平秀琳的 "新聞深喉嚨＂，但是從九月開始，這個節目就被什麼 "夜問打權" 所取代。 <text:line-break/><text:line-break/>這是一個非常反綠的談話節目，但是老實說，我真的看不下去。並不是因為他們講錯了什麼，而是因為他們的談論方式似乎少了一種更為寬廣的可能性。在某個重要的意義上，這樣一種理解人事物的方式，跟綠營有何不同？ <text:line-break/><text:line-break/>希望各位聽懂我在說些什麼。如果聽不懂，那是因為我的表達能力通常很快就到了盡頭。</text:p>
      <text:p text:style-name="P1">陳真   |  2018.10.17 19:47   |   <text:a xlink:type="simple" xlink:href="http://palinfo.habago.org/Entry?Command=Information_PrintForum&amp;iPage=53#FORUM36994"><text:span text:style-name="T1">#</text:span></text:a></text:p>
      <text:p text:style-name="P2">正在看夜診，抽一點空迅速寫。新疆 "現代集中營" 的事，簡單這麼說： <text:line-break/><text:line-break/>1. 面對質疑，每次光是喊著什麼 "西方反華勢力或西方走狗的陰謀指控" 是沒有任何說服力的。在 "西方走狗" 和 "黨說了算" 人士之間，難道沒有像我一樣的人存在的空間？ <text:line-break/><text:line-break/>我不用親中，因為我自己就是中，我不用強調自己親自己。時局若此，善惡分明，我不親中要親誰呢？ <text:line-break/><text:line-break/>其次，我反美還不夠，我對美、日、以、沙及其一大票同路人，包括台灣這群人渣，只有一個恨字。哪天能夠把島內這群無恥齷齪傷害人民的西方走狗給繩之以法，該關的關，該槍斃的槍斃，我會放鞭炮慶祝。 <text:line-break/><text:line-break/>表過基本態度後，這並不意味著我們只該"黨說了算"。支持一個人一個黨一個組織乃至一個政府，並不是交該給他一張空白支票，任其填寫，無條件支持。 <text:line-break/><text:line-break/>所謂 "君子愛人以德，小人愛人以姑息"，特別是支持自己的國家乃至自己的親人朋友，最好的支持態度就是促其改進，使其向一種好的方向走去，而不是包庇縱容。 <text:line-break/><text:line-break/>2. 再說，難道在一個地區，把數以百萬人給抓去改造、刑求毆打，這樣一種事情沒有任何改善或質疑的空間？一質疑就是不忠於黨國？若有誤傳或誇大，偉大的共產黨沒有能力辯駁，只會罵人西方走狗嗎？ <text:line-break/><text:line-break/>難道你們真的"單純" 到相信一個黨絕對是而且永遠是完全正確的？因此我們只需"黨說了算"，而不該有任何質疑？ <text:line-break/><text:line-break/>3. 國際人權機構大多親西方，有些更是西方特定政治勢力所豢養，但這並不意味著 "所有" 人權組織都不可信。這樣一種態度不是很荒唐嗎？比方說，國際特赦組織只是要求中國政府提出解釋，但中國政府卻沒有針對問題解釋，而只是反過來指控一些什麼 "西方反華勢力的陰謀"，這樣一種回應不是很荒唐可笑嗎？ <text:line-break/><text:line-break/>人渣黨每次幹些鳥事醜事，遇到質疑，也往往都會說這一定是"共匪的陰謀"，甚至連空污、連股票下跌都是共匪的陰謀。這樣一種回應不是很荒唐可笑嗎？ <text:line-break/><text:line-break/>4. 美國所發動的每一場侵略戰爭，每一場戰火，都是以正義和人權之名，不是保護什麼國家安全，就是維護世界和平，不是保護他國難民，就是保護什麼女權。可是，這一切戰爭與掠奪遇到質疑或譴責，難道也能反過來指控說："要不然你去伊拉克、去阿富汗住個幾年試試啊？看你能不能忍受當地的恐怖份子橫行？！" 這樣一種回應不會太荒唐太低能嗎？ <text:line-break/><text:line-break/>5. 美國在所謂捍衛人權與國家安全的無數侵略行動或侵權行為中(例如滴水不漏的舉世監聽)，總是說，難道你要讓大多數人陷於險境？可是，這樣一種回應純粹就是放屁。就算要抓壞人，有必要把所有人全當成假想敵嗎？ <text:line-break/><text:line-break/>我能舉出無數的細節例子，這些例子有個共同特色就是 "寧可錯殺一萬，絕不放過一個"。比方說，美軍要殺害某個所謂恐怖份子，而這位恐怖份子某天可能走進某個社區，然後美軍就會把整個社區用飛彈或無人機轟個稀巴爛，血流成河，夷為平地。 <text:line-break/><text:line-break/>倘若這位"疑似恐怖份子剛好去參加一場婚禮，美軍就會把這場婚禮的所有賓客全部送入地獄，以維護人權，保障國家安全。 <text:line-break/><text:line-break/>萬一，這位恐怖份子剛好搭車路過一所小學或幼兒園，美軍就會用飛彈把所有往來車輛包括娃娃車，全部炸毀。 <text:line-break/><text:line-break/>這樣一種作法，合理嗎？新疆倘若有什麼恐怖份子，需要把所有人全抓起來關或打或"再教育"，清洗所有人的腦子與信仰嗎？ <text:line-break/><text:line-break/>6. 我覺得我這些回應很無謂，因為這些道理還需要多說嗎？我們是活在中古世紀嗎？ <text:line-break/><text:line-break/>當我們探究或質疑某個事情時，光是回應什麼 "不然把你送去哪裡住個幾天看你受不受得了"，或是回應什麼 "反華勢力的陰謀"，這樣一些回應實在很低能。 <text:line-break/><text:line-break/>過去的國民黨跟現在這個人渣黨也是如此，遇有質疑，總是說，"你那麼愛中國，幹嘛不滾回中國去？" 20年來，一年到頭總是經常有人叫我滾回中國。這很奇怪，一來，台灣不就是中國嗎？二來，面對質疑或批評，這樣一些回應實在有夠低能。分辨是非曲直、學習講道理有那麼難嗎？ <text:line-break/><text:line-break/>7. 尤有甚者，居然把伊斯蘭教說成是一種必須鏟除的 "人類毒瘤"，這意味著不管我們在某些問題(例如統獨)上的想法是否一致，但事實上我們絕對不會是同志。這種希特勒式、以色列式的思維，才是人類社會的真正毒瘤。</text:p>
      <text:p text:style-name="P1">王牧野   |  2018.10.17 18:24   |   <text:a xlink:type="simple" xlink:href="http://palinfo.habago.org/Entry?Command=Information_PrintForum&amp;iPage=53#FORUM36993"><text:span text:style-name="T1">#</text:span></text:a></text:p>
      <text:p text:style-name="P3">呵呵，酷刑和习近平万岁都出来了。我倒是很想知道陈真贴了这么多新闻报道，自己相信几成。 <text:line-break/><text:line-break/>大规模的改造当然是存在的，那些是共产党特色的改造，我也接受过这种改造，当然我的程度轻很多，我只是酒后驾驶被拘留十五天，在拘留所里，我们都是学员，称呼警察叫"管教"。你可以看看央视的焦点访谈，专门介绍了你说的集中营，还有里面的"新疆学员"的故事。当然你可能不相信，因为没酷刑没水牢，对吧? 但我是赞成这种方式的，一句话，这是大开杀戒前的仁至义尽。不用这种方法，任其发展，最后就是南疆中东化。新疆以外的人倒是无所谓，新疆区内的人，不管维族还是汉族还是其他族，每天都要担心自己和家人会不会挨上一刀或者是挨上一颗土制炸弹。 <text:line-break/><text:line-break/>陈真医生，你到底对新疆有多少认识呢?真以为新疆自古以来就是维吾尔人的?真以为维吾尔人从来都是反汉族的？反共产党的？反中国的? <text:line-break/><text:line-break/>你们台湾人呢，不会进集中营的，毕竟你们再狠也不会组织群众去大街上无差别砍人，也不会到处扔炸弹。你们是进步的民主的自由的，说话又好听又有道理，又认识人权组织又认识特赦组织，反正真理和道德都在你们手里了，谁敢和你们唱反调啊。实在碰上心里不舒服去站个桩表个态，天下再乱，反正你们心安理得就行。我们大陆人就比较不讲理了，都被共产党洗脑了，什么都听党的，共产党干那些丧尽天良的事，我们还鼓掌。 <text:line-break/><text:line-break/>哎，不说了，没意思。</text:p>
      <text:p text:style-name="P1">蔡亦鸣   |  2018.10.17 13:26   |   <text:a xlink:type="simple" xlink:href="http://palinfo.habago.org/Entry?Command=Information_PrintForum&amp;iPage=53#FORUM36992"><text:span text:style-name="T1">#</text:span></text:a></text:p>
      <text:p text:style-name="P2">新疆这事，反恐只是表面借口，本质是对占领区的一次清洗。 <text:line-break/>胡温十年放任无为，原本推行的双语教学在新疆实际操作中变成了大搞宗教学校实行维语教学，教材全用维吾尔文。习上台后推行了一项新政策，不只是对少数民族进行双语教学，对调派至新疆西藏等少数民族自治区的干部也要进行双语教学与考核。 <text:line-break/>据我所知坊间消息，起因就是一位接受了双语教学的教授前去新疆交流，发现新疆中小学的维文教材里已将土耳其当做祖国，教材已用了十四年之久，却波澜不惊，新疆的领导班子毫不知情可能么？所以教授直接跳过了省级部门写信寄往中南海。这两年习政权对新疆的一系列政策，便是对此应激反应，对新疆整套领导班子的信任已经丧失了。 <text:line-break/><text:line-break/>十四年，足够改变一代人的身份认同了，当最后一批接受土耳其祖国教育的少年人长大后，会演变成何种局面，前些日子看了陈真推荐的地下社会，Marko临死前：亲爱的，直到弟弟杀死哥哥，战争，都不是战争。 对于未来，我很悲观。</text:p>
      <text:p text:style-name="P1">Alex Wang   |  2018.10.17 11:59   |   <text:a xlink:type="simple" xlink:href="http://palinfo.habago.org/Entry?Command=Information_PrintForum&amp;iPage=53#FORUM36991"><text:span text:style-name="T1">#</text:span></text:a></text:p>
      <text:p text:style-name="P3">陳醫師，你對伊斯蘭教的認識有重大誤區。伊斯蘭教影響深遠的保守地區必須依靠強力去推進現代化和世俗化，這樣他們的民族才會真的有希望。 <text:line-break/><text:line-break/>中國要做的事，是會保證維族人生育，入學，民族語言和文字傳承的特權不變的，但是把伊斯蘭教限制在文化層面。而不是，讓他們出現宗教伊斯蘭和政治伊斯蘭。那樣的話，就是把整個維族拖向阿富汗的方向。 <text:line-break/><text:line-break/>這樣的做法未必不是對維族人真正有利於長遠。 <text:line-break/><text:line-break/>-------------------------------------------- <text:line-break/>主講人，自己就是回族。 <text:line-break/><text:line-break/>20130922世紀大講堂敘利亞激盪歷史與復雜國情 <text:line-break/>https://www.youtube.com/watch?v=ZTBgsrEpKJw <text:line-break/><text:line-break/>殷罡：伊斯蘭國的興起與世界秩序 <text:line-break/>https://www.youtube.com/watch?v=1cI7Qad_2fI <text:line-break/><text:line-break/>陌生的亞洲——“回望亞洲”系列講座第三講——遙遠的中東 2015年11月 <text:line-break/>https://www.youtube.com/watch?v=eh_rLcQQhok <text:line-break/><text:line-break/>世紀大講堂 利比亞局勢的原因與破解 殷罡 20110403 <text:line-break/>https://www.youtube.com/watch?v=mYEQmL8ibbE <text:line-break/><text:line-break/>-------------------------------------------- <text:line-break/><text:line-break/>葉海林：中東風雲錄(10)凱末爾與土耳其路線 <text:line-break/>https://www.youtube.com/watch?v=QsvqhIa_mkw <text:line-break/><text:line-break/>Shto Novovo (Chto Novogo): An Elegy for the Union (UK/Kyrgyzstan 2003) <text:line-break/>https://www.youtube.com/watch?v=0zaUFgEr-FE <text:line-break/><text:line-break/>如果不是凱莫爾和蘇聯的強制世俗化和現代化，你看到的會是從土耳其到各個斯坦的超級大號的阿富汗。 <text:line-break/><text:line-break/>整個西方世界面臨著亨廷頓的《我是誰》和《文明的衝突》的考驗。他們不去積極解決這個問題，將來未必不是更大的三十年宗教戰爭。 <text:line-break/><text:line-break/>--------------------------------------------- <text:line-break/>這是台灣人自己說的安多藏區藏人的真實感受 <text:line-break/><text:line-break/>「藏獨」與佛教以外的西藏議題，安多牧民的日常，講者：李崇瑜 <text:line-break/>https://www.youtube.com/watch?v=dMTCoQkjfxQ <text:line-break/><text:line-break/>「國際瞭望」系列。安多人的日常：中國境內藏族的現狀，講者：李崇瑜 <text:line-break/>https://www.youtube.com/watch?v=Zm3Y2pE_ylE <text:line-break/></text:p>
      <text:p text:style-name="P1">李文歆   |  2018.10.17 11:50   |   <text:a xlink:type="simple" xlink:href="http://palinfo.habago.org/Entry?Command=Information_PrintForum&amp;iPage=53#FORUM36990"><text:span text:style-name="T1">#</text:span></text:a></text:p>
      <text:p text:style-name="P2">以核養綠假處分通過了！ <text:line-break/><text:line-break/>「相對人應受理聲請人於107年9月13日提出之「以核養綠」公投連署書並併入聲請人同年9月6日提出之「以核養綠」公投案處理。聲請程序費用由相對人負擔。」 <text:line-break/><text:line-break/>「承上，本院認相對人應受理補充之連署書，並併入以核養綠公投案處理；而併入處理的是補充連署書之爭議，與相對人就本件公投提案是否依公民投票法第13條第3項通知補正，或是否為其他後續性之處理，均無關連。」 <text:line-break/><text:line-break/>依法以核養綠來得及綁大選，就看中選會是否會鐵了心要擋了。 <text:line-break/><text:line-break/>http://tpb.judicial.gov.tw/index.php?catid=12&amp;;cid=4&amp;;id=224&amp;;action=view</text:p>
      <text:p text:style-name="P4"/>
      <text:p text:style-name="P1">方在平   |  2018.10.17 11:12   |   <text:a xlink:type="simple" xlink:href="http://palinfo.habago.org/Entry?Command=Information_PrintForum&amp;iPage=54#FORUM36989"><text:span text:style-name="T1">#</text:span></text:a></text:p>
      <text:p text:style-name="P2">如果岛内都对这帮恐怖分子同情，我举双手双脚欢迎把云南沙甸宁夏南疆裹着黑纱只漏眼睛的穆斯林输送到你们台湾，就像当初你们对轮子的宽容一样。毕竟台湾岛内穆斯林太世俗了。</text:p>
      <text:p text:style-name="P1">方在平   |  2018.10.17 11:07   |   <text:a xlink:type="simple" xlink:href="http://palinfo.habago.org/Entry?Command=Information_PrintForum&amp;iPage=54#FORUM36988"><text:span text:style-name="T1">#</text:span></text:a></text:p>
      <text:p text:style-name="P3">https://www.guancha.cn/society/2018_10_16_475702.shtml <text:line-break/>少看点你们岛内的大妓院吧，愚昧的人才会去信教，拿读经的时间学点生活生产技能不好吗，真当中国还是苏联古拉格吗？陈真医师我以为你视野足够宽广，没想到还是拿着有色眼镜看大陆</text:p>
      <text:p text:style-name="P1">方在平   |  2018.10.17 10:58   |   <text:a xlink:type="simple" xlink:href="http://palinfo.habago.org/Entry?Command=Information_PrintForum&amp;iPage=54#FORUM36987"><text:span text:style-name="T1">#</text:span></text:a></text:p>
      <text:p text:style-name="P2">陈真医师不在大陆，置身事外当然站着说话不腰疼。如果你在新疆尤其是南疆每天都面临死亡威胁你还会如此圣母吗，伊斯兰教人类毒瘤不是说着玩的。欢迎前往南疆住一年。</text:p>
      <text:p text:style-name="P1">陳真   |  2018.10.16 20:29   |   <text:a xlink:type="simple" xlink:href="http://palinfo.habago.org/Entry?Command=Information_PrintForum&amp;iPage=54#FORUM36986"><text:span text:style-name="T1">#</text:span></text:a></text:p>
      <text:p text:style-name="P3">新疆「再教育營」：聯合國促中國立即釋放被囚穆斯林 <text:line-break/><text:line-break/>BBC 中文2018年 8月 31日 <text:line-break/><text:line-break/>聯合國對"百萬維吾爾族人在新疆被拘"的報道感到震驚，並呼籲釋放以反恐"借口"被拘押的人。 <text:line-break/><text:line-break/>中國政府則指責有關報道和指控是"歪曲報道"。但北京承認對一些"受極端思潮影響的人"進行教育轉化"。 <text:line-break/><text:line-break/>在本月早些時候的一次審查中，聯合國消除種族歧視委員會成員表示，有可靠的報告表明，北京"將維吾爾自治區變成了一個類似於大規模拘留營"。 <text:line-break/><text:line-break/>而北京否認有關拘留一百萬維族人的指控稱，新疆維吾爾族人享有充分的權利。 <text:line-break/><text:line-break/>新疆在過去發生過幾次暴力事件，政府隨後進行嚴打。中國指責伊斯蘭武裝分子和分離主義分子過去在該地區製造騷亂。 <text:line-break/><text:line-break/>聯合國方面說什麼？ <text:line-break/>聯合國消除種族歧視委員會周四（8月30日）公布了其結論性觀察報告。報告批評"在中國法律中對恐怖主義的廣泛定義，對極端主義的模糊引用和對分離主義的不明確定義"。 <text:line-break/><text:line-break/>聯合國消除種族歧視委員會呼籲北京 <text:line-break/><text:line-break/>終止在沒有合法指控，審判和定罪的情況下進行拘留; <text:line-break/>立即釋放目前在這種情況下被拘留的人; <text:line-break/>提供被拘留者的人數，以及拘留他們的理由; <text:line-break/>對"有關所有的種族，民族和民族宗教有關的指控"進行"公正調查"。 <text:line-break/><text:line-break/>新疆 <text:line-break/>誰指控了中國？中國被控什麼？ <text:line-break/><text:line-break/>包括"國際特赦"和"人權觀察"等在內的人權組織都向聯合國消除種族歧視委員會提交了報告，記錄了有關在新疆存在大規模監禁營地的指控。有關報告說，這些營地裏被囚禁的人士要被迫宣誓效忠中國國家主席習近平。 <text:line-break/><text:line-break/>世界維吾爾代表大會在其報告中說，被拘留者在沒有受到司法起訴的情況下被無限期關押，並被迫呼喊擁護共產黨的口號。 <text:line-break/><text:line-break/>有關報告說，被拘者飲食條件很差，有關酷刑的報道很普遍。 <text:line-break/><text:line-break/>有關指控稱，大多數被拘者從未受到犯有罪行的司法起訴，他們也沒有法律代表。 <text:line-break/><text:line-break/>這一聯合國報告發表之際，正值中國一些地方因宗教問題引發緊張局勢。 <text:line-break/><text:line-break/>不久前，在寧夏回族自治區，數百名穆斯林與當局進行對峙，阻止當局拆除被認為是違章建築的大清真寺。 <text:line-break/><text:line-break/>中國方面怎麼說？ <text:line-break/>8月份早些時候，在被問及聯合國消除種族歧視委員會在審議中國執行《消除一切形式種族歧視國際公約》報告時出現上述指責時，中國外交部發言人陸慷做出回應稱，"某些反華勢力出於政治目的對中國進行不實指責，少數境外媒體歪曲報道此次審議情況，污蔑中國在新疆的反恐和打擊犯罪措施，是別有用心的"。 <text:line-break/><text:line-break/>陸慷說，參加日內瓦會議的中國代表團"詳細介紹了中國在保護少數民族權利方面的新進展，委員會對中國政府的履約努力和成績表示肯定"。 <text:line-break/><text:line-break/>他說："當前，新疆社會的大局是穩定的，經濟發展勢頭是良好的，各民族是和諧相處的。新疆各民族人民珍惜當前安居樂業的局面。任何造謠抹黑都是徒勞的。" <text:line-break/><text:line-break/>「一帶一路」對新疆帶來什麼影響? <text:line-break/>中國的《環球時報》8月中旬也發表社評說：「近來，美國及西方政客、媒體在對新疆治理的攻擊上不斷發力，他們宣揚新疆『大規模侵犯人權』，誣稱新疆是『露天大監獄』，試圖干預新疆事務，給新疆治理製造麻煩，將那裏艱難實現的穩定局勢再次搞亂。」 <text:line-break/><text:line-break/>該社評說：「新疆處在一個特殊階段，那裏沒有西方破壞性輿論置喙的餘地。我們要理直氣壯地將外部勢力在新疆的各種滲透排擠乾淨。新疆的和平穩定高於一切，以此為目標，各種措施都可以嘗試，實際效果好的就應總結推廣。我們要堅定一個信念：不讓新疆再出動蕩就是最大的人權。」</text:p>
      <text:p text:style-name="P1">陳真   |  2018.10.16 20:22   |   <text:a xlink:type="simple" xlink:href="http://palinfo.habago.org/Entry?Command=Information_PrintForum&amp;iPage=54#FORUM36985"><text:span text:style-name="T1">#</text:span></text:a></text:p>
      <text:p text:style-name="P2">【新疆再教育營】國際特赦：抓捕致骨肉分離　孩子被送「福利中心」失蹤 <text:line-break/><text:line-break/>2018/9/24 立場新聞 <text:line-break/><text:line-break/>國際特赦組織今日發表報告，訪問了過百名等被關押穆斯林的家屬，指中共抓捕行動導致父母與孩子骨肉分離，無人照顧的兒童被送到國營的「職業培訓中心」及「福利中心」。有已逃往海外的穆斯林，亦因為擔心連累新疆家人，最終被迫回國被關押。報告引述再教育營內被關押人士稱被酷刑虐待，曾被連續12小時被扣在鐵欄上，在吃飯前被迫叫「習近平萬歲」。 <text:line-break/><text:line-break/>國際特赦組織採訪過百家屬 <text:line-break/><text:line-break/>國際特赦組織在中國境外採訪了超過100人，這些人都有親屬在新疆內失蹤，相信是被關押在再教育營之內；此外，國際特赦組織也訪問多位聲稱在營內遭公酷刑對待的人，瞭解營內的情況。 <text:line-break/><text:line-break/>報告形容，多月以來失蹤者親屬一直獨自承擔痛苦，擔心若向外界求助會令事情雪上加霜，因為中國政府將聯繫境外親屬的人視為嫌犯。不過隨著各人所受的煎熬永無止境，現在越來越多人願意把遭遇說出來。 <text:line-break/><text:line-break/>其中Bota Kussaiyn來自新疆，在2013年舉家搬到哈薩克定居。她最後一次與父親薩用微信通話是在2017年11月。父親在2017年返回中國看病，但在抵達新疆即被當局沒收護照，及後被送到所謂的「教育轉化中心」。而她在新疆的親戚害怕繼續與她聯繫會被懷疑，因此在此之後便沒有再與她通信。 <text:line-break/><text:line-break/>兒童被送「福利中心」 <text:line-break/><text:line-break/>中國政府正在海外招募間諜，令到已移居海外的人亦感受到壓力。這些在國外居住的人會被威脅，若果態度不合作就會導致仍在新疆的家人被拘押。相反若他們聽話，新疆家人就能獲寬容對待。由於不知道誰人會向中共打小報告，這些在海外居住的穆斯林社群內，存有懷疑與不信任的隔離感。 <text:line-break/><text:line-break/>Nurshat Mamish在2017年與女兒逃往哈薩克，不過及後其新疆家人就警告她，若果不回家就會令家人有麻煩。最後她決定讓13歲的女兒回新疆，心想中共不會對小女孩落手，又能減低新疆家人被捕的風險。豈料在2018年3月開始她就與女兒失去聯絡。她的另一名24歲兒子，亦已在較早前失蹤。如今她只希望兩孩子早日回到哈薩克，好讓一家人團聚。 <text:line-break/><text:line-break/>報告指中共拘押穆斯林，導致父母與骨肉分離。較為年長的兒童會被送到國營的職業培訓中心，年齡較小的孩子則會被送到所謂的「福利中心」，這些福利中心在2017年起建成。而父母被拘留也可能導致家庭失去收入來源而陷入經濟困境。 <text:line-break/><text:line-break/>促國際社會公平處理庇護申請 <text:line-break/><text:line-break/>國際特赦組織的報告，同樣揭示了再教育營內有人被酷刑虐待。曾被關押的Kairat Samarkan憶述他的手臂及腿上被銬上，連續12小時被扣在鐵欄上，期間要雙臂張開、不得不站直，「我被逼這樣站著12小時後，我完全失去了意志，願意聽命於他們所有的指令」。 <text:line-break/><text:line-break/>他形容該營內關押了超過5,700人，被迫唱紅歌及學習中國共產黨領導人的講話。他們不能互相交談，在吃飯前被迫叫「習近平萬歲」。他受到的對待令他在臨近獲釋的時候企圖自殺。 <text:line-break/><text:line-break/>報告要求中國政府，除非有實質證據證明他們從事違法行為，否則應立即釋放所有再教育營內的在囚人士。在此之前，中共應確保所有被囚人士有權會見律師、家人，並且不遭受酷刑及不人道對待。組織亦要求國際社會，停止將面臨人權威脅的維吾爾及哈薩克人遣返中國，同時確保可能公平地申請庇護，並讓尋求庇護的人擁有重建生活的機會。</text:p>
      <text:p text:style-name="P1">陳真   |  2018.10.16 20:08   |   <text:a xlink:type="simple" xlink:href="http://palinfo.habago.org/Entry?Command=Information_PrintForum&amp;iPage=54#FORUM36984"><text:span text:style-name="T1">#</text:span></text:a></text:p>
      <text:p text:style-name="P3">對岸朋友對這些現代集中營有何想法？反恐可以這樣一個反法嗎？哪天如果兩岸統一，是不是也要把台灣人給統統抓來這樣 "再教育" 一番？ <text:line-break/><text:line-break/>我把AI(國際特赦組織)的報導也貼在下面。 <text:line-break/><text:line-break/>陳真 2018. 10. 16. <text:line-break/><text:line-break/>======================= <text:line-break/>Amnesty demands answers on China internment of Uighurs <text:line-break/><text:line-break/>Rights group wants information about fate of those caught up in crackdown on Turkic Muslim ethnic group. <text:line-break/><text:line-break/>Aljazeera <text:line-break/><text:line-break/>25 Sept 2018 <text:line-break/><text:line-break/><text:line-break/>Amnesty International has called on China to end its campaign of "systematic repression" against Uighur Muslims and demanded information about what has happened to those in detention. <text:line-break/><text:line-break/>Organisations including the UN and Humans Rights Watch (HRW) say that China is holding Uighurs in what it calls "re-education camps" but those with relatives inside call "concentration camps". <text:line-break/><text:line-break/>Multiple testimonies by Uighurs who have fled China back up the reports of mass imprisonment of the Turkic ethnic group. <text:line-break/><text:line-break/>Inside, prisoners are allegedly forced to reject Islamic practices and anything seen as contrary to China's dominant Han culture. <text:line-break/><text:line-break/>"The Chinese government must not be allowed to continue this vicious campaign against ethnic minorities in northwest China," said Nicholas Bequelin, Amnesty International's East Asia Director. <text:line-break/><text:line-break/>"Governments across the world must hold the Chinese authorities to account for the nightmare unfolding in the XUAR [Xinjiang Uyghur Autonomous Region]. <text:line-break/><text:line-break/>"Hundreds of thousands of families have been torn apart by this massive crackdown." <text:line-break/><text:line-break/>For its report, Amnesty interviewed more than 100 people whose relatives in their native Xinjiang province had gone missing and were believed to be imprisoned in the camps. <text:line-break/><text:line-break/>According to the organisation, those who resisted or failed to show enough progress inside the camps were subject to beatings and other forms of torture. <text:line-break/><text:line-break/>"The mass detention camps are places of brainwashing, torture and punishment," Bequelin said. <text:line-break/><text:line-break/>The Uighurs are subject to repressive measures inside China, such as heavy surveillance, restrictions on movement, and prohibition of religious expression. <text:line-break/><text:line-break/>Amnesty also said the country was recruiting spies in overseas Uighur communities, adding to the pressure many of those who fled feel. <text:line-break/><text:line-break/>China rejects the accusations of systemic repression of the Uighurs, but does not allow independent monitoring of the camps by journalists or rights groups. <text:line-break/><text:line-break/>=========================== <text:line-break/><text:line-break/>China: Families of up to one million detained in mass “re-education” drive demand answers <text:line-break/><text:line-break/>AI <text:line-break/>24 September 2018, <text:line-break/><text:line-break/>An estimated up to one million predominantly Muslim people are held in internment camps in Xinjiang in northwest China <text:line-break/><text:line-break/>Families tell Amnesty of their desperation for news on missing loved ones <text:line-break/><text:line-break/>China must end its campaign of systematic repression and shed light on the fate of up to one million predominantly Muslim people arbitrarily detained in the Xinjiang Uighur Autonomous Region (XUAR), Amnesty International said in a new briefing published today. <text:line-break/><text:line-break/>Hundreds of thousands of families have been torn apart by this massive crackdown. They are desperate to know what has happened to their loved ones and it is time the Chinese authorities give them answers. <text:line-break/>Nicholas Bequelin, East Asia Director at Amnesty International <text:line-break/><text:line-break/>The past year has seen an intensifying government campaign of mass internment, intrusive surveillance, political indoctrination and forced cultural assimilation against the region’s Uighurs, Kazakhs and other predominantly Muslim ethnic groups. Most of the detainees’ families have been kept in the dark about their loved ones’ fate and are often too frightened to speak out. <text:line-break/><text:line-break/>“The Chinese government must not be allowed to continue this vicious campaign against ethnic minorities in northwest China. Governments across the world must hold the Chinese authorities to account for the nightmare unfolding in the XUAR,” said Nicholas Bequelin, Amnesty International’s East Asia Director. <text:line-break/><text:line-break/>“Families have suffered enough. Hundreds of thousands of families have been torn apart by this massive crackdown. They are desperate to know what has happened to their loved ones and it is time the Chinese authorities give them answers.” <text:line-break/><text:line-break/>In a new briefing, China: Where are they? Time for answers about mass detentions in Xinjiang Uighur Autonomous Region, Amnesty International highlights the anguish of people who have lost touch with relatives and friends inside the XUAR and who fear they have been detained. <text:line-break/><text:line-break/>The organization interviewed more than 100 people outside of China whose relatives in XUAR are still missing, as well as individuals who were tortured while in detention camps there. <text:line-break/><text:line-break/>Mass detention <text:line-break/><text:line-break/>Map of China highlighting Xinjiang Uighur Autonomous Region (XUAR) where a mass detention of predominately ethnic Muslims is taking place. <text:line-break/><text:line-break/>Xinjiang Uighur Autonomous Region in northwestern China has a population of nearly 22 million people <text:line-break/>The internment of predominantly Muslim ethnic groups in the XUAR has intensified since March 2017, when a “Regulation on De-extremification” was adopted in the region. Open or even private displays of religious and cultural affiliation, including growing an “abnormal” beard, wearing a veil or headscarf, regular prayer, fasting or avoidance of alcohol, or possessing books or articles about Islam or Uighur culture can be considered “extremist” under the regulation. <text:line-break/><text:line-break/>Travel abroad for work or education, particularly to majority Muslim countries, or contact with people outside China are also major reasons for suspicion. Male, female; young, old; urban, rural, all are at risk of being detained. <text:line-break/><text:line-break/>The ubiquitous security checks that are now a routine part of daily life for all in the XUAR provide ample opportunity to search mobile phones for suspicious content or check people’s identities using facial recognition software. <text:line-break/><text:line-break/>Individuals might come under suspicion through routine monitoring of messages sent on social media apps like WeChat, which does not use end-to-end encryption. Use of alternative messaging apps with encryption, such as WhatsApp, can also be a cause for detention. <text:line-break/><text:line-break/>The authorities label the camps as centres for “transformation-through-education”, but many simply call them “re-education camps”. Those sent to detention camps are not put on trial, have no access to lawyers or right to challenge the decision. Individuals could be left to languish in detention for months, as it is the authorities who decide when an individual has been “transformed”. <text:line-break/><text:line-break/>Kairat Samarkan was sent to a detention camp in October 2017, after he returned to the XUAR following a short visit to neighbouring Kazakhstan. Police told him he was detained because he was accused of having dual citizenship and had betrayed his country. He was released in February 2018. <text:line-break/><text:line-break/>Kairat told Amnesty that he was hooded, made to wear shackles on his arms and legs and was forced to stand in a fixed position for 12 hours when first detained. There were nearly 6,000 people held in the same camp, where they were forced to sing political songs and study speeches of the Chinese Communist Party. They could not talk to each other and were forced to chant “Long live Xi Jinping” before meals. Kairat told Amnesty that his treatment drove him to attempt suicide just before his release. <text:line-break/><text:line-break/>Those who resist or fail to show enough progress reportedly face punishments ranging from verbal abuse to food deprivation, solitary confinement, beatings and use of restraints and stress positions. There have been reports of deaths inside the facilities, including suicides of those unable to bear the mistreatment. <text:line-break/><text:line-break/>The authorities justify the extreme measures as necessary for counter terrorism purposes and to ensure national security. However, measures to protect citizens from attacks must be necessary and proportionate and as narrow and targeted as possible to address a specific threat. <text:line-break/><text:line-break/>“The mass detention camps are places of brainwashing, torture and punishment. A simple act of messaging your family abroad can get you detained highlights how ludicrous, unjustified and completely arbitrary the Chinese authorities’ actions are,” said Nicholas Bequelin. <text:line-break/><text:line-break/>Families torn apart <text:line-break/>Bota Kussaiyn has not heard from her father since November 2017. It is feared he has been detained in Xinjiang, China as part of a massive crackdown in the region. <text:line-break/><text:line-break/>Bota Kussaiyn is desperate for news about her father Kussaiyn Sagymbai who is missing in XUAR. <text:line-break/>For months, relatives of the missing kept their anguish to themselves. They hoped the loss of contact with loved ones back home would be temporary. They feared making things worse if they sought outside help. Now, with no clear end in sight for their torment, more and more are willing to speak up. <text:line-break/><text:line-break/>Bota Kussaiyn, an ethnic Kazakh student studying at Moscow State University, last spoke with her father, Kussaiyn Sagymbai, over WeChat in November 2017. Originally from the XUAR, their family had re-settled in Kazakhstan in 2013. <text:line-break/><text:line-break/>Bota’s father had returned to China in late 2017 to see a doctor, but the authorities confiscated his passport after he arrived in the XUAR. Bota subsequently learnt from relatives there that her father had been sent to a “re-education camp”. <text:line-break/><text:line-break/>Her relatives in the XUAR were so afraid that further contact might put them under suspicion that they stopped communicating with her after that. <text:line-break/><text:line-break/>Bota told Amnesty: “My father is an ordinary citizen. We were a happy family before he was detained. We laughed together. We can’t laugh any more, and we can’t sleep at night. We live in fear every day. It has done great harm to my mother. We don’t know where he is. We don’t even know if he’s still alive. I want to see my father again.” <text:line-break/><text:line-break/>Many relatives and friends abroad report feelings of guilt, because it seems to be precisely these overseas connections that in many cases are causing their loved ones in the XUAR to fall under suspicion. The authorities accuse them of having ties to outside groups the Chinese government alleges promote “extremist” religious views or plot “terrorist activity”. <text:line-break/><text:line-break/>We can’t laugh any more, and we can’t sleep at night. We live in fear every day. We don’t know where he is. We don’t even know if he’s still alive. I want to see my father again. <text:line-break/><text:line-break/>Bota Kussaiyn's father Kussaiyn Sagymbai is missing in XUAR and feared detained. <text:line-break/><text:line-break/>To avoid arousing such suspicion, Uighurs, Kazakhs and others inside the XUAR have reportedly been cutting all ties with friends and family living outside China. They warn acquaintances not to call and delete outside contacts from social media applications. Unable to get reliable information from home, many living abroad inevitably fear the worst. <text:line-break/><text:line-break/>When parents are taken away, children are left to suffer, with many families experiencing economic hardship. Older children might be sent to state-run vocational training centres, while younger ones can wind up in one of the massive “welfare centres” that have been constructed since 2017. <text:line-break/><text:line-break/>Spying <text:line-break/>Adding to the pressure on those living abroad are aggressive efforts by Chinese security officials to recruit spies in overseas communities. Those targeted are reportedly threatened that if they do not cooperate, family members back in the XUAR will be detained. If they do cooperate, on the other hand, they receive promises that their loved ones will be treated leniently. <text:line-break/><text:line-break/>Not knowing who among the community living overseas might be reporting back to security authorities in China plants seeds of suspicion and distrust that take root and further feed the sense of isolation and fear. <text:line-break/><text:line-break/>“The Chinese authorities’ systematic campaign of suppression is having a devastating toll on the lives of millions of people. It’s time the authorities come clean about the camps and let families be reunited,” said Nicholas Bequelin.</text:p>
      <text:p text:style-name="P1">陳真   |  2018.10.15 10:55   |   <text:a xlink:type="simple" xlink:href="http://palinfo.habago.org/Entry?Command=Information_PrintForum&amp;iPage=54#FORUM36983"><text:span text:style-name="T1">#</text:span></text:a></text:p>
      <text:p text:style-name="P2">(續) <text:line-break/><text:line-break/>李家同曾經提到，台灣的大學生不知道誰是阿拉法特，很多人以為是一艘船的名字 (拉法葉艦？)，至於巴勒斯坦和巴基斯坦則根本分不清。 <text:line-break/><text:line-break/>十一年前剛回台灣時，在某大學演講，很訝異地發現，現場許多大學生以及年輕醫護同事竟然不知道誰是希特勒，不知道誰是莫扎特。有個護士程度比較好，回答說莫扎特 "好像是個歌星"，算是比較接近事實的答案。我問她說 "這個姓莫的歌星死掉了嗎？" 她說她也不確定。 <text:line-break/><text:line-break/>我很客氣地反問大家說：你們不覺得這樣很離譜嗎？得到的回答是 "我為什麼需要去知道這些東西？"，還說："希特勒是誰，莫扎特是誰，跟我的工作有什麼關係？！" <text:line-break/><text:line-break/>確實表面上是沒有關係，但這就好像一個人如果連一加一等於二都不會，我們難免會懷疑他究竟有多少能力？知識畢竟並不僅僅只是一種求職工具。 <text:line-break/><text:line-break/>不過，這些都還不是重點，那些表面上懂很多的人，恐怕問題還更大，只是我說不上來我真正想說的，因為那是一種難以言喻的氣味，一種集體氛圍，一種基本的嚴肅性，關乎 "我該怎麼活" ，關乎 "我和知識與是非善惡之間的關係"，關乎 "我進入校園，究竟所為何來"，關乎 "我和這個世界的關係" 等等的問題。 <text:line-break/><text:line-break/>腦殘者一定會說西方大學也會有這些無知問題，也會有各種低級下流的學生活動，也會有知識虛榮與無恥抄襲等等。這倒是事實，問題是，台灣的大學校園除了這些還有什麼？ <text:line-break/><text:line-break/>重點並不在於特定行為本身，而是在於整體氛圍，在於此一教育氛圍培養出什麼樣的人。有沒有腦子？有沒有一點點基本品格？有幾個人不受主流媒體與特定政黨所控制與洗腦而具有獨立求知與思考的能力？有幾個人還在乎什麼知識、真理與是非善惡？ <text:line-break/><text:line-break/>比方說，各大學之所謂學生會，往往是特定政黨的走狗組織。當然，這些走狗們及其普遍成員一定以為自己乃是經過一番獨立思考。許多時候，你根本不可能跟他們有什麼話好說。 <text:line-break/><text:line-break/>高醫醫學系一個班記得是一百六十幾人，七年下來，曾經跟我說過話的、我喊得出對方名字的同學，恐怕不會超過20個，絕大多數同學我根本不認識，倒不是說他們為人本身有什麼問題，而是說在台灣這樣一種蒼白反智與敗德的整體校園氣氛與文化底下，我跟大家的距離，就宛如來自不同星球那般遙遠。 <text:line-break/><text:line-break/>就算有人拿槍抵著我的頭，我也絕不可能去參加什麼迎新活動，玩什麼闖關遊戲，畢竟我是來讀大學，不是來唸幼兒園。而且，更重要的是，不論順逆，人活著就該像樣，當一種事物有違本性時，你多少總該堅持一點基本尊嚴，不管它將會帶來什麼樣不利的後果。 <text:line-break/><text:line-break/>怎麼活很重要，因為那才是知識的基礎。就如維根斯坦所說：如果我沒辦法 "活得對"，我如何可能 "想得對" 或 "做得對"？"如果我沒法成為一個好人，我如何可能成為一個好的邏輯學家？" <text:line-break/><text:line-break/>我知道腦殘者對於這些想法一定會有很多低能回應，對此我也沒什麼話好說了。 <text:line-break/><text:line-break/>在這島上，不管誰當權，都不希望年輕一代具有思考能力，一概都拼命使之逸樂化，使之腦殘，於是知識若不是被羞辱與踐踏，就是成為一種晉身階與敲門磚，一種謀取前途的工具與展現虛榮的裝飾品，至於真理何所指，善惡是非如何等等，則被教導成為一種根本無須在乎且無關緊要的身外物。 <text:line-break/><text:line-break/>說到底，這些事乍看細小，其實並不小；一個社會的興衰，乃至整個人類的發展，無非就建立在類似像這樣一些乍看細小的基礎上。 <text:line-break/><text:line-break/>陳真 2018. 10. 15. <text:line-break/>==================== <text:line-break/>大學迎新還有這幾家…… <text:line-break/><text:line-break/>新頭殼newtalk <text:line-break/><text:line-break/>2018.10.14 <text:line-break/><text:line-break/>屏科大迎新海報及口號： <text:line-break/><text:line-break/>你們這些老處女 <text:line-break/>奶小無腦又沒料 <text:line-break/>女生垂奶搖搖搖 <text:line-break/>隔壁那些老處男 <text:line-break/>尺寸短小像沒屌 <text:line-break/>男生鳥小咬不到 <text:line-break/>阿～ㄎ一甲洨啦 (即吃精液) <text:line-break/><text:line-break/>海洋科大 <text:line-break/>遊戲闖關要求脫掉褲子用臀部夾緊紙片 <text:line-break/><text:line-break/>雲林虎尾科技大學自動系、中臺科技大學護理系聯合迎新 <text:line-break/>以「護相自慰 淫蕩兩夜」為主題，內容寫著：「幹爆屁眼、任你騎、無套中出，抽插到腿軟」，並呼喊口號「屁股開開快跪地」及「無套中出你最行」等，並將這些內容印成海報。 <text:line-break/><text:line-break/>景文科技大學 <text:line-break/>將酒店鹹濕橋段設計在遊戲裡，要求學弟妹脫內衣褲，甚至要他們含別人口中的水。 <text:line-break/><text:line-break/>長榮大學迎新 <text:line-break/>「學長把麵包放在下體叫學妹吃」。 <text:line-break/><text:line-break/>世新大學 <text:line-break/>除了有脫內衣褲和吸吮別人腳趾頭之外，甚至還要舔菊花 (肛門) 等，整個活動就是「要多腥羶色就多腥羶色，下流到無極限」。 <text:line-break/><text:line-break/>龍華科技大學 <text:line-break/>迎新活動包含「女生含一口水吐在男生嘴裡」、「舔異性的耳朵」等，男同學將內褲拉至膝下，倆倆互相遮住重點，聲嘶力竭地呼喊小隊口號。 <text:line-break/><text:line-break/>中原大學 <text:line-break/>參加迎新的學生為了分數，在大庭廣眾下脫掉上衣、褲子，充斥髒話性歧視言語，工作人員的綽號充滿性暗示。要求女隊員幫男隊輔脫褲子。闖關結束後，又要求脫衣的男隊員上去包圍女關主磨蹭。「為了換取那最後一天烤肉能加菜的金幣，我們必須拋棄尊嚴」等等。</text:p>
      <text:p text:style-name="P1">陳真   |  2018.10.14 23:29   |   <text:a xlink:type="simple" xlink:href="http://palinfo.habago.org/Entry?Command=Information_PrintForum&amp;iPage=54#FORUM36982"><text:span text:style-name="T1">#</text:span></text:a></text:p>
      <text:p text:style-name="P3">劍橋、牛津有錢人多，很多王公貴族與高幹子女，相對來講比較屬於擁護體制的保守校風，但我印象很深的是： <text:line-break/><text:line-break/>21年前，香港脫離英國回歸祖國的那一天，我卻在同一時刻搭機抵達大英帝國。我走入學校裏頭一個專門給學生收信的小房間，就叫做 "鴿子籠"，看見學生代聯會在牆上掛了一幅海報，上頭畫了個嬰兒一腳踢開裝有雀巢奶粉的奶瓶，呼籲大家抵制雀巢的產品。因為，雀巢在許多根本無法提供乾淨水源的非洲貧窮國家大量宣傳奶粉廣告，進行不實宣傳，誤導當地民眾，以為母奶不好或不夠營養，而被騙去買奶粉；除了浪費窮人根本所剩無幾的救命錢之外，更重要的是，當一個國家連乾淨飲用水都難以取得時，大家只能拿髒水來泡奶粉，結果卻害死許多新生兒。 <text:line-break/><text:line-break/>雀巢一開始不願更改錯誤廣告政策，故而引發學生群起抵制。有好幾年的時間，我上超市買東西，一看是雀巢的食品，例如巧克力，我就拒買，一直到雀巢改變了這項害死人的政策為止。 <text:line-break/><text:line-break/>離開鴿子籠往另一頭走，就是 Pub，也就是學生餐廳。一走進去，迎面而來是另一幅海報，畫著一支被折斷的槍，旁邊寫著 "反對軍火貿易"，並寫著一些數據，指控西方所謂先進國家例如英國美國花費鉅額金錢在研發武器上，然後再賣給窮得發慌的第三世界，賺取暴利，鼓勵他們自相殘殺，或是賣給獨裁者，用來鎮壓異己，培植西方傀儡政權。 <text:line-break/><text:line-break/>認識了校園環境，接著我得去銀行開戶，來到某銀行門口，發現門口全是 "死屍"，死一堆人，血流滿地，原來是一些劍橋學生所扮演，抗議該銀行大量投資軍火生意，勸阻學生別來這家銀行開戶。 <text:line-break/><text:line-break/>我想說的是，即便是在劍橋這樣一個保守安逸的學校，依然還是存在著某種大學精神，真理、知識與善惡價值依然起了作用。但是在台灣，半個多世紀來，所謂大學，幾乎每一所全是黨校，全是 "美國" 學校，瀰漫整個校園的始終是迎合當下主流媒體之議題炒作，充當政治主流思維之打手及馬前卒，虛華造作的假文青假進步氣息，非常蒼白與反智，乃至猥褻下流，品格卑劣，低級當有趣，腦殘當創意。 <text:line-break/><text:line-break/>很多老一輩的人喜歡指摘說這一代如何如何不像話，有些也許是事實，有些卻只是五十步笑百步。至少在大學校園裏頭，幾十年來實在看不出太大的差別，一樣忠黨愛國，一樣男歡女愛，一樣肉麻當有趣，一樣品格卑劣，一樣腦殘反智，一樣虛榮造作。如果硬要說有所差別的話，那就是現在的大學校園似乎比過去更加封閉，同質性之高，彷彿就像同一家工廠的產品似的，講的話一模一樣，想的事情與結論也一模一樣，句子一模一樣，什麼都一模一樣。若說有什麼不同，那就是過去流行反共與捍衛民主，現在升級了，變成反中與捍衛民主。(平常只要聽到有人說什麼民主自由，我就知道這個人腦袋進水。) <text:line-break/><text:line-break/>每次有人跟我提到母校高醫，我心裏常會浮現一句話："高醫七年，噩夢一場"。我真不知道接受這種教育有何意義可言。直到出國後，我彷彿才明白什麼是求學，我才開始有走入教室聽課的意願；當然不是說高醫老師課程內容有問題，甚至根本不是高醫的問題，而是一整個台灣的大學文化與風氣實在令人難以忍受，身處其中，真是比死還痛苦，我幾乎一秒鐘也無法忍受。 <text:line-break/><text:line-break/>================== <text:line-break/>新生宿營要「陪睡陪上」 高醫大挨批 <text:line-break/><text:line-break/>三立新聞網 2018年10月14日 <text:line-break/><text:line-break/>記者於慶璇／綜合報導 <text:line-break/><text:line-break/>沒在怕！高雄醫學大學牙醫系昨起在台南走馬瀨舉辦為期3天的新生宿營，小隊輔疑為展現「創意」，竟自創充滿性暗示的宣誓詞，「主隊輔是我最信任的人，陪睡陪上，廁所樣樣包」，因字句太過淫穢，再度引發網友熱議，嘲諷：「牙醫真的不怕再出名1年嗎？」 <text:line-break/><text:line-break/>據了解，去年高醫大牙醫系學生曾在臉書使用不妥字眼引發爭議，沒想到今年新生宿營宣誓詞又爆出淫穢、不雅字眼，宣誓詞被貼至《Dcard》，掀起熱議。 <text:line-break/><text:line-break/>從PO出的8條宣誓詞內容可見，隱含性暗示意味，像是「值星官的命令是神諭，若違抗男的扣10公分、女的少1個CUP」、「主隊輔是我最信任的人，陪睡陪上，廁所樣樣包」、「嚴禁公開研究遺傳學，要研究回家繼續，如果不小心擦槍走火，男的交給女隊輔再教育、女的交給男隊輔gentle（意為溫存安慰）」等。 <text:line-break/><text:line-break/>還有「值星官就是老大，老大喜歡正妹，如果要到女同學的Line，嚴禁私藏，要雙手奉給值星官」。 <text:line-break/><text:line-break/>另外，之所以被學生諷刺「再出名1年」，是因為過去也發生過這類事件。同樣是高醫大牙醫系的學生，去年在迎新活動的宣傳文案中寫到「媽祖你幹嘛X你祖媽，風中伯伯皺皮皺皮陪您拉軟屌至精噴」，整篇文章滿滿的脫序字眼，被學生痛罵下流又噁心。</text:p>
      <text:p text:style-name="P1">李想   |  2018.10.14 13:19   |   <text:a xlink:type="simple" xlink:href="http://palinfo.habago.org/Entry?Command=Information_PrintForum&amp;iPage=54#FORUM36981"><text:span text:style-name="T1">#</text:span></text:a></text:p>
      <text:p text:style-name="P2">https://youtu.be/_mHNsVdx5sg <text:line-break/><text:line-break/>赵雷《阿刁》 <text:line-break/><text:line-break/>词曲：赵雷 <text:line-break/>演唱：赵雷 <text:line-break/><text:line-break/>住在西藏的壹个地方 <text:line-break/>秃鹫一样 栖息在山顶上 <text:line-break/>阿刁 大昭寺门前铺满阳光 <text:line-break/>打一壶甜茶 我们聊着过往 <text:line-break/><text:line-break/>阿刁 你总把自己打扮的像 <text:line-break/>男孩子一样 可比格桑还顽强 <text:line-break/>阿刁 狡猾的人有千百种笑 <text:line-break/>你何时下山 记得带上卓玛刀 <text:line-break/><text:line-break/>灰色帽檐下 凹陷的脸颊 <text:line-break/>你很少说话 简单的回答 <text:line-break/>明天在哪里 谁会在意你 <text:line-break/>即使死在路上 <text:line-break/><text:line-break/>阿刁 明天是否能吃顿饱饭 <text:line-break/>你已习惯 饥饿是一种信仰 <text:line-break/>阿刁 不会被现实磨平棱角 <text:line-break/>你不是这世界的人 没必要在乎真相 <text:line-break/><text:line-break/>命运多舛 痴迷 淡然 <text:line-break/>挥别了青春 数不尽的车站 <text:line-break/>甘于平凡却不甘平凡的腐烂 <text:line-break/>你是阿刁 你是自由的鸟 <text:line-break/><text:line-break/>灰色帽檐下 凹陷的脸颊 <text:line-break/>你很少说话 简单的回答 <text:line-break/>明天在哪里 谁会在意你 <text:line-break/>即使死在路上 <text:line-break/><text:line-break/>命运多舛 痴迷 淡然 <text:line-break/>挥别了青春 数不尽的车站 <text:line-break/>甘于平凡却不甘平凡的腐烂 <text:line-break/>你是阿刁</text:p>
      <text:p text:style-name="P1">隆誌   |  2018.10.13 15:25   |   <text:a xlink:type="simple" xlink:href="http://palinfo.habago.org/Entry?Command=Information_PrintForum&amp;iPage=54#FORUM36980"><text:span text:style-name="T1">#</text:span></text:a></text:p>
      <text:p text:style-name="P3"><text:line-break/>第一次參與公投連署，就獻給「以核養綠」。實際在連署點，看過志工認真核對所有項目。 <text:line-break/><text:line-break/>中選會給出九千多份無簽名或蓋章理由，實在很難以相信。</text:p>
      <text:p text:style-name="P1">陳真   |  2018.10.13 02:04   |   <text:a xlink:type="simple" xlink:href="http://palinfo.habago.org/Entry?Command=Information_PrintForum&amp;iPage=54#FORUM36979"><text:span text:style-name="T1">#</text:span></text:a></text:p>
      <text:p text:style-name="P2">支持以核養綠公投 (十五) <text:line-break/><text:line-break/>陳真 <text:line-break/><text:line-break/>2018.10. 13. <text:line-break/><text:line-break/><text:line-break/>所謂中選會，在過去始終是一個具有相當獨立性的機構，即便是在所謂威權體制下，依舊依法行事，保有一定的中立性。但是，只要人渣黨一掌權，台灣的所有公家機構包括法院，全部都會馬上變成一種政治工具，藉以傷害對手，藉以謀取私利，無法無天。 <text:line-break/><text:line-break/>"以核養綠" 這個公投對人渣黨具有相當大的殺傷力，因此，人渣黨絕不可能輕易讓它成案。所謂中選會，打從一開始其實就擺明它只是一條狗，仰承上旨，聽命辦事，無所不用其極地百般違法阻撓。此一公投若要能成案，除非做到兩個條件，一是聯署份數必須超過很多很多，多到無法做票，二是直接防止做票或促其公開審核內容。 <text:line-break/><text:line-break/>我想說的是，你看國民黨的反應，實在很難想像存在這樣一個政黨究竟有何意義？它好像是自認打從一出生就註定要來當官似的，一心只想著趕緊重新掌權，大夥再回去當官，至於這過程中不管發生什麼狗皮倒灶的醜事鳥事，一概都好像跟它沒有關係。所謂中選會，對於以核養綠公投的一切作為，全屬非法，而且擺明就是做票，硬是要把這公投給擋下來，簡直到了一種根本就是無法無天的地步。但是國民黨卻說這是一種 "行政暇疵"，官腔官調四平八穩地講些不痛不癢的屁話。 <text:line-break/><text:line-break/>今天如果調換位置，倘若是國民黨做票且不斷違法阻撓，人渣黨老早率其徒眾把中選會甚至行政院總統府等等全給包圍了、佔領了、砸了，然後綠媒及御用學者們就會跳出來歌頌說真是好偉大好感人的什麼 "公民不服從" 及捍衛民主的偉大情操云云，然後大肆宣傳到眾人愛戴且成為傳奇為止，接著便是載入史冊，列入教材，繼續愚化下一代，並捧出一堆人渣成為政治明星。 <text:line-break/><text:line-break/>我當然不是說國民黨也該如法炮製，而是說，這兩個黨真的完全不是對手，一個極度擅於操弄，一個卻溫溫吞吞。 <text:line-break/><text:line-break/>這些事其實也很清楚告訴我們，台灣至今實際上是可說是沒有任何民間力量可言的，沒有社運，沒有學運，沒有工運，沒有農運，沒有人權運動，沒有環保運動，幾乎是一片空白；過去的社運發展，幾乎全被人渣黨用各種好處與官位及特定意識形態所收編與動員，納為一黨之政治工具。因此，不管人渣黨如何亂搞如何翻來覆去，都絕不會有事。阿扁之所以會去坐了幾年牢，之所以會有所謂倒扁紅衫軍，同樣也只是來自綠營內部的另一股勢力之政治動員所致，而不是什麼人民的自發力量。當其內部各方勢力又再度獲得權力平衡或分贓得宜時，人渣黨就算是阿扁一百倍一千倍的貪婪腐敗，也絕不會有事。 <text:line-break/><text:line-break/>我想說的是，認清現實是一切作為的第一步。我們應該認清台灣其實就是一片社運沙漠，只有選民，沒有公民，幾年投一次票，投完就由他搞四年，沒你的事了。所謂萬丈高樓平地起，在一片沙漠中，能埋下一顆種子，保有一點生機，其實也就是那應有的第一步了。在我看來，連要做到這第一步都十分艱難，很多事之成就需要漫長時光。</text:p>
      <text:p text:style-name="P4"/>
      <text:p text:style-name="P1">陳真   |  2018.10.13 00:59   |   <text:a xlink:type="simple" xlink:href="http://palinfo.habago.org/Entry?Command=Information_PrintForum&amp;iPage=55#FORUM36978"><text:span text:style-name="T1">#</text:span></text:a></text:p>
      <text:p text:style-name="P2">以核養綠未成案 台大醫師：戶政人員爆不合格另有原因 <text:line-break/><text:line-break/>2018-10-12 <text:line-break/><text:line-break/>聯合報 記者雷光涵╱即時報導 <text:line-break/><text:line-break/>中選會今公布「以核養綠」公投提案連署書未通過成案門檻，台大醫學院麻醉科教授王明鉅在臉書說，有位在戶政事務所上班、參與審查公投案的臉友告訴他，他個人處理的「以核養綠」連署書，不合格的有1/3不是真的不合格，單純是簽名人根本戶籍不在他們的戶政事務所，在指導長官的要求下一律算成不合格。 <text:line-break/><text:line-break/>王明鉅指出，這自稱在戶政事務所工作的臉友告訴他，在他個人所處理的3、400份「以核養綠」的公民連署案中，有12%左右被判定為不合格。這些不合格的連署書中有1/3的不合格案件，其實並不是不合格。只是單純因為這些連署書的簽名人，根本戶籍不在他們戶政事務所，但被一起送過來了。 <text:line-break/><text:line-break/>王明鉅轉述臉友的話說，這些案件就全部被行政指導這些戶政人員的長官們，要求一律算成不合格。王明鉅問臉友，這是全國性公投，全國民眾都有資格，怎麼可以因為戶政事務所送錯就當作無效呢？臉友說他們長官說的，也沒辦法，雖然他明知戶政資料是全國連線，要核對他也完全有能力查對。但他的長官就是要他直接算不合格。 <text:line-break/><text:line-break/>另，這臉友告訴王明鉅，他處理的300多份公民連署案中，沒有任何一件是沒簽名的。王明鉅指出，今天中選會所公布的不合格件數中，「未簽名或蓋章」9492人的比例高達3%。他從這位戶政事務所人員所告訴他的訊息，以及自己參與也拉了至少幾百位連署書的親身經驗，3%的人沒簽名，絕對不可能。 <text:line-break/><text:line-break/>王明鉅說，這9000多人，他相信一定有許多是如這位臉友所說的，是寄錯戶政事務所了，甚至是其他原因。全國性的公投連署書，大家連署完交給中選會。中選會的人寄錯戶政事務所，就被當作無效。連署完交給中選會，然後中選會的人寄錯戶政事務所，就叫無效？還被當作「未簽名或未蓋章」。這樣合法嗎？ <text:line-break/><text:line-break/>他要求中選會公佈這9492份「未簽名或蓋章」的連署書。讓所有全國民眾來看看，到底是不是有這麼多「未簽名或蓋章」；還是中選會用了不該用的手段，讓「以核養綠」公投不能成案。 <text:line-break/><text:line-break/>真的假不了，假的也真不了。王明鉅說，他可以接受公平審查之後，份數不足，只好放棄公投的結果。但不能接受，用這種令人不敢相信的方式，硬要作掉「廢除電業法95條之1」公投案的作法。 <text:line-break/><text:line-break/>===================== <text:line-break/>以核養綠公投未達標 國民黨批中選會行政瑕疵 <text:line-break/><text:line-break/>2018-10-12 <text:line-break/><text:line-break/>聯合晚報 記者徐偉真、周志豪／台北報導 <text:line-break/><text:line-break/>針對中選會今天公布以核養綠公投成案連屬書查對情形，確定未達成案門檻的28萬1745成案門檻份數，在下周二中選會委員會的審議恐難成案。國民黨上午聲援黃士修，指中選會不同意讓以核養綠公投保險補件連署書，已有行政瑕疵。 <text:line-break/><text:line-break/>國民黨發言人洪孟楷表示，公投法賦予人民公投權利，作為行政機關的中選會，不應以任何行政怠惰或不中立手段，阻擾人民直接民權的行使；中選會不受理以核養綠連署書保險補件，處理確實有瑕疵，要面臨檢驗，呼籲中選會推動公投事務，應依公投法，做標準一致的行政作為，不應刻意阻擾特定公投。</text:p>
      <text:p text:style-name="P1">陳真   |  2018.10.12 16:57   |   <text:a xlink:type="simple" xlink:href="http://palinfo.habago.org/Entry?Command=Information_PrintForum&amp;iPage=55#FORUM36977"><text:span text:style-name="T1">#</text:span></text:a></text:p>
      <text:p text:style-name="P3">支持以核養綠公投 (十四) <text:line-break/><text:line-break/>陳真 <text:line-break/><text:line-break/>2018.10. 12. <text:line-break/><text:line-break/>不曾貧窮過的人，不可能理解什麼是貧窮。貧窮並不僅僅是饑餓，而是你根本不知道究竟下一頓飯何時到來以及是否有可能到來；對生命的存活，近乎絕望。 <text:line-break/><text:line-break/>同理，不曾經歷白色恐怖的人，也不可能理解什麼叫做白色恐怖。如果以1985年做為白色恐怖的最後一年，意味著1965年以後才出生的人(亦即1985年才剛20歲)，根本不可能體會什麼是朝不保夕乃至禍延家人的恐怖，除非他像我一樣早熟，才剛成年就成為黨外人士。就如同貧窮一樣，白色恐怖並不是你一出聲就會有事，而是你根本不知道你以及你的家人究竟有哪一刻是安全的。這年頭，有誰會因為批評政治而覺得自己隨時會有生命危險？ <text:line-break/><text:line-break/>大約是1985年左右或更早，有一天早上，黨外朋友們爭相走告叫大家趕緊去買當天的台灣時報，說當天的社論簡直是不要命了。我也趕緊去買了一份，記得那天的社論標題好像是 "苛政猛於虎"，從現在的眼光看，根本就是一篇迂腐八股文，不過只是寫說良善政治才能帶給人民幸福安樂等等，若是政策有誤，則將傷害大眾福祉云云。簡直就是廢話。但是，這樣的廢話在當年，除了黨外雜誌之外，卻不可能聽聞，媒體根本不敢這樣子寫文章，除非不要命了。蔣家統治下哪來苛政？當然全是德政；誰敢質疑，誰就是活得不耐煩。 <text:line-break/><text:line-break/>我念高醫時，只不過在考卷上以西元而非以民國紀年，馬上引來情治單位的約談，認為我對 "中華民國" 有敵意，思想偏差。 <text:line-break/><text:line-break/>這一切，乍看恐怖，其實已經是白色恐怖的尾聲，若是七零年代，那就更恐怖了，那是一個動不動就讓人消失的年代。那時我還小，不懂人事，但我知道周圍一些人，包括家裏電影院的十六、七歲少年員工，僅僅只是因為寫錯字，把總統的 "總" 寫錯筆畫，馬上就被抓去刑求，打到吐血；隔壁有位國中校長，在課堂上教學生說 "桃" 字的古時候寫法是把 "木" 寫在 "兆" 的上方，清晨五點多就被逮捕了，從此消失，傳言罪名是說他具有共匪的思想，意圖破壞中華文化。 <text:line-break/><text:line-break/>例如白雅燦，1974或1975年我忘了，出來參選民代，政見之一是要求蔣經國公佈財產，馬上抓起來送往綠島，判處無期徒刑。 <text:line-break/><text:line-break/>就在那樣一種偶語棄市、文字成獄、眾人完全噤聲的極端恐怖年代，林義雄竟然曾經公開說了兩句話，一句是說 "國民黨根本就是個叛亂團體"，另一句是說他對於發傳單、遊行等等這些和平抗議行動已經失去興趣；從上下文看來，林義雄顯然是在鼓吹暴力革命，他甚至還接著說，對於暴力反抗，大家怎麼決定，他就怎麼追隨。 <text:line-break/><text:line-break/>我之所以講這些其實才發生在 "不久之前" 的歷史，主要想說幾個想法： <text:line-break/><text:line-break/>一，人渣黨在過去20年來，貪婪腐敗，無惡不作，但其所作所為之恐怖規模，根本比不上過去白色恐怖的百萬分之一。套用 Noam Chomsky描述其它事情的一段話：人渣黨的邪惡與齷齪，不在於現實上的恐怖規模，而在於其 "好話說盡、壞事做絕" 的無恥與下流；一切理想都只是這群人渣及其尾巴團體與御用文人的奪權斂財手段。換言之，"道德" 之敗壞，才是這個歹徒詐騙集團的問題本質，跟過去蔣家的威權統治完全不同性質。 <text:line-break/><text:line-break/>二，我並不相信暴力，但我對於這個蟑螂黨之所作所為，非常厭惡鄙視，就連去批評他們都覺得只是在做賤自己，畢竟沒有人樂意去指摘一群蟑螂的行為；蟑螂就是蟑螂，蟑螂會有什麼行為值得議論的？每次在電視上看到這些人渣，我就趕緊轉台，感覺非常骯髒。 <text:line-break/><text:line-break/>看多了現實，也許某種意義上也提昇了我的文學理解能力，畢竟許多時候，現實世界之荒謬荒唐與微妙，真的是遠勝廉價小說所虛擬描繪的世界。 <text:line-break/><text:line-break/>至於以核養綠被擋下，這不令人意外。人渣蟑螂黨會讓它過才奇怪。島內所謂民主，令人反感，至少令我反感，不過就是自欺欺人的一種遊戲。一大堆腦殘，誰掌握了他們，誰就稱王；誰培養出更多腦殘，誰的手段更卑鄙更無恥更下流，誰就獲勝，幾十年來就是一直在搞這樣一種所謂民主的遊戲。</text:p>
      <text:p text:style-name="P1">李文歆   |  2018.10.12 15:28   |   <text:a xlink:type="simple" xlink:href="http://palinfo.habago.org/Entry?Command=Information_PrintForum&amp;iPage=55#FORUM36976"><text:span text:style-name="T1">#</text:span></text:a></text:p>
      <text:p text:style-name="P2">以核養綠連署書合格數出爐，不足2300份。 <text:line-break/>其中有9400份因「沒簽名」而被判不合格。 <text:line-break/>. <text:line-break/>填寫的第一欄就是填寫姓名，再怎麼樣也不可能沒寫。 <text:line-break/>. <text:line-break/>中選會是打算告訴大眾，有近萬的連署人在寫的時候完全眼殘忽略第一欄嗎？ <text:line-break/>. <text:line-break/>「未填寫身分證字號」的人數不到「未簽名」的一半。 <text:line-break/>. <text:line-break/>這表示有接近6000位連署人寫了身分證字號、生日地址，就是沒寫第一欄的姓名？這有可能嗎？ <text:line-break/>. <text:line-break/>中選會，不要太汙辱人民的智商！ <text:line-break/><text:line-break/>http://m.ltn.com.tw/news/politics/breakingnews/2578427 <text:line-break/><text:line-break/>〔記者陳鈺馥／台北報導〕中選會今日公布「以核養綠」公投連署查對結果，合格數為27萬9419份，未達第二階段28萬份成案門檻，時程上來不及「公投綁大選」，中選會將在10月16日決議是否成案。 <text:line-break/>由黃士修所提「您是否同意：廢除電業法第95條第1項，即廢除核能發電設備應於中華民國114年以前，全部停止運轉之條文」公投提案，全國各戶所昨日查對截止，送件31萬4484份連署書中，符合規定27萬9419人、不合格數3萬5065人。 <text:line-break/><text:line-break/>查對結果顯示，「未填具戶籍地址或錯誤」有1萬2224人、「未簽名或蓋章」9492人、「重複簽署」5379人、「有偽造情事」1963人、「姓名錯誤或不明」1273人、「死人連署」102人。 <text:line-break/>中選會將在10月16日委員會會議上，審議婚姻平權二公投及「以核養綠公投」是否成案，目前婚姻平權公投合格數均遠超過成案門檻，「以核養綠」公投未達28萬1745份。</text:p>
      <text:p text:style-name="P1">李念淨   |  2018.10.12 10:39   |   <text:a xlink:type="simple" xlink:href="http://palinfo.habago.org/Entry?Command=Information_PrintForum&amp;iPage=55#FORUM36975"><text:span text:style-name="T1">#</text:span></text:a></text:p>
      <text:p text:style-name="P3">完全不意外人渣黨又動手腳了，其他案子都能過，這個居然只差2000份？ <text:line-break/><text:line-break/>https://www.ettoday.net/news/20181012/1279450.htm?from=ettoday_app <text:line-break/><text:line-break/>記者賴于榛／台北報導 <text:line-break/><text:line-break/>年底公投綁大選，以核養綠的連署書查對結果12日出爐，合格份數僅為27萬9419份，距離法門檻的28萬1745份，差了2326份，闖關失敗。 <text:line-break/><text:line-break/>領銜人黃士修以「您是否同意：廢除電業法第95條第1項，即廢除『核能發電設備應於中華民國一百十四年以前，全部停止運轉』之條文？」提出公投，但最後合格份數僅為27萬9419份，距離法定門檻的28萬1745份，還差了2326份，其中死亡連署102份，偽造情事達到1963份。 <text:line-break/><text:line-break/>目前已成案的七案公投包括國民黨反空汙、反深澳電廠、反核食、婚姻定義、反同志教育案、同志專法、東奧正名；連署書已通過門檻的則為婚姻平權兩案，等待16日的中選會委員會審議。 <text:line-break/><text:line-break/>根據公投法第13條規定，連署人數不合規定者，主管機關應通知提案人之領銜人於三十日內補提，補提後仍不足規定人數或逾期不補提者，主管機關應為公民投票案不成立之公告。 <text:line-break/><text:line-break/></text:p>
      <text:p text:style-name="P1">陳真   |  2018.10.12 09:53   |   <text:a xlink:type="simple" xlink:href="http://palinfo.habago.org/Entry?Command=Information_PrintForum&amp;iPage=55#FORUM36974"><text:span text:style-name="T1">#</text:span></text:a></text:p>
      <text:p text:style-name="P2">別人是北漂，我卻是南漂，一心就是要漂來高雄，為什麼呢？因為，套句陳其邁的競選廣告台詞，「高雄的好，我知道 」。先是漂來台南，直到兩年前來高雄參加醫學會，這才發現原來高雄更好。高雄，真的是「脫胎換骨」了。<text:line-break/><text:line-break/>三十多年前在高醫求學，那時候的高雄真的很亂，霓虹閃閃，徹夜不寐，連半夜想去六合夜市吃碗擔仔米粉都步履維艱，四處人潮。現在呢，別說走路，別說半夜，就連晚上八、九點摩托車都可以毫無困難地直接騎進去。這是六合夜市？一開始，我還以為走錯地方了呢。真好，逛夜市變得輕鬆了。 <text:line-break/><text:line-break/>第一次搭高雄捷運更是讓我驚豔不已。那天是星期六中午，開會地點就在三多路附近一家五星級大飯店，整個捷運站竟然只有我一人。有別於台北捷運令人血壓高的匆促擁擠，我一人佇立高捷月台，前無旅人，後無遊客，炎炎夏日午後，竟產生一種淒美浪漫的感覺。 <text:line-break/><text:line-break/>走出捷運站，發現不太對，於是又往回走，想確定我是不是出錯站了。這裏不是應該車水馬龍嗎？怎麼街道變得如此冷清？我是說，怎麼如此幽靜怡人？忍不住喜悅，於是當下就趕緊發簡訊給學姊說：「高雄真好！我們搬來高雄吧！」並傳上一張月台淒美照片為證。兩年前，美夢成真，於是我們就真的來了。</text:p>
      <text:p text:style-name="P1">陳真   |  2018.10.12 09:51   |   <text:a xlink:type="simple" xlink:href="http://palinfo.habago.org/Entry?Command=Information_PrintForum&amp;iPage=55#FORUM36973"><text:span text:style-name="T1">#</text:span></text:a></text:p>
      <text:p text:style-name="P3">底下這位黃先生做這種奧步預測，說什麼臨時改火車班次等等，真的很 "天真"，人渣黨的奧步如果能事先讓你猜到就不叫做人渣黨了。 <text:line-break/><text:line-break/>從謝長廷到陳菊，全部都是靠著捏造什麼吳敦義的緋聞錄音帶及自導自演對手(黃俊英)買票等奧步而當選。那時，阿扁擔任所謂 "總統"，投票日當天早上還公開叫大家不用投票給黃俊英，說他買票已經被抓到，就算當選也無效。你看，人渣黨連這樣的醜事居然也幹得出來，但是，各位如果以為人渣黨的幹法就只是這樣，那就真的是太小看這個詐騙歹徒集團了。 <text:line-break/><text:line-break/>有句話說，"君子不欺暗室"，正直的人白天晚上一個樣，但人渣卻不是如此，只要四下無人，什麼齷齪事都幹得出來。綠營及其支持者有個基本特色就是："為達目的不擇手段"，當他們大權在握時，就算大陽光底下的作為都已如此醜陋而不堪入目，更不用說四下無人處的作為了。 <text:line-break/><text:line-break/>那麼，什麼樣的手段最有效呢？作票就是其中之一。因此，韓國瑜想贏，只有一個可能，那就是要贏 "很多很多"，多到讓人渣黨作票都作不掉的程度，才有可能贏。完全阻止作票是不可能的，但你總得應該在每個投開票所監票，盡量防止作票。 <text:line-break/><text:line-break/>最近，有個賣衣服的年輕失眠女病患就診時急切地問我說：「醫生醫生，你知道什麼是韓國魚嗎？」我還來不及回答，她就補充說：「有個客人一直跟我講說什麼韓國魚，我還問他說好吃嗎？後來才知道不是魚啦，是一個人。什麼韓國魚美國魚的，我還吳郭魚咧！我沒投過票，客人一直要我把生平第一張票投給他。醫生，你會投給這隻韓國魚嗎？」我笑笑沒回答。 <text:line-break/><text:line-break/>連這樣一個誰在當 "總統" 都說不出名字的政治冷感人士，居然也說要投票給韓國瑜甚至還幫他拉票時，也許意味著韓已勝出。但是，儘管勝負已分，儘管韓國瑜大勢底定，但是，如果以上這兩個條件 (贏很多很多及嚴密監票)沒有做到的話，韓國瑜依然不可能贏。 <text:line-break/><text:line-break/>你看，連台大校長這樣一個職缺，人渣黨居然也敢毫無廉恥地拼命阻擋，更不用說擁有龐大預算與人事權力的高雄市長一職；這個貪婪卑鄙的詐騙集團是完全不擇手段的，別說我沒有事先警告。 <text:line-break/><text:line-break/>陳真2018.10. 12. <text:line-break/><text:line-break/>================== <text:line-break/>選情告急！防止韓國瑜翻盤 他揭闇黑力量「逆天奧步」 <text:line-break/><text:line-break/>今日新聞NOWnews <text:line-break/><text:line-break/>2018年10月8日 <text:line-break/><text:line-break/>年底選舉在即，高雄市長候選人韓國瑜和陳其邁雙方呈五五波局面，選情相當緊繃，導致聲勢不斷上漲的韓國瑜頻遭攻擊、抹黑。對此，資深媒體人黃創夏在臉書表示，為防止 1124 高雄綠地變藍天，闇黑力量恐還有逆天奧步。 <text:line-break/><text:line-break/>黃創夏在臉書貼文寫道「防止 1124 高雄變天，闇黑力量可能還會有逆天奧步」，笑稱是「純粹想像」，不過也舉例列出「軌道交通突然『班次調整』，北漂青年買不到南下車票，突然宣布路面強化工程管制，南下車道大塞車」等。他在文末祈禱「天佑高雄」，並希望這些可能發生的奧步純屬臆測，不會成真。</text:p>
      <text:p text:style-name="P1">李想   |  2018.10.07 12:00   |   <text:a xlink:type="simple" xlink:href="http://palinfo.habago.org/Entry?Command=Information_PrintForum&amp;iPage=55#FORUM36972"><text:span text:style-name="T1">#</text:span></text:a></text:p>
      <text:p text:style-name="P2">高金的質詢總是這麼動人知性，可惜收到的政治捐獻倒數前三少的可憐。 <text:line-break/>《沒有人，可以出賣我們美好的未來！》 高金素梅總質詢2018.10.05 <text:line-break/>https://youtu.be/wd0Fc4IAdss</text:p>
      <text:p text:style-name="P1">陳真   |  2018.10.06 11:23   |   <text:a xlink:type="simple" xlink:href="http://palinfo.habago.org/Entry?Command=Information_PrintForum&amp;iPage=55#FORUM36971"><text:span text:style-name="T1">#</text:span></text:a></text:p>
      <text:p text:style-name="P3">影片圖片見：https://goo.gl/rjR1W6 <text:line-break/><text:line-break/><text:line-break/>【諾貝爾和平獎】為解救族人 納迪亞．穆拉德不惜一再自揭傷疤 <text:line-break/><text:line-break/>文｜劉瑞芬 <text:line-break/><text:line-break/>2018.10.05 <text:line-break/><text:line-break/>2018年新科諾貝爾和平獎得主納迪亞．穆拉德（Nadia Murad）不惜一再揭開自己的傷口，指證伊斯蘭國暴行的勇氣，激勵了許多她受苦的族人，本刊採訪過一位在台的亞茲迪人胡薩拉（Salal Hasan Khudaida）便在專訪中特別提及穆拉德，他說，「我無法想像她經歷了些什麼，她鼓舞了我們所有人，尤其是倖存者，讓我們覺得我們還有希望。」 <text:line-break/><text:line-break/>「納迪亞受了這麼多苦，我覺得我也必須（為我的族人）做些什麼，」胡薩拉說。 <text:line-break/><text:line-break/>納迪亞2016年上電視受訪，聲淚俱下地控訴當年伊斯蘭國對她族人的暴行。新科諾貝爾和平獎得主納迪亞．穆拉德隸屬於中東一個古老而獨特的群體：亞茲迪。 <text:line-break/><text:line-break/>亞茲迪人屬於庫德族，說庫德語，然而，伊拉克庫德族人多數信奉遜尼派伊斯蘭教，亞茲迪人則自有一套信仰，主要聚居在伊拉克北部的辛賈爾地區（Sinjar）。 <text:line-break/><text:line-break/>他們獨樹一幟的信仰，在環伺的穆斯林之中，顯得更特殊，也讓他們一再遭到邊緣化、暴力相向的命運。抱持激進伊斯蘭教義的「伊斯蘭國（IS）」，便認為亞茲迪人膜拜魔鬼，攻入伊拉克後，立即對亞茲迪人恣意殺害，意圖消滅這個族群。 <text:line-break/><text:line-break/>據統計，2014年8月，IS就殺害了至少3000亞茲迪人，綁架近7000女性。在歷經IS魔掌的亞茲迪人當中，現年25歲的穆拉德（Nadia Murad）是當年慘劇的倖存者之一。 <text:line-break/><text:line-break/>2014年8月15日，IS圍攻納迪亞和家人居住的村莊Kocho，一小時之內，便殺害了村裡312個男性，包括納迪亞的六名兄弟，她目擊了一切。IS把年輕的女孩擄至伊拉克大城摩蘇爾，「分配」給IS的激進份子當性奴隸。 <text:line-break/><text:line-break/>納迪亞落入一名已婚男子手中，在某次試圖逃脫失敗後，她遭到痛毆，並被六名IS激進份子輪暴，以示懲罰。 <text:line-break/><text:line-break/>「他們持續侵犯我的身體，直到我昏過去，」納迪亞在一次受訪時痛苦陳述。YouTube上還可以找到納迪亞回憶那段痛苦回憶時，痛哭到不能自己的畫面。 <text:line-break/><text:line-break/>經過三個月的虐待和折磨，她終於重獲自由，最後在德國尋求庇護。 <text:line-break/><text:line-break/>重獲自由後，納迪亞成了亞茲迪最著名的代言人，四處奔走，要國際社會解救仍落在IS掌控下的亞茲迪女孩，協助依然流離失所的亞茲迪族人。 <text:line-break/><text:line-break/>「我個人的生命暫停了」 <text:line-break/><text:line-break/>去年3月9日，她在聯合國見證IS的暴行，她說，「我身心俱疲，就像Farida、Lamia、Shireen和許多其他出面控訴IS暴行的亞茲迪女孩一樣，為了追求正義公理，我個人的生命暫停了，我沒有專心在自我康復，或設法在我的新國家德國重建生活，我們的決定附帶著很大的代價。」 <text:line-break/><text:line-break/>每一次的演說，納迪亞就得把自己遭到強暴與虐待的遭遇重述一遍，內心沒痊癒的傷口一再被掀開。「在其他被綁架的女性能回歸正常生活、當我的族群有了安頓的處所，以及當我見到這些人為自己的罪行負責時，我才會找回我的人生。」 <text:line-break/><text:line-break/>納迪亞‧穆拉德的勇氣和決心，激勵了許多亞茲迪倖存者。在台的亞茲迪人胡薩拉便在訪問中告訴我們，「我無法想像她經歷了些什麼，她鼓舞了我們所有人，尤其是倖存者，讓我們覺得我們還有希望。」</text:p>
      <text:p text:style-name="P1">陳真   |  2018.10.06 11:12   |   <text:a xlink:type="simple" xlink:href="http://palinfo.habago.org/Entry?Command=Information_PrintForum&amp;iPage=55#FORUM36970"><text:span text:style-name="T1">#</text:span></text:a></text:p>
      <text:p text:style-name="P2">數萬名性暴力受害女性口中的親愛「老爸」：民主剛果的奇蹟醫師慕克維格 <text:line-break/><text:line-break/>風傳媒 <text:line-break/><text:line-break/>李忠謙 <text:line-break/>2018年10月6日 <text:line-break/><text:line-break/>「性侵」這個詞根本不足以形容她們所遭受的苦難，我的生命與她們相比，又有什麼價值呢？ <text:line-break/><text:line-break/>2018年諾貝爾和平獎得主‧慕克維格 <text:line-break/><text:line-break/>來自剛果民主共和國的醫師慕克維格，5日獲得2018年諾貝爾和平獎肯定。他算是「民主剛果之光」嗎？或許是吧，但他的獲獎恐怕難讓國人同感榮耀。因為慕克維格的諾貝爾光環越是耀眼，照見的反倒是民主剛果的傷痛與不堪。 <text:line-break/><text:line-break/>慕克維格的國家經歷長年內戰，交戰各方竟以性暴力作為「武器」，讓許多無辜女性遭到性侵與殺害。慕克維格在前線設立醫院與中途之家，就是專門幫助這些受害者。曾接受其救治的數萬名女性，則親暱的叫這位奇蹟醫生「老爸」（papa） <text:line-break/><text:line-break/>聯合國人權委員會在2014年的報告中指出，民主剛果有73%的成年女性與25%的女童曾經遭受性侵。《美國公共衛生雜誌》（American Journal of Public Health）2011年也披露，根據2006至2007年間的調查，每天平均有1152名婦女遭到性侵，等於每小時就有48名女性遭到強暴，受害者年齡平均只有16歲，甚至連嬰孩都無法倖免。 <text:line-break/><text:line-break/>兩個剛果？ <text:line-break/><text:line-break/>世界上其實有兩個剛果，在非洲中部隔剛果河相對：剛果共和國（首都布拉薩，因此又稱「剛果（布）」）跟剛果民主共和國（首都金夏沙，因此又稱「剛果（金）」，或者「民主剛果」）。慕克維格來自以天然資源豐富見稱的「民主剛果」，包括黃金、鑽石與許多稀有金屬的存量都在全世界名列前茅。不過這非但沒有讓民主剛果成為一個富國，反倒讓鄰國與國內各方勢力眼紅不已，造成戰禍連結，數百萬人流離失所、甚至失去生命，逾八成人口收入落在「絕對貧困線」之下。 <text:line-break/><text:line-break/>身處悲慘的黑暗大陸中央，曾留學法國的醫師慕克維格（Denis Mukwege）不願獨善其身，也沒有離開自己的祖國。慕克維格選擇直面問題，挺身營救被戰亂打入煉獄般人生的女性，除了醫療、安置她們，更協助遭到歧視與遺棄的這些女性重回社會。慕克維格也曾到聯合國呼籲「主持公義」、「儘速逮捕戰犯」，如此勇敢對抗軍閥的義行，也讓慕克維格幾乎命喪槍下，不過這位俠醫仍堅持跟剛果婦女站在一起。 <text:line-break/><text:line-break/>慕克維格2014年就榮獲「沙卡洛夫人權獎」，當初的得獎理由是「表彰他保護生命—尤其是保護婦女生命的不懈奮鬥」。慕克維格4年後再拿下諾貝爾和平獎，諾貝爾獎委員會則說他「致力終結使用性暴力作為戰爭武器的惡行，為保護性暴力的受害者奉獻一生」。 <text:line-break/><text:line-break/>牧師之子，少年立志習醫 <text:line-break/><text:line-break/>現年63歲的慕克維格，出生於剛果一個基督教五旬節派牧師家庭。他從小看父親為人禱告，由於剛果欠缺醫療資源，不少病患經過禱告自然也不見起色。年輕的慕克維格因此決定習醫，他在鄰國蒲隆地的醫學院畢業後，最初在南基伍省首府布卡武（Bukavu）的近郊擔任小兒科醫師，見到許多懷孕婦女因為缺乏照顧，死於難產或者產後傷勢惡化。於是他遠赴法國，在安茹大學（University of Angers）攻讀婦產專科。 <text:line-break/><text:line-break/>從法國學成歸國後，慕克維格就碰上了1996年開始的第一次剛果戰爭。他一開始回到出國前的雷梅拉醫院（Lemera Hospital）服務，但是因為戰火頻仍，他只好搬到布卡武。不過慕克維格並未離開這個交戰熱點，1999年，他就在布卡武籌辦潘茲醫院（Panzi Hospital），原想為人接生、或者提供生產性廔管（obstetric fistula）等手術，降低婦女的難產死亡率。但是當醫院正式開張，慕克維格卻在這裡遇見了在戰爭中遭受性侵的第一個病人。 <text:line-break/><text:line-break/>盧安達大屠殺與民主剛果 <text:line-break/><text:line-break/>盧安達大屠殺的受害者遺骨，防腐處理後被保存在博物館中。（維基百科公有領域） <text:line-break/><text:line-break/>1994年，盧安達發生胡圖族人（Hutu）對圖西族人（Tutsi）的大屠殺，後來圖西族奪回政權，擔心被報復的胡圖族大舉流離異國。與盧安達相鄰的民主剛果，就是在此時迎來大量的胡圖族難民，但盧安達的武裝分子也趁此時進駐民主剛果東部。過去20年，民主剛果的政府軍與胡圖族叛軍衝突不斷，女性也淪為暴力性侵的犧牲品。慕克維格所在的南基伍省，恰好與盧安達國境接壤，加上南基伍省的礦產豐富，都是此地戰亂不絕的原因。 <text:line-break/><text:line-break/>「性暴力根本被當成戰爭武器」 <text:line-break/><text:line-break/>慕克維格說，這位病患的直腸、陰道當時被尖刀刺穿得血肉模糊，他十年行醫從未見過此等慘狀。隨著內戰持續，這類病患越來越多。慕克維格說，送到他醫院的受害者，經常來自交戰城鎮，而且全身赤裸、血肉模糊。在這個幾乎被現代世界遺忘的非洲大陸，慕克維格發現性暴力根本是被武裝團體當成「戰爭武器」，這讓他決定投身於受害婦女的保護與醫療工作。如今潘茲醫院已經收治超過8萬5千名病患，其中超過5萬人都是性暴力的受害者，經常伴隨嚴重的生殖器外傷。 <text:line-break/><text:line-break/>「我見過刺刀的刀身沒入陰道、病患的外陰部遭到槍擊。有受害者在家人面前遭到性侵，甚至有受害者的家人被武裝分子強迫參與性侵。」 <text:line-break/><text:line-break/>慕克維格對法國媒體《新觀察家》（L'Obs）敘述受害婦女的慘狀 <text:line-break/><text:line-break/>慕克維格有時得工作18個小時，一天要縫補十多個女性的陰部傷口，他也公認是治療性侵受害者外傷的專家。他所收治的病人多數無家可歸，她們被家族村落視為恥辱，有些人全家被殺光，也有人病重無法自理。 <text:line-break/><text:line-break/>慕克維格不只是醫治病人，更成立基金會，募款籌設中途之家，協助照顧、教育、安置這些女性受害者，提供她們心理諮商、為期12個月的識字與算術課。潘茲基金會甚至有微型貸款，還協助受害者對性侵者提告。 <text:line-break/><text:line-break/>慕克維格知道，這些遭遇生命極大創痛的民主剛果女性，需要的不只是身體上的醫療。她們還需要心理上的陪伴，甚至社會系統的支持。他希望離開潘茲的病患，不僅僅肉體上的創傷痊癒了，從此也能在社會上勇敢自立。 <text:line-break/><text:line-break/>慕克維格2012年9月曾赴聯合國人權調查委員會提供證詞，當時他說：「我很希望說，很榮幸代表自己的國家來到這裡，但是我沒辦法。我的心情非常沈重，真正讓我感到光榮的，是能跟勇敢的受害婦女站在一起，她們不管怎麼樣都堅強挺立。」「我們不需要更多的證據，必須儘速採取行動，逮捕那些違反人類罪的人，因為公義無可妥協！」 <text:line-break/><text:line-break/>躲過死劫，卻抵不過病人呼喚 <text:line-break/><text:line-break/>慕克維格的主張，讓他成為剛果武裝勢力的公敵，也幫自己與家人種下殺機。赴聯合國作證，再到歐洲演講返國後，5名持槍歹徒闖入他家，最後他的警衛被槍殺，慕克維格則奇蹟似地逃過死劫。在生命威脅下，慕克維格舉家遷往歐洲避難。但是布卡武的婦女都連署請願希望他回來，甚至賣水果蔬菜籌款幫他買機票。抵不過病人的呼喚，慕克維格在2013年1月14日返抵國門，《紐約時報》當時報導，許多剛果女性都到場迎接，「彷彿英雄歸來」。 <text:line-break/><text:line-break/>慕克維格所經營的潘茲醫院如今有450個床位、370名醫護人員，其中250個床位保留給性侵受害者。由於不是每個病患都能支付醫藥費，潘茲醫院總是面臨經費與人員短缺。慕克維格對於性侵問題曾經表示：「由於（內戰連年）性侵在我們國家根本不會被追訴，性侵犯也認為他們可以為所欲為。」民主剛果政府2014年終於受理135名婦女提起的集體訴訟，起訴39名軍人，但判決結果僅有2人被定罪。慕克維格說：「如果性侵持續發生，沒有任何人受到制裁，那麼這一切的公義在哪裡？」 <text:line-break/><text:line-break/>潘茲醫院的醫療人員正在照顧病人。（潘茲基金會官網） <text:line-break/><text:line-break/>「她們終於被世人所知，我能看到她們有多高興」 <text:line-break/><text:line-break/>在一點都沒有自由民主氣息的「民主剛果」，一直有傳言慕克維格會出來競選總統。由於民主剛果今年12月23日就要舉行總統大選，這項說法再度甚囂塵上，逼得慕克維格今年8月7日召開記者會自清。這位許多布卡武女性口中的「老爸」說：「我們國家還無法舉行一場自由、可信的和平選舉，我也不會參選總統。」 <text:line-break/><text:line-break/>慕克維格對角逐大位沒有興趣，因為他的心始終掛念著遭到戰爭傷害的無辜女性。事實上，當慕克維格接到獲得諾貝爾和平獎的消息，他才剛開完當天第二檯手術。他說醫院裡的人開始騷動，有人還哭了，後來才搞清楚自己拿到諾貝爾獎。談到獲獎的感受，他還是心心念念他的病人：「我可以在許多女性的臉上看見她們有多高興，因為她們終於被世人所知，這真的非常感人。」</text:p>
      <text:p text:style-name="P1">陳真   |  2018.10.06 01:02   |   <text:a xlink:type="simple" xlink:href="http://palinfo.habago.org/Entry?Command=Information_PrintForum&amp;iPage=55#FORUM36969"><text:span text:style-name="T1">#</text:span></text:a></text:p>
      <text:p text:style-name="P3">【重磅快評】小心！台海軍演這盤大棋衝著島內選舉而來 <text:line-break/><text:line-break/>2018-10-05 <text:line-break/><text:line-break/>聯合報 主筆室 <text:line-break/><text:line-break/>昨天CNN的報導看來是真的，十一月份美軍真要在台海與南海軍演。而十一月剛好碰上美國國會的期中選舉以及台灣的地方大選，但這場軍演究竟是衝著哪一場選舉？ <text:line-break/><text:line-break/>美國期中選舉是在十一月六日投票，軍演除非在十月就上場，否則弄到十一月初，要想讓抗中情緒在投票時徹底發酵，真的很難。那麼，十一月初軍演的時段對共和黨的大選選情既未真的有利，恐怕目的就不是為了期中選舉，而是另有他圖。 <text:line-break/><text:line-break/>可以想像，軍演的位置就在台灣海峽，它若有任何的政治效應，對哪一場選舉的作用最大？當然是台灣島內的這場選舉！可以說，川普未必是在幫自己，而是在幫小英。至少，是在幫美國在整個圍堵中國的戰線上，不致出現缺口。 <text:line-break/><text:line-break/>此刻呈現的年底選舉形勢是，蔡英文的政府面臨了艱困的局面，高雄市甚至有丟掉廿年長期執政的可能，台中市也未必保得住，而首都之戰柯文哲若再次連任，其政治聲勢將遽然升高，成為問鼎大位的熱門人選，而蔡英文若失去高雄或台中任何一都，都將形同跛腳，此消彼長之下，2020年的總統大選，蔡英文政權將岌岌可危！ <text:line-break/><text:line-break/>誰都知道，北京是在心照不宣地暗挺柯文哲，如果年底選舉導致了2020年柯上蔡下的形勢，無異於讓台灣突然成了以圍堵中國為目標的印太戰略上的一個無可彌補的缺口，讓它門戶洞開，為了避免出現這個格局，美國此刻就必須有所作為。 <text:line-break/><text:line-break/>美軍在此刻於台海演習，當然可以在島內召喚出更強大的抗中情緒，這一年餘以來因蔡政府政經頹敗情勢而頗為瑟縮、沮喪的支持者，將大受鼓舞而在投票日大量甚至全數歸隊！而柯文哲將在這一波軍演形勢的催化下，對「兩岸一家親」等的理念或措詞將更為保守甚而噤聲，這也將讓他流失選票。 <text:line-break/><text:line-break/>如果這一著棋一走，蔡英文成功保住各都，民進黨將至少維繫住現有的執政基礎，並獲得繼續抗中的正當性，柯文哲就算連任成功，也未必能輕易威脅蔡英文；而如果柯文哲還因此落選，那軍演的政治任務可謂就是大獲全勝了。 <text:line-break/><text:line-break/>套句對岸很喜愛使用的修辭：川普在下一盤很大的棋，軍演的目的恐怕並不在於川普自己迫在眉睫的期中選舉，而在於這一個對整個美國的新圍堵戰略上不可或缺的島嶼上。 <text:line-break/><text:line-break/>當然，對岸也早就在下著他的那盤棋，君不見大陸自六月下旬以後，就不再機艦繞台了，現在美國要來一場軍演，恐怕也是想要再逼出對岸的繞台機群與艦隊，但北京會不會上當？爾虞我詐的形勢，看倌且繼續看下去！</text:p>
      <text:p text:style-name="P1">lbboy.ethan   |  2018.10.01 23:25   |   <text:a xlink:type="simple" xlink:href="http://palinfo.habago.org/Entry?Command=Information_PrintForum&amp;iPage=55#FORUM36968"><text:span text:style-name="T1">#</text:span></text:a></text:p>
      <text:p text:style-name="P2">絕對的價值觀+視死如歸 不是一種好的特質。 堅固的己見跟自己要對抗的有很大的相似處，是對立的兩面，也是對立的原因。 <text:line-break/><text:line-break/>我相信林義雄先生的真誠。 他的堅固。 但這種是觀念確是事物對立的源頭。 對世界並不總是帶來益處。有時也會變成自己所想要對抗的對象，而無法察覺，只是立場不一樣。</text:p>
      <text:p text:style-name="P4"/>
      <text:p text:style-name="P1">陳真   |  2018.10.01 20:32   |   <text:a xlink:type="simple" xlink:href="http://palinfo.habago.org/Entry?Command=Information_PrintForum&amp;iPage=56#FORUM36967"><text:span text:style-name="T1">#</text:span></text:a></text:p>
      <text:p text:style-name="P2">支持以核養綠公投 (十三) <text:line-break/><text:line-break/>陳真 <text:line-break/><text:line-break/>2018.10. 01. <text:line-break/><text:line-break/>任何一個人，不管他支持或反對一些什麼，造謠就是造謠，任何卑鄙的手段或抹黑謠言，都不會因為目的的神聖而被美化。如果我們無法堅持這樣的基本態度，那麼，我們的一切作為將失去意義，因為我們和他們將沒有任何不同。 <text:line-break/><text:line-break/>稍微懂得一點台灣政治的人必然都會知道林義雄是一個什麼樣的人，正直無私，超越生死，強烈的利他精神與憐憫。在台灣，任何人講說要絕食我都不會相信，我知道人們的所謂絕食其實就只是 "餓個幾天" 的同義詞；雖然也值得嘉許，但那畢竟不是絕食，那只是有限度的禁食。 <text:line-break/><text:line-break/>但是林義雄不一樣，當他說要絕食時，就必然是絕食至死，除非他所設定的目標達成。萬一目標無法達成，也不會有人敢對他強制灌食，因為那只會讓他立即求死。絕食過程中，僅僅喝水，否則哪叫絕食？我敢公開發誓，如果有人能證明他偷喝什麼豆漿或偷吃食物，我就一刀刺碎自己的心。因為，倘若像林義雄這樣一個人都不可信，世上將無可信之人，活著還有什麼意思呢？ <text:line-break/><text:line-break/>人活著，總是希望世上仍有同類，因為孤獨是很可悲的事，彷彿面對一個看不見盡頭的漫長黑夜。 <text:line-break/><text:line-break/>在島內，所謂公眾理想事業，往往浮誇造作，極盡輕薄之能事，實在令人厭煩至極。 <text:line-break/><text:line-break/>================ <text:line-break/>以核養綠重回中選會絕食 採林義雄標準可以喝豆漿 <text:line-break/><text:line-break/>2018年10月01日 <text:line-break/><text:line-break/>中時電子報 邱文秀 <text:line-break/><text:line-break/>黃士修剛在臉書宣布「以核養綠@中選會：林義雄絕食豆漿營，元氣開幕！」，有別於之前的長時間只喝水絕食，本次為了擴大民眾下班下課後參與，將採取林義雄標準，可以補充豆漿等飲料，並以5小時為一單位，每日發給林義雄單位貼紙和紀念證書。 <text:line-break/><text:line-break/>黃士修之前絕食送醫兩小時前還在臉書「核能流言終結者聊天室」發文「好啦，其實有件事我有點X。我絕食之後才知道林義雄當年絕食可以喝豆漿，TNND我只喝水耶！如果可以喝豆漿，我隨便都可以絕食一個暑假吧。」</text:p>
      <text:p text:style-name="P1">陳真   |  2018.10.01 19:44   |   <text:a xlink:type="simple" xlink:href="http://palinfo.habago.org/Entry?Command=Information_PrintForum&amp;iPage=56#FORUM36966"><text:span text:style-name="T1">#</text:span></text:a></text:p>
      <text:p text:style-name="P3">支持以核養綠公投 (十二) <text:line-break/><text:line-break/>陳真 <text:line-break/><text:line-break/>2018.10. 01. <text:line-break/><text:line-break/>林義雄的力量之 "可怕"，在於他言出必行，視死如歸。我們不一定需要擁有跟他一樣的絕對主義與烈士精神，但你很難否認，惟有 "當真" (seriousness) 才是人事物之所以能夠成就的一個根本；我相信，即便是在極度庸俗化、政治娛樂化、萬般價值遭到毀棄與嘲諷的台灣，這仍然會是個真理。 <text:line-break/><text:line-break/>大約1990 年左右，林義雄結束四年的遊學返台定居時，一生四次入獄、坐牢二十幾年的黃華，剛好因為主張台獨而第四度面臨叛亂罪被捕入獄。林義雄寫了一篇文章叫"監獄是理想家的宮殿"，"恭賀" 黃華的四度入獄；文章中並譴責那些只想著選舉的人，儘管位高權重，其實只是浩瀚歷史中無足輕重的 "跳樑小丑"。 <text:line-break/><text:line-break/>林義雄的 "危害"，在於他的絕對主義，在於他對於何者為真理之強烈的主觀認定，而不在於其烈士作為，更不在於他以命相許的當真態度。 如果有所謂 "林義雄的絕食標準"，毫無一絲疑問，那就是絕食至死！ <text:line-break/><text:line-break/>我幾乎可以斷言，所謂 "以核養綠" 公投，如果再這樣言語浮誇地搞下去，它很快就會成為一場玩笑，一個無足輕重的泡沫。 <text:line-break/><text:line-break/>島內選舉往往旨在造勢，比形式，比花樣，比賽看誰的花招多，話題旺，吸睛，人氣，酷炫好玩等等，以決定勝負。但是這樣一種過程及其勝負，卻不會給社會帶來任何深遠的正面影響，泡沫再大，依然泡沫。 <text:line-break/><text:line-break/>我知道大多數人很精明，不會相信這種 "迂腐" 的鬼話。但是，套句蘇格拉底臨死前所講的話： <text:line-break/><text:line-break/>"The hour of departure has arrived, and we go our ways - I to die, and you to live. Which is better God only knows." ("永別了，我們各走各的路吧。我奔向死亡，而各位依舊活者，究竟走哪一條路比較好呢？惟有上帝知曉。 ") <text:line-break/><text:line-break/>再套一段林義雄翻譯聖法蘭西斯的禱告文。他把這段祈禱文刻在林家祖孫墓園的石碑上： <text:line-break/><text:line-break/>主啊！ <text:line-break/>求你讓我成為你和平的器具 <text:line-break/>在仇恨的地方，撒下愛的種子； <text:line-break/>在有懷疑之處，使人篤信不移； <text:line-break/>絕望中，帶來希望； <text:line-break/>黑暗裏，透露曙光； <text:line-break/>在那憂傷之地，散發喜悅 <text:line-break/><text:line-break/>主啊！ <text:line-break/>求你讓我能不求別人的安慰，而能安慰別人； <text:line-break/>不求別人的了解，而能了解別人； <text:line-break/>不求別人的愛，而能愛人； <text:line-break/>在給予中，我們有所收穫； <text:line-break/>赦免別人的同時，我們也將得到赦免； <text:line-break/>當我們死的時候，要活在那永遠的世界。 <text:line-break/><text:line-break/>============ <text:line-break/>以核養綠公投重返中選會 黃士修展開「林義雄絕食豆漿營」 <text:line-break/><text:line-break/>2018-10-01 <text:line-break/>聯合報 記者王寓中╱即時報導 <text:line-break/><text:line-break/>「以核養綠」公投領銜提案人黃士修9月14日 因補送連署書遭中選會拒絕，憤而在中選會前絕食抗議，最後絕食逾140小時送醫。黃士修稍早再度率領支持者，重返中選會前，並且宣布從今晚開始，開辦「林義雄絕食豆漿營」，比照林義雄當年為推動公投法修法進行的5小時豆漿絕食模式，每天晚上在中選會前只喝豆漿也進行5小時絕食，週末還要開辦「民主辦桌」。 <text:line-break/><text:line-break/>黃士修稍早在核能流言終結者臉書貼文指出，有別於之前的長時間只喝水絕食，這次為了擴大民眾下班下課後參與，將採取林義雄標準，可以補充豆漿等飲料，並以5小時為一單位，每日發給林義雄單位貼紙和紀念證書。 <text:line-break/><text:line-break/>黃士修在臉書貼文後，已與近十位朋友重返中選會前，他表示，從今天晚上開始，將比照林義雄豆漿絕食模式，每天晚上號召支持者加入，一起進行5小時只喝豆漿的絕食抗議行動，直到中選會審查通過以核養綠的公投案為止。 <text:line-break/><text:line-break/>黃士修等人今天晚上將再度在中選會前繫上黃絲帶，預計在每天晚上5時到10時進行5小時豆漿絕食的行動。另外，到了週未的週六或週日，不但不絕食，還要開辦「民主辦桌」，直接在中選會前找人辦桌，辦流水席。 <text:line-break/><text:line-break/>黃士修表示，喝豆漿5小時絕食、民主辦桌，就是要以諷刺，但改走溫韾、歡樂、平和的路線，進一步向中選會表達最無言的抗議，同時未來也不排除將在全國各縣市的車站或捷運站公共場合，一起舉辦5小時豆漿絕食和民主辦桌的活動。 <text:line-break/><text:line-break/>另外，現場也提供廢除電業法2025非核條款的提案書和連署書，黃士修表示，如果中選後最後刁難不讓以核養綠公投併年底大選舉行，連署作業也絕不會終止，而是重新持續啟動，明年一定捲土重來，要再併2020總統大選舉行公投，不會向中選會和蔡政府屈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